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ookman BT S.O.Cist." svg:font-family="'Bookman BT S.O.Cist.'" style:font-pitch="variable"/>
    <style:font-face style:name="Bookman BT S.O.Cist.:liga=0" svg:font-family="'Bookman BT S.O.Cist.:liga=0'" style:font-pitch="variable"/>
    <style:font-face style:name="Cloister" svg:font-family="Cloister" style:font-pitch="variable"/>
    <style:font-face style:name="LTC Ornamental Initials1" svg:font-family="'LTC Ornamental Initials'" style:font-adornments="Běžné"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8.904cm" fo:margin-left="-0.684cm" fo:margin-top="0cm" fo:margin-bottom="0cm" table:align="left" style:writing-mode="lr-tb"/>
    </style:style>
    <style:style style:name="Tabulka1.A" style:family="table-column">
      <style:table-column-properties style:column-width="9.372cm"/>
    </style:style>
    <style:style style:name="Tabulka1.B" style:family="table-column">
      <style:table-column-properties style:column-width="9.532cm"/>
    </style:style>
    <style:style style:name="Tabulka1.1" style:family="table-row">
      <style:table-row-properties fo:keep-together="auto"/>
    </style:style>
    <style:style style:name="Tabulka1.A1" style:family="table-cell">
      <style:table-cell-properties fo:padding-left="0.199cm" fo:padding-right="0.199cm" fo:padding-top="0.101cm" fo:padding-bottom="0.101cm" fo:border="none"/>
    </style:style>
    <style:style style:name="P1"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2" style:family="paragraph" style:parent-style-name="Table_20_Contents">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3"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4"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0f0466" style:font-size-asian="12pt"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c5272e"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Table_20_Contents">
      <style:paragraph-properties fo:text-align="justify" style:justify-single-word="false" fo:hyphenation-ladder-count="3"/>
      <style:text-properties style:font-name="Linux Libertine S.O.Cist.1" fo:font-size="12pt" style:font-size-asian="12pt"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2" style:family="paragraph" style:parent-style-name="Table_20_Contents">
      <style:paragraph-properties fo:text-align="center"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3" style:family="paragraph" style:parent-style-name="Table_20_Contents">
      <style:paragraph-properties fo:text-align="justify" style:justify-single-word="false" fo:hyphenation-ladder-count="3"/>
      <style:text-properties style:font-name="Linux Libertine S.O.Cist.1" fo:font-size="12pt" fo:language="la" fo:country="none" style:font-size-asian="12pt" fo:hyphenate="true" fo:hyphenation-remain-char-count="2" fo:hyphenation-push-char-count="2" loext:hyphenation-no-caps="false"/>
    </style:style>
    <style:style style:name="P14"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2" loext:hyphenation-no-caps="false"/>
    </style:style>
    <style:style style:name="P16"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1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d8cad" style:font-size-asian="12pt" fo:hyphenate="true" fo:hyphenation-remain-char-count="2" fo:hyphenation-push-char-count="2" loext:hyphenation-no-caps="false"/>
    </style:style>
    <style:style style:name="P18"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19" style:family="paragraph" style:parent-style-name="Table_20_Contents">
      <style:paragraph-properties fo:text-align="center" style:justify-single-word="false" fo:hyphenation-ladder-count="3"/>
      <style:text-properties style:font-name="Linux Libertine S.O.Cist.1" officeooo:paragraph-rsid="00144fc6"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727bd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3"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818e2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4"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26" style:family="paragraph" style:parent-style-name="Table_20_Contents">
      <style:paragraph-properties fo:text-align="center" style:justify-single-word="false" fo:hyphenation-ladder-count="3"/>
      <style:text-properties fo:color="#ff0000" loext:opacity="100%" style:font-name="Linux Libertine S.O.Cist." fo:font-size="12pt" fo:letter-spacing="0.035cm" fo:language="la" fo:country="VA" officeooo:rsid="005ad912" officeooo:paragraph-rsid="005ad912" style:font-size-asian="14pt" style:language-asian="zh" style:country-asian="CN" style:font-size-complex="12pt" style:language-complex="hi" style:country-complex="IN" style:font-weight-complex="bold" fo:hyphenate="true" fo:hyphenation-remain-char-count="2" fo:hyphenation-push-char-count="2" loext:hyphenation-no-caps="false"/>
    </style:style>
    <style:style style:name="P27" style:family="paragraph" style:parent-style-name="Table_20_Contents">
      <style:paragraph-properties fo:text-align="center" style:justify-single-word="false" fo:hyphenation-ladder-count="3"/>
      <style:text-properties fo:color="#ff0000" loext:opacity="100%" style:font-name="Linux Libertine S.O.Cist." fo:font-size="12pt" fo:letter-spacing="normal" fo:language="la" fo:country="VA" officeooo:rsid="005ad912" officeooo:paragraph-rsid="005ad912" style:font-size-asian="14pt" style:language-asian="zh" style:country-asian="CN" style:font-size-complex="12pt" style:language-complex="hi" style:country-complex="IN" style:font-weight-complex="bold" fo:hyphenate="true" fo:hyphenation-remain-char-count="2" fo:hyphenation-push-char-count="2" loext:hyphenation-no-caps="false"/>
    </style:style>
    <style:style style:name="P2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weight="normal" officeooo:paragraph-rsid="0043d9af"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2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weight="normal" officeooo:paragraph-rsid="00144fc6"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30"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officeooo:paragraph-rsid="000f0466"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3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2"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3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style:font-size-asian="12pt"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fo:font-style="normal"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36"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2" loext:hyphenation-no-caps="false"/>
    </style:style>
    <style:style style:name="P37" style:family="paragraph" style:parent-style-name="Table_20_Contents">
      <style:paragraph-properties fo:text-align="center" style:justify-single-word="false" fo:hyphenation-ladder-count="3"/>
      <style:text-properties style:font-name="Cloister" fo:font-size="18pt" style:font-size-asian="16pt" style:font-size-complex="16pt" fo:hyphenate="true" fo:hyphenation-remain-char-count="2" fo:hyphenation-push-char-count="2" loext:hyphenation-no-caps="false"/>
    </style:style>
    <style:style style:name="P38" style:family="paragraph" style:parent-style-name="Table_20_Contents">
      <style:paragraph-properties fo:text-align="center" style:justify-single-word="false" fo:hyphenation-ladder-count="3"/>
      <style:text-properties style:font-name="Cloister" fo:font-size="18pt" officeooo:paragraph-rsid="00144fc6" style:font-size-asian="16pt" style:font-size-complex="16pt" fo:hyphenate="true" fo:hyphenation-remain-char-count="2" fo:hyphenation-push-char-count="2" loext:hyphenation-no-caps="false"/>
    </style:style>
    <style:style style:name="P39" style:family="paragraph" style:parent-style-name="Table_20_Contents">
      <style:paragraph-properties fo:line-height="115%" fo:text-align="center" style:justify-single-word="false" fo:hyphenation-ladder-count="3"/>
      <style:text-properties style:font-name="Cloister" fo:font-size="18pt" style:font-size-asian="16pt" style:font-size-complex="16pt" fo:hyphenate="true" fo:hyphenation-remain-char-count="2" fo:hyphenation-push-char-count="2" loext:hyphenation-no-caps="false"/>
    </style:style>
    <style:style style:name="P40" style:family="paragraph" style:parent-style-name="Table_20_Contents">
      <style:paragraph-properties fo:text-align="center" style:justify-single-word="false" fo:hyphenation-ladder-count="3"/>
      <style:text-properties style:font-name="Bookman BT S.O.Cist.:liga=0" fo:font-size="12pt" fo:language="la" fo:country="VA" fo:font-weight="normal"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41"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c5272e"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42"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c78588"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43"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cc6a2d"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44" style:family="paragraph" style:parent-style-name="Table_20_Contents">
      <style:paragraph-properties fo:text-align="center" style:justify-single-word="false" fo:hyphenation-ladder-count="3"/>
      <style:text-properties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style:font-name="Bookman BT S.O.Cist." fo:font-size="14pt" fo:letter-spacing="0.035cm" fo:language="la" fo:country="VA" officeooo:rsid="005ad912" officeooo:paragraph-rsid="00a081af" style:font-size-asian="12pt" style:language-asian="zh" style:country-asian="CN" style:font-size-complex="12pt" style:language-complex="hi" style:country-complex="IN" style:font-weight-complex="bold"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style:font-name="Bookman BT S.O.Cist." fo:font-size="14pt" fo:letter-spacing="0.035cm" fo:language="la" fo:country="VA" officeooo:rsid="005ad912" officeooo:paragraph-rsid="005ad912" style:font-size-asian="12pt" style:language-asian="zh" style:country-asian="CN" style:font-size-complex="12pt" style:language-complex="hi" style:country-complex="IN" style:font-weight-complex="bold"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11a43db" style:font-size-asian="12pt" style:language-asian="zh" style:country-asian="CN" style:language-complex="hi" style:country-complex="IN"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833e09" style:font-size-asian="12pt" style:language-asian="zh" style:country-asian="CN" style:language-complex="hi" style:country-complex="IN"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86cee2" style:font-size-asian="12pt" style:language-asian="zh" style:country-asian="CN" style:language-complex="hi" style:country-complex="IN"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c69ae3" style:font-size-asian="12pt" style:language-asian="zh" style:country-asian="CN" style:language-complex="hi" style:country-complex="IN" fo:hyphenate="true" fo:hyphenation-remain-char-count="2" fo:hyphenation-push-char-count="2" loext:hyphenation-no-caps="false"/>
    </style:style>
    <style:style style:name="P52" style:family="paragraph" style:parent-style-name="Table_20_Contents">
      <style:paragraph-properties fo:margin-left="0cm" fo:margin-right="0cm" fo:margin-top="0cm" fo:margin-bottom="0cm" style:contextual-spacing="false" fo:line-height="100%" fo:text-align="center" style:justify-single-word="false" fo:hyphenation-ladder-count="3" fo:text-indent="0cm" style:auto-text-indent="false"/>
      <style:text-properties fo:color="#00000a" loext:opacity="100%" style:font-name="Bookman BT S.O.Cist." fo:font-size="14pt" fo:language="la" fo:country="VA" fo:font-weight="normal" officeooo:rsid="00356937" officeooo:paragraph-rsid="00356937"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53" style:family="paragraph" style:parent-style-name="Table_20_Contents">
      <style:paragraph-properties fo:margin-left="0cm" fo:margin-right="0cm" fo:margin-top="0cm" fo:margin-bottom="0cm" style:contextual-spacing="false" fo:line-height="100%" fo:text-align="center" style:justify-single-word="false" fo:hyphenation-ladder-count="3" fo:text-indent="0cm" style:auto-text-indent="false"/>
      <style:text-properties fo:color="#ff0000" loext:opacity="100%" style:font-name="Linux Libertine S.O.Cist.1" fo:font-size="12pt" fo:language="la" fo:country="VA" fo:font-weight="normal" officeooo:rsid="00356937" officeooo:paragraph-rsid="00356937"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5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4eb7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4eb7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6622d" style:font-size-asian="12pt" style:font-size-complex="12pt" fo:hyphenate="true" fo:hyphenation-remain-char-count="2" fo:hyphenation-push-char-count="2" loext:hyphenation-no-caps="false"/>
    </style:style>
    <style:style style:name="P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e6d89" style:font-size-asian="12pt" style:font-size-complex="12pt" fo:hyphenate="true" fo:hyphenation-remain-char-count="2" fo:hyphenation-push-char-count="2" loext:hyphenation-no-caps="false"/>
    </style:style>
    <style:style style:name="P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fb625" style:font-size-asian="12pt" style:font-size-complex="12pt" fo:hyphenate="true" fo:hyphenation-remain-char-count="2" fo:hyphenation-push-char-count="2" loext:hyphenation-no-caps="false"/>
    </style:style>
    <style:style style:name="P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14eb79" style:font-size-asian="12pt" style:font-size-complex="12pt"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497379" style:font-size-asian="12pt" style:font-size-complex="12pt"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727bd4" style:font-size-asian="12pt" style:font-size-complex="12pt" fo:hyphenate="true" fo:hyphenation-remain-char-count="2" fo:hyphenation-push-char-count="2" loext:hyphenation-no-caps="false"/>
    </style:style>
    <style:style style:name="P6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b225a" style:font-size-asian="12pt" style:font-size-complex="12pt" fo:hyphenate="true" fo:hyphenation-remain-char-count="2" fo:hyphenation-push-char-count="2" loext:hyphenation-no-caps="false"/>
    </style:style>
    <style:style style:name="P6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dbb8a8" style:font-size-asian="12pt" style:font-size-complex="12pt" fo:hyphenate="true" fo:hyphenation-remain-char-count="2" fo:hyphenation-push-char-count="2" loext:hyphenation-no-caps="false"/>
    </style:style>
    <style:style style:name="P7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b225a" style:font-size-asian="12pt" style:font-size-complex="12pt" fo:hyphenate="true" fo:hyphenation-remain-char-count="2" fo:hyphenation-push-char-count="2" loext:hyphenation-no-caps="false"/>
    </style:style>
    <style:style style:name="P7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4a9b7b" style:font-size-asian="12pt" style:font-size-complex="12pt" fo:hyphenate="true" fo:hyphenation-remain-char-count="2" fo:hyphenation-push-char-count="2" loext:hyphenation-no-caps="false"/>
    </style:style>
    <style:style style:name="P7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744044" style:font-size-asian="12pt" style:font-size-complex="12pt" fo:hyphenate="true" fo:hyphenation-remain-char-count="2" fo:hyphenation-push-char-count="2" loext:hyphenation-no-caps="false"/>
    </style:style>
    <style:style style:name="P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dd49ab" style:font-size-asian="12pt" style:font-size-complex="12pt" fo:hyphenate="true" fo:hyphenation-remain-char-count="2" fo:hyphenation-push-char-count="2" loext:hyphenation-no-caps="false"/>
    </style:style>
    <style:style style:name="P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officeooo:paragraph-rsid="0036622d" fo:hyphenate="true" fo:hyphenation-remain-char-count="2" fo:hyphenation-push-char-count="2" loext:hyphenation-no-caps="false"/>
    </style:style>
    <style:style style:name="P7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0f0466" fo:hyphenate="true" fo:hyphenation-remain-char-count="2" fo:hyphenation-push-char-count="2" loext:hyphenation-no-caps="false"/>
    </style:style>
    <style:style style:name="P7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fb625" fo:hyphenate="true" fo:hyphenation-remain-char-count="2" fo:hyphenation-push-char-count="2" loext:hyphenation-no-caps="false"/>
    </style:style>
    <style:style style:name="P7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e6d89"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6622d" style:font-size-asian="12pt" style:font-size-complex="12pt"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483795" style:font-size-asian="12pt" style:font-size-complex="12pt"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b225a" style:font-size-asian="12pt" style:font-size-complex="12pt" fo:hyphenate="true" fo:hyphenation-remain-char-count="2" fo:hyphenation-push-char-count="2" loext:hyphenation-no-caps="false"/>
    </style:style>
    <style:style style:name="P8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b225a" style:font-size-asian="12pt" style:font-size-complex="12pt" fo:hyphenate="true" fo:hyphenation-remain-char-count="2" fo:hyphenation-push-char-count="2" loext:hyphenation-no-caps="false"/>
    </style:style>
    <style:style style:name="P82"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83"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84"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0f0466" style:font-size-asian="12pt" fo:hyphenate="true" fo:hyphenation-remain-char-count="2" fo:hyphenation-push-char-count="2" loext:hyphenation-no-caps="false"/>
    </style:style>
    <style:style style:name="P8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3e6d89" fo:hyphenate="true" fo:hyphenation-remain-char-count="2" fo:hyphenation-push-char-count="2" loext:hyphenation-no-caps="false"/>
    </style:style>
    <style:style style:name="P86"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ae4243"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89" style:family="paragraph" style:parent-style-name="Table_20_Contents">
      <loext:graphic-properties draw:fill-hatch-name="hatch"/>
      <style:paragraph-properties fo:text-align="justify" style:justify-single-word="false" fo:hyphenation-ladder-count="4">
        <style:drop-cap style:lines="3" style:style-name="Iniciály_20_Velké"/>
      </style:paragraph-properties>
      <style:text-properties fo:hyphenate="true" fo:hyphenation-remain-char-count="2" fo:hyphenation-push-char-count="2" loext:hyphenation-no-caps="false"/>
    </style:style>
    <style:style style:name="P9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1"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2"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3"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95"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6"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7" style:family="paragraph" style:parent-style-name="Table_20_Contents">
      <loext:graphic-properties draw:fill-hatch-name="hatch"/>
      <style:paragraph-properties fo:text-align="justify" style:justify-single-word="false" fo:hyphenation-ladder-count="4">
        <style:drop-cap style:lines="3" style:style-name="Iniciály_20_Velké"/>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9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paragraph-rsid="0051b41e" fo:hyphenate="true" fo:hyphenation-remain-char-count="2" fo:hyphenation-push-char-count="2" loext:hyphenation-no-caps="false"/>
    </style:style>
    <style:style style:name="P10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hyphenate="true" fo:hyphenation-remain-char-count="2" fo:hyphenation-push-char-count="2" loext:hyphenation-no-caps="false"/>
    </style:style>
    <style:style style:name="P10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103" style:family="paragraph" style:parent-style-name="Table_20_Contents">
      <style:paragraph-properties fo:text-align="justify" style:justify-single-word="false" fo:hyphenation-ladder-count="3"/>
      <style:text-properties style:font-name="Linux Libertine S.O.Cist.1" fo:font-size="12pt" style:font-size-asian="12pt" fo:hyphenate="true" fo:hyphenation-remain-char-count="2" fo:hyphenation-push-char-count="2" loext:hyphenation-no-caps="false"/>
    </style:style>
    <style:style style:name="P10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style:font-size-asian="12pt" fo:hyphenate="true" fo:hyphenation-remain-char-count="2" fo:hyphenation-push-char-count="2" loext:hyphenation-no-caps="false"/>
    </style:style>
    <style:style style:name="P10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style:font-size-asian="12pt" style:font-size-complex="12pt" fo:hyphenate="true" fo:hyphenation-remain-char-count="2" fo:hyphenation-push-char-count="2" loext:hyphenation-no-caps="false"/>
    </style:style>
    <style:style style:name="P106"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7" style:family="paragraph" style:parent-style-name="Table_20_Contents">
      <style:paragraph-properties fo:text-align="justify" style:justify-single-word="false" fo:hyphenation-ladder-count="3"/>
      <style:text-properties style:font-name="Linux Libertine S.O.Cist.1" fo:font-size="12pt" fo:language="la" fo:country="none" style:font-size-asian="12pt" fo:hyphenate="true" fo:hyphenation-remain-char-count="2" fo:hyphenation-push-char-count="2" loext:hyphenation-no-caps="false"/>
    </style:style>
    <style:style style:name="P108"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0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2" loext:hyphenation-no-caps="false"/>
    </style:style>
    <style:style style:name="P11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4b8d1c" officeooo:paragraph-rsid="004b8d1c" fo:hyphenate="true" fo:hyphenation-remain-char-count="2" fo:hyphenation-push-char-count="2" loext:hyphenation-no-caps="false"/>
    </style:style>
    <style:style style:name="P11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rsid="004b8d1c" officeooo:paragraph-rsid="0074bbc2" fo:hyphenate="true" fo:hyphenation-remain-char-count="2" fo:hyphenation-push-char-count="2" loext:hyphenation-no-caps="false"/>
    </style:style>
    <style:style style:name="P112" style:family="paragraph" style:parent-style-name="Table_20_Contents">
      <loext:graphic-properties draw:fill-hatch-name="hatch"/>
      <style:paragraph-properties fo:text-align="justify" style:justify-single-word="false" fo:hyphenation-ladder-count="4">
        <style:drop-cap style:lines="2" style:style-name="Drop_20_Caps"/>
      </style:paragraph-properties>
      <style:text-properties style:font-name="Linux Libertine S.O.Cist.1" fo:font-style="normal" officeooo:rsid="001d74f7" officeooo:paragraph-rsid="001d74f7" style:font-style-asian="normal" style:font-style-complex="normal" fo:hyphenate="true" fo:hyphenation-remain-char-count="2" fo:hyphenation-push-char-count="2" loext:hyphenation-no-caps="false"/>
    </style:style>
    <style:style style:name="P113"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tyle="normal" officeooo:rsid="0076b727" officeooo:paragraph-rsid="007e8245" style:font-style-asian="normal" style:font-style-complex="normal"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tyle="normal" officeooo:rsid="0076b727" officeooo:paragraph-rsid="007e8245" style:font-style-asian="normal" style:font-style-complex="normal" fo:hyphenate="true" fo:hyphenation-remain-char-count="2" fo:hyphenation-push-char-count="2" loext:hyphenation-no-caps="false"/>
    </style:style>
    <style:style style:name="P11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1ba99" officeooo:paragraph-rsid="0021ba99" fo:hyphenate="true" fo:hyphenation-remain-char-count="2" fo:hyphenation-push-char-count="2" loext:hyphenation-no-caps="false"/>
    </style:style>
    <style:style style:name="P11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39bba" officeooo:paragraph-rsid="00239bba" fo:hyphenate="true" fo:hyphenation-remain-char-count="2" fo:hyphenation-push-char-count="2" loext:hyphenation-no-caps="false"/>
    </style:style>
    <style:style style:name="P11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5253f" officeooo:paragraph-rsid="0025253f" fo:hyphenate="true" fo:hyphenation-remain-char-count="2" fo:hyphenation-push-char-count="2" loext:hyphenation-no-caps="false"/>
    </style:style>
    <style:style style:name="P11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26e327" officeooo:paragraph-rsid="0026e327" fo:hyphenate="true" fo:hyphenation-remain-char-count="2" fo:hyphenation-push-char-count="2" loext:hyphenation-no-caps="false"/>
    </style:style>
    <style:style style:name="P11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79ddae" officeooo:paragraph-rsid="0079ddae" fo:hyphenate="true" fo:hyphenation-remain-char-count="2" fo:hyphenation-push-char-count="2" loext:hyphenation-no-caps="false"/>
    </style:style>
    <style:style style:name="P12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officeooo:rsid="0079ddae" officeooo:paragraph-rsid="0079ddae" fo:hyphenate="true" fo:hyphenation-remain-char-count="2" fo:hyphenation-push-char-count="2" loext:hyphenation-no-caps="false"/>
    </style:style>
    <style:style style:name="P121" style:family="paragraph" style:parent-style-name="Table_20_Contents">
      <loext:graphic-properties draw:fill-hatch-name="hatch"/>
      <style:paragraph-properties fo:text-align="justify" style:justify-single-word="false" fo:hyphenation-ladder-count="4">
        <style:drop-cap style:lines="2" style:style-name="Drop_20_Caps"/>
      </style:paragraph-properties>
      <style:text-properties style:font-name="Linux Libertine S.O.Cist.1" officeooo:rsid="007a3c98" officeooo:paragraph-rsid="007a3c98" fo:hyphenate="true" fo:hyphenation-remain-char-count="2" fo:hyphenation-push-char-count="2" loext:hyphenation-no-caps="false"/>
    </style:style>
    <style:style style:name="P122" style:family="paragraph" style:parent-style-name="Table_20_Contents">
      <loext:graphic-properties draw:fill-hatch-name="hatch"/>
      <style:paragraph-properties fo:text-align="justify" style:justify-single-word="false" fo:hyphenation-ladder-count="4">
        <style:drop-cap style:lines="2" style:style-name="Drop_20_Caps"/>
      </style:paragraph-properties>
      <style:text-properties style:font-name="Linux Libertine S.O.Cist.1" officeooo:rsid="007a3c98" officeooo:paragraph-rsid="007a3c98" fo:hyphenate="true" fo:hyphenation-remain-char-count="2" fo:hyphenation-push-char-count="2" loext:hyphenation-no-caps="false"/>
    </style:style>
    <style:style style:name="P123"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cs" fo:country="CZ"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text-align="justify" style:justify-single-word="false" fo:hyphenation-ladder-count="3">
        <style:drop-cap style:lines="2" style:style-name="Drop_20_Caps"/>
      </style:paragraph-properties>
      <style:text-properties style:font-name="Linux Libertine S.O.Cist.1" fo:language="cs" fo:country="CZ" officeooo:paragraph-rsid="000e0637" fo:hyphenate="true" fo:hyphenation-remain-char-count="2" fo:hyphenation-push-char-count="2" loext:hyphenation-no-caps="false"/>
    </style:style>
    <style:style style:name="P12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cs" fo:country="CZ" officeooo:paragraph-rsid="000d8cad" fo:hyphenate="true" fo:hyphenation-remain-char-count="2" fo:hyphenation-push-char-count="2" loext:hyphenation-no-caps="false"/>
    </style:style>
    <style:style style:name="P126"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cs" fo:country="CZ" officeooo:rsid="00239bba" officeooo:paragraph-rsid="000d8cad" fo:hyphenate="true" fo:hyphenation-remain-char-count="2" fo:hyphenation-push-char-count="2" loext:hyphenation-no-caps="false"/>
    </style:style>
    <style:style style:name="P12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cs" fo:country="CZ" officeooo:rsid="0025253f" officeooo:paragraph-rsid="000d8cad" fo:hyphenate="true" fo:hyphenation-remain-char-count="2" fo:hyphenation-push-char-count="2" loext:hyphenation-no-caps="false"/>
    </style:style>
    <style:style style:name="P12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language="cs" fo:country="CZ" officeooo:rsid="002c8e6a" officeooo:paragraph-rsid="000d8cad" fo:hyphenate="true" fo:hyphenation-remain-char-count="2" fo:hyphenation-push-char-count="2" loext:hyphenation-no-caps="false"/>
    </style:style>
    <style:style style:name="P129"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130" style:family="paragraph" style:parent-style-name="Table_20_Contents">
      <style:paragraph-properties fo:text-align="justify" style:justify-single-word="false" fo:hyphenation-ladder-count="3">
        <style:drop-cap style:lines="2" style:style-name="Drop_20_Caps"/>
      </style:paragraph-properties>
      <style:text-properties fo:language="cs" fo:country="CZ" officeooo:paragraph-rsid="00239bba" fo:hyphenate="true" fo:hyphenation-remain-char-count="2" fo:hyphenation-push-char-count="2" loext:hyphenation-no-caps="false"/>
    </style:style>
    <style:style style:name="P131" style:family="paragraph" style:parent-style-name="Table_20_Contents">
      <style:paragraph-properties fo:text-align="justify" style:justify-single-word="false" fo:hyphenation-ladder-count="3">
        <style:drop-cap style:lines="2" style:style-name="Drop_20_Caps"/>
      </style:paragraph-properties>
      <style:text-properties fo:language="cs" fo:country="CZ" officeooo:paragraph-rsid="0025253f" fo:hyphenate="true" fo:hyphenation-remain-char-count="2" fo:hyphenation-push-char-count="2" loext:hyphenation-no-caps="false"/>
    </style:style>
    <style:style style:name="P132" style:family="paragraph" style:parent-style-name="Table_20_Contents">
      <style:paragraph-properties fo:text-align="justify" style:justify-single-word="false" fo:hyphenation-ladder-count="3">
        <style:drop-cap style:lines="2" style:style-name="Drop_20_Caps"/>
      </style:paragraph-properties>
      <style:text-properties fo:language="cs" fo:country="CZ" officeooo:paragraph-rsid="002c8e6a" fo:hyphenate="true" fo:hyphenation-remain-char-count="2" fo:hyphenation-push-char-count="2" loext:hyphenation-no-caps="false"/>
    </style:style>
    <style:style style:name="P133" style:family="paragraph" style:parent-style-name="Table_20_Contents">
      <style:paragraph-properties fo:text-align="center" style:justify-single-word="false" fo:hyphenation-ladder-count="3"/>
      <style:text-properties style:font-name="Bookman BT S.O.Cist.:liga=0" fo:font-size="12pt" fo:language="la" fo:country="VA" fo:font-weight="normal"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134"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daeb3c"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135"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6"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727bd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7"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d4034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139" style:family="paragraph" style:parent-style-name="Table_20_Contents">
      <style:paragraph-properties fo:text-align="center" style:justify-single-word="false" fo:hyphenation-ladder-count="3"/>
      <style:text-properties fo:color="#ff0000" loext:opacity="100%" style:font-name="Linux Libertine S.O.Cist." fo:font-size="12pt" fo:letter-spacing="normal" fo:language="la" fo:country="VA" officeooo:rsid="005ad912" officeooo:paragraph-rsid="005ad912" style:font-size-asian="14pt" style:language-asian="zh" style:country-asian="CN" style:font-size-complex="12pt" style:language-complex="hi" style:country-complex="IN" style:font-weight-complex="bold" fo:hyphenate="true" fo:hyphenation-remain-char-count="2" fo:hyphenation-push-char-count="2" loext:hyphenation-no-caps="false"/>
    </style:style>
    <style:style style:name="P140" style:family="paragraph" style:parent-style-name="Table_20_Contents">
      <style:paragraph-properties fo:text-align="center" style:justify-single-word="false" fo:hyphenation-ladder-count="3"/>
      <style:text-properties fo:color="#ff0000" loext:opacity="100%" style:font-name="Linux Libertine S.O.Cist." fo:font-size="12pt" fo:letter-spacing="0.035cm" fo:language="la" fo:country="VA" officeooo:rsid="005ad912" officeooo:paragraph-rsid="005ad912" style:font-size-asian="14pt" style:language-asian="zh" style:country-asian="CN" style:font-size-complex="12pt" style:language-complex="hi" style:country-complex="IN" style:font-weight-complex="bold" fo:hyphenate="true" fo:hyphenation-remain-char-count="2" fo:hyphenation-push-char-count="2" loext:hyphenation-no-caps="false"/>
    </style:style>
    <style:style style:name="P141"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14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style:font-size-asian="12pt" fo:hyphenate="true" fo:hyphenation-remain-char-count="2" fo:hyphenation-push-char-count="2" loext:hyphenation-no-caps="false"/>
    </style:style>
    <style:style style:name="P14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44"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45"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2" loext:hyphenation-no-caps="false"/>
    </style:style>
    <style:style style:name="P146" style:family="paragraph" style:parent-style-name="Table_20_Contents">
      <style:paragraph-properties fo:text-align="center" style:justify-single-word="false" fo:hyphenation-ladder-count="3"/>
      <style:text-properties style:font-name="Bookman BT S.O.Cist." fo:font-size="14pt" fo:letter-spacing="0.035cm" fo:language="la" fo:country="VA" officeooo:rsid="005ad912" officeooo:paragraph-rsid="00a081af" style:font-size-asian="12pt" style:language-asian="zh" style:country-asian="CN" style:font-size-complex="12pt" style:language-complex="hi" style:country-complex="IN" style:font-weight-complex="bold" fo:hyphenate="true" fo:hyphenation-remain-char-count="2" fo:hyphenation-push-char-count="2" loext:hyphenation-no-caps="false"/>
    </style:style>
    <style:style style:name="P147" style:family="paragraph" style:parent-style-name="Table_20_Contents">
      <style:paragraph-properties fo:text-align="center" style:justify-single-word="false" fo:hyphenation-ladder-count="3"/>
      <style:text-properties style:font-name="Bookman BT S.O.Cist." fo:font-size="14pt" fo:letter-spacing="0.035cm" fo:language="la" fo:country="VA" officeooo:rsid="005ad912" officeooo:paragraph-rsid="005ad912" style:font-size-asian="12pt" style:language-asian="zh" style:country-asian="CN" style:font-size-complex="12pt" style:language-complex="hi" style:country-complex="IN" style:font-weight-complex="bold" fo:hyphenate="true" fo:hyphenation-remain-char-count="2" fo:hyphenation-push-char-count="2" loext:hyphenation-no-caps="false"/>
    </style:style>
    <style:style style:name="P148"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49"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la" fo:country="VA" officeooo:paragraph-rsid="00d90f88" style:font-size-asian="12pt" style:language-asian="zh" style:country-asian="CN" style:language-complex="hi" style:country-complex="IN" fo:hyphenate="true" fo:hyphenation-remain-char-count="2" fo:hyphenation-push-char-count="2" loext:hyphenation-no-caps="false"/>
    </style:style>
    <style:style style:name="P150"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51"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52"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officeooo:paragraph-rsid="00606aea" style:font-size-asian="12pt" style:language-asian="zh" style:country-asian="CN" style:language-complex="hi" style:country-complex="IN" fo:hyphenate="true" fo:hyphenation-remain-char-count="2" fo:hyphenation-push-char-count="2" loext:hyphenation-no-caps="false"/>
    </style:style>
    <style:style style:name="P153"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officeooo:paragraph-rsid="011daf8e" style:font-size-asian="12pt" style:language-asian="zh" style:country-asian="CN" style:language-complex="hi" style:country-complex="IN" fo:hyphenate="true" fo:hyphenation-remain-char-count="2" fo:hyphenation-push-char-count="2" loext:hyphenation-no-caps="false"/>
    </style:style>
    <style:style style:name="P154"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officeooo:paragraph-rsid="01280f0d" style:font-size-asian="12pt" style:language-asian="zh" style:country-asian="CN" style:language-complex="hi" style:country-complex="IN" fo:hyphenate="true" fo:hyphenation-remain-char-count="2" fo:hyphenation-push-char-count="2" loext:hyphenation-no-caps="false"/>
    </style:style>
    <style:style style:name="P155"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officeooo:paragraph-rsid="006a999f" style:font-size-asian="12pt" style:language-asian="zh" style:country-asian="CN" style:language-complex="hi" style:country-complex="IN" fo:hyphenate="true" fo:hyphenation-remain-char-count="2" fo:hyphenation-push-char-count="2" loext:hyphenation-no-caps="false"/>
    </style:style>
    <style:style style:name="P156"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officeooo:paragraph-rsid="00948102" style:font-size-asian="12pt" style:language-asian="zh" style:country-asian="CN" style:language-complex="hi" style:country-complex="IN" fo:hyphenate="true" fo:hyphenation-remain-char-count="2" fo:hyphenation-push-char-count="2" loext:hyphenation-no-caps="false"/>
    </style:style>
    <style:style style:name="P157"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58"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officeooo:paragraph-rsid="011daf8e" style:font-size-asian="12pt" style:language-asian="zh" style:country-asian="CN" style:language-complex="hi" style:country-complex="IN" fo:hyphenate="true" fo:hyphenation-remain-char-count="2" fo:hyphenation-push-char-count="2" loext:hyphenation-no-caps="false"/>
    </style:style>
    <style:style style:name="P159"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officeooo:paragraph-rsid="01280f0d" style:font-size-asian="12pt" style:language-asian="zh" style:country-asian="CN" style:language-complex="hi" style:country-complex="IN" fo:hyphenate="true" fo:hyphenation-remain-char-count="2" fo:hyphenation-push-char-count="2" loext:hyphenation-no-caps="false"/>
    </style:style>
    <style:style style:name="P160"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1" fo:font-size="12pt" fo:language="cs" fo:country="CZ" officeooo:paragraph-rsid="00948102" style:font-size-asian="12pt" style:language-asian="zh" style:country-asian="CN" style:language-complex="hi" style:country-complex="IN" fo:hyphenate="true" fo:hyphenation-remain-char-count="2" fo:hyphenation-push-char-count="2" loext:hyphenation-no-caps="false"/>
    </style:style>
    <style:style style:name="P161"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62"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63"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cs" fo:country="CZ" officeooo:paragraph-rsid="010bbbe2" style:font-size-asian="12pt" style:language-asian="zh" style:country-asian="CN" style:language-complex="hi" style:country-complex="IN" fo:hyphenate="true" fo:hyphenation-remain-char-count="2" fo:hyphenation-push-char-count="2" loext:hyphenation-no-caps="false"/>
    </style:style>
    <style:style style:name="P164"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cs" fo:country="CZ" officeooo:paragraph-rsid="01290b91" style:font-size-asian="12pt" style:language-asian="zh" style:country-asian="CN" style:language-complex="hi" style:country-complex="IN" fo:hyphenate="true" fo:hyphenation-remain-char-count="2" fo:hyphenation-push-char-count="2" loext:hyphenation-no-caps="false"/>
    </style:style>
    <style:style style:name="P165"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cs" fo:country="CZ" officeooo:paragraph-rsid="01290b91" style:font-size-asian="12pt" style:language-asian="zh" style:country-asian="CN" style:language-complex="hi" style:country-complex="IN" fo:hyphenate="true" fo:hyphenation-remain-char-count="2" fo:hyphenation-push-char-count="2" loext:hyphenation-no-caps="false"/>
    </style:style>
    <style:style style:name="P166"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67"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68"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69"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10d438b" style:font-size-asian="12pt" style:language-asian="zh" style:country-asian="CN" style:language-complex="hi" style:country-complex="IN" fo:hyphenate="true" fo:hyphenation-remain-char-count="2" fo:hyphenation-push-char-count="2" loext:hyphenation-no-caps="false"/>
    </style:style>
    <style:style style:name="P170"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11ed7bd" style:font-size-asian="12pt" style:language-asian="zh" style:country-asian="CN" style:language-complex="hi" style:country-complex="IN" fo:hyphenate="true" fo:hyphenation-remain-char-count="2" fo:hyphenation-push-char-count="2" loext:hyphenation-no-caps="false"/>
    </style:style>
    <style:style style:name="P171"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120ded4" style:font-size-asian="12pt" style:language-asian="zh" style:country-asian="CN" style:language-complex="hi" style:country-complex="IN" fo:hyphenate="true" fo:hyphenation-remain-char-count="2" fo:hyphenation-push-char-count="2" loext:hyphenation-no-caps="false"/>
    </style:style>
    <style:style style:name="P172"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126ace7" style:font-size-asian="12pt" style:language-asian="zh" style:country-asian="CN" style:language-complex="hi" style:country-complex="IN" fo:hyphenate="true" fo:hyphenation-remain-char-count="2" fo:hyphenation-push-char-count="2" loext:hyphenation-no-caps="false"/>
    </style:style>
    <style:style style:name="P173"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129775e" style:font-size-asian="12pt" style:language-asian="zh" style:country-asian="CN" style:language-complex="hi" style:country-complex="IN" fo:hyphenate="true" fo:hyphenation-remain-char-count="2" fo:hyphenation-push-char-count="2" loext:hyphenation-no-caps="false"/>
    </style:style>
    <style:style style:name="P174"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6b03b6" style:font-size-asian="12pt" style:language-asian="zh" style:country-asian="CN" style:language-complex="hi" style:country-complex="IN" fo:hyphenate="true" fo:hyphenation-remain-char-count="2" fo:hyphenation-push-char-count="2" loext:hyphenation-no-caps="false"/>
    </style:style>
    <style:style style:name="P175"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6bfd27" style:font-size-asian="12pt" style:language-asian="zh" style:country-asian="CN" style:language-complex="hi" style:country-complex="IN" fo:hyphenate="true" fo:hyphenation-remain-char-count="2" fo:hyphenation-push-char-count="2" loext:hyphenation-no-caps="false"/>
    </style:style>
    <style:style style:name="P176"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88c7f3" style:font-size-asian="12pt" style:language-asian="zh" style:country-asian="CN" style:language-complex="hi" style:country-complex="IN" fo:hyphenate="true" fo:hyphenation-remain-char-count="2" fo:hyphenation-push-char-count="2" loext:hyphenation-no-caps="false"/>
    </style:style>
    <style:style style:name="P177"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89d806" style:font-size-asian="12pt" style:language-asian="zh" style:country-asian="CN" style:language-complex="hi" style:country-complex="IN" fo:hyphenate="true" fo:hyphenation-remain-char-count="2" fo:hyphenation-push-char-count="2" loext:hyphenation-no-caps="false"/>
    </style:style>
    <style:style style:name="P178"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979ba4" style:font-size-asian="12pt" style:language-asian="zh" style:country-asian="CN" style:language-complex="hi" style:country-complex="IN" fo:hyphenate="true" fo:hyphenation-remain-char-count="2" fo:hyphenation-push-char-count="2" loext:hyphenation-no-caps="false"/>
    </style:style>
    <style:style style:name="P179"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9b604d" style:font-size-asian="12pt" style:language-asian="zh" style:country-asian="CN" style:language-complex="hi" style:country-complex="IN" fo:hyphenate="true" fo:hyphenation-remain-char-count="2" fo:hyphenation-push-char-count="2" loext:hyphenation-no-caps="false"/>
    </style:style>
    <style:style style:name="P180"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81"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10d438b" style:font-size-asian="12pt" style:language-asian="zh" style:country-asian="CN" style:language-complex="hi" style:country-complex="IN" fo:hyphenate="true" fo:hyphenation-remain-char-count="2" fo:hyphenation-push-char-count="2" loext:hyphenation-no-caps="false"/>
    </style:style>
    <style:style style:name="P182"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88c7f3" style:font-size-asian="12pt" style:language-asian="zh" style:country-asian="CN" style:language-complex="hi" style:country-complex="IN" fo:hyphenate="true" fo:hyphenation-remain-char-count="2" fo:hyphenation-push-char-count="2" loext:hyphenation-no-caps="false"/>
    </style:style>
    <style:style style:name="P183"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89d806" style:font-size-asian="12pt" style:language-asian="zh" style:country-asian="CN" style:language-complex="hi" style:country-complex="IN" fo:hyphenate="true" fo:hyphenation-remain-char-count="2" fo:hyphenation-push-char-count="2" loext:hyphenation-no-caps="false"/>
    </style:style>
    <style:style style:name="P184"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126ace7" style:font-size-asian="12pt" style:language-asian="zh" style:country-asian="CN" style:language-complex="hi" style:country-complex="IN" fo:hyphenate="true" fo:hyphenation-remain-char-count="2" fo:hyphenation-push-char-count="2" loext:hyphenation-no-caps="false"/>
    </style:style>
    <style:style style:name="P185"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129775e" style:font-size-asian="12pt" style:language-asian="zh" style:country-asian="CN" style:language-complex="hi" style:country-complex="IN" fo:hyphenate="true" fo:hyphenation-remain-char-count="2" fo:hyphenation-push-char-count="2" loext:hyphenation-no-caps="false"/>
    </style:style>
    <style:style style:name="P186"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979ba4" style:font-size-asian="12pt" style:language-asian="zh" style:country-asian="CN" style:language-complex="hi" style:country-complex="IN" fo:hyphenate="true" fo:hyphenation-remain-char-count="2" fo:hyphenation-push-char-count="2" loext:hyphenation-no-caps="false"/>
    </style:style>
    <style:style style:name="P187" style:family="paragraph" style:parent-style-name="Table_20_Contents">
      <style:paragraph-properties fo:margin-left="0cm" fo:margin-right="0cm" fo:margin-top="0cm" fo:margin-bottom="0.101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9b604d" style:font-size-asian="12pt" style:language-asian="zh" style:country-asian="CN" style:language-complex="hi" style:country-complex="IN" fo:hyphenate="true" fo:hyphenation-remain-char-count="2" fo:hyphenation-push-char-count="2" loext:hyphenation-no-caps="false"/>
    </style:style>
    <style:style style:name="P188" style:family="paragraph" style:parent-style-name="Table_20_Contents">
      <style:paragraph-properties fo:margin-left="0cm" fo:margin-right="0cm" fo:margin-top="0cm" fo:margin-bottom="0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89" style:family="paragraph" style:parent-style-name="Table_20_Contents">
      <style:paragraph-properties fo:margin-left="0cm" fo:margin-right="0cm" fo:margin-top="0cm" fo:margin-bottom="0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2" loext:hyphenation-no-caps="false"/>
    </style:style>
    <style:style style:name="P190" style:family="paragraph" style:parent-style-name="Table_20_Contents">
      <style:paragraph-properties fo:margin-left="0cm" fo:margin-right="0cm" fo:margin-top="0cm" fo:margin-bottom="0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91" style:family="paragraph" style:parent-style-name="Table_20_Contents">
      <style:paragraph-properties fo:margin-left="0cm" fo:margin-right="0cm" fo:margin-top="0cm" fo:margin-bottom="0cm" style:contextual-spacing="false" fo:text-align="justify" style:justify-single-word="false" fo:hyphenation-ladder-count="3" fo:text-indent="0cm" style:auto-text-indent="false">
        <style:drop-cap style:lines="2" style:style-name="Drop_20_Caps"/>
      </style:paragraph-properties>
      <style:text-properties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2" loext:hyphenation-no-caps="false"/>
    </style:style>
    <style:style style:name="P192" style:family="paragraph" style:parent-style-name="Table_20_Contents">
      <style:paragraph-properties fo:margin-left="0cm" fo:margin-right="0cm" fo:margin-top="0cm" fo:margin-bottom="0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2" loext:hyphenation-no-caps="false"/>
    </style:style>
    <style:style style:name="P193" style:family="paragraph" style:parent-style-name="Table_20_Contents">
      <style:paragraph-properties fo:margin-left="0cm" fo:margin-right="0cm" fo:margin-top="0cm" fo:margin-bottom="0cm" style:contextual-spacing="false" fo:text-align="justify" style:justify-single-word="false" fo:hyphenation-ladder-count="3" fo:text-indent="0cm" style:auto-text-indent="false">
        <style:drop-cap style:lines="2" style:style-name="Drop_20_Caps"/>
      </style:paragraph-properties>
      <style:text-properties fo:color="#000000" loext:opacity="100%" style:font-name="Linux Libertine S.O.Cist.1" fo:font-size="12pt" fo:language="cs" fo:country="CZ" officeooo:paragraph-rsid="00a3e820" style:font-size-asian="12pt" style:language-asian="zh" style:country-asian="CN" style:language-complex="hi" style:country-complex="IN"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style:font-size-asian="12pt" style:language-asian="zh" style:country-asian="CN" style:language-complex="hi" style:country-complex="IN"/>
    </style:style>
    <style:style style:name="T3" style:family="text">
      <style:text-properties fo:color="#ff0000" loext:opacity="100%" fo:font-size="12pt" fo:language="la" fo:country="VA" fo:font-weight="normal" fo:background-color="#ffffff" loext:char-shading-value="0" style:font-name-asian="Andale Sans UI" style:font-size-asian="12pt" style:language-asian="zh" style:country-asian="CN" style:font-weight-asian="normal" style:font-name-complex="Tahoma" style:font-size-complex="12pt" style:language-complex="hi" style:country-complex="IN" style:font-weight-complex="normal"/>
    </style:style>
    <style:style style:name="T4"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5" style:family="text">
      <style:text-properties fo:color="#ff0000" loext:opacity="100%" officeooo:rsid="01041fd9"/>
    </style:style>
    <style:style style:name="T6" style:family="text">
      <style:text-properties fo:color="#ff0000" loext:opacity="100%" officeooo:rsid="00606aea"/>
    </style:style>
    <style:style style:name="T7" style:family="text">
      <style:text-properties fo:color="#ff0000" loext:opacity="100%" style:font-name="Linux Libertine S.O.Cist.1" fo:font-size="12pt" fo:language="la" fo:country="VA" style:font-size-asian="12pt" style:language-asian="zh" style:country-asian="CN" style:language-complex="hi" style:country-complex="IN"/>
    </style:style>
    <style:style style:name="T8" style:family="text">
      <style:text-properties fo:color="#ff0000" loext:opacity="100%" style:font-name="Linux Libertine S.O.Cist.1" fo:font-size="12pt" fo:language="la" fo:country="VA" officeooo:rsid="00a2125b" style:font-name-asian="SimSun" style:font-size-asian="12pt" style:language-asian="zh" style:country-asian="CN" style:font-name-complex="Lucida Sans" style:font-size-complex="12pt" style:language-complex="hi" style:country-complex="IN"/>
    </style:style>
    <style:style style:name="T9" style:family="text">
      <style:text-properties fo:color="#00000a" loext:opacity="100%" fo:language="la" fo:country="VA" fo:font-weight="normal" fo:background-color="#ffffff" loext:char-shading-value="0" style:font-name-asian="Andale Sans UI" style:language-asian="zh" style:country-asian="CN" style:font-weight-asian="normal" style:font-name-complex="Tahoma" style:language-complex="hi" style:country-complex="IN" style:font-weight-complex="normal"/>
    </style:style>
    <style:style style:name="T10" style:family="text">
      <style:text-properties fo:color="#00000a" loext:opacity="100%" style:font-name="Linux Libertine S.O.Cist.1" fo:font-size="12pt" fo:language="cs" fo:country="CZ" officeooo:rsid="00a2f4d8" style:font-name-asian="SimSun" style:font-size-asian="12pt" style:language-asian="zh" style:country-asian="CN" style:font-name-complex="Lucida Sans" style:font-size-complex="12pt" style:language-complex="hi" style:country-complex="IN"/>
    </style:style>
    <style:style style:name="T11" style:family="text">
      <style:text-properties fo:color="#00000a" loext:opacity="100%" style:font-name="Linux Libertine S.O.Cist.1" fo:font-size="12pt" fo:language="cs" fo:country="CZ" officeooo:rsid="00a7711f" style:font-name-asian="SimSun" style:font-size-asian="12pt" style:language-asian="zh" style:country-asian="CN" style:font-name-complex="Lucida Sans" style:font-size-complex="12pt" style:language-complex="hi" style:country-complex="IN"/>
    </style:style>
    <style:style style:name="T12" style:family="text">
      <style:text-properties fo:color="#00000a" loext:opacity="100%" style:font-name="Linux Libertine S.O.Cist.1" fo:font-size="12pt" fo:language="cs" fo:country="CZ" officeooo:rsid="00a8b2cb" style:font-name-asian="SimSun" style:font-size-asian="12pt" style:language-asian="zh" style:country-asian="CN" style:font-name-complex="Lucida Sans" style:font-size-complex="12pt" style:language-complex="hi" style:country-complex="IN"/>
    </style:style>
    <style:style style:name="T13" style:family="text">
      <style:text-properties fo:color="#00000a" loext:opacity="100%" style:font-name="Linux Libertine S.O.Cist.1" fo:font-size="12pt" fo:language="cs" fo:country="CZ" officeooo:rsid="00abc3c0" style:font-name-asian="SimSun" style:font-size-asian="12pt" style:language-asian="zh" style:country-asian="CN" style:font-name-complex="Lucida Sans" style:font-size-complex="12pt" style:language-complex="hi" style:country-complex="IN"/>
    </style:style>
    <style:style style:name="T14" style:family="text">
      <style:text-properties fo:color="#00000a" loext:opacity="100%" style:font-name="Linux Libertine S.O.Cist.1" fo:font-size="12pt" fo:language="cs" fo:country="CZ" officeooo:rsid="00adb23e" style:font-name-asian="SimSun" style:font-size-asian="12pt" style:language-asian="zh" style:country-asian="CN" style:font-name-complex="Lucida Sans" style:font-size-complex="12pt" style:language-complex="hi" style:country-complex="IN"/>
    </style:style>
    <style:style style:name="T15" style:family="text">
      <style:text-properties fo:color="#00000a" loext:opacity="100%" style:font-name="Linux Libertine S.O.Cist.1" fo:font-size="12pt" fo:language="cs" fo:country="CZ" officeooo:rsid="00ae4243" style:font-name-asian="SimSun" style:font-size-asian="12pt" style:language-asian="zh" style:country-asian="CN" style:font-name-complex="Lucida Sans" style:font-size-complex="12pt" style:language-complex="hi" style:country-complex="IN"/>
    </style:style>
    <style:style style:name="T16" style:family="text">
      <style:text-properties fo:color="#00000a" loext:opacity="100%" style:font-name="Linux Libertine S.O.Cist.1" fo:font-size="12pt" fo:language="cs" fo:country="CZ" officeooo:rsid="00b05b03" style:font-name-asian="SimSun" style:font-size-asian="12pt" style:language-asian="zh" style:country-asian="CN" style:font-name-complex="Lucida Sans" style:font-size-complex="12pt" style:language-complex="hi" style:country-complex="IN"/>
    </style:style>
    <style:style style:name="T17" style:family="text">
      <style:text-properties fo:color="#00000a" loext:opacity="100%" style:font-name="Linux Libertine S.O.Cist.1" fo:font-size="12pt" fo:language="cs" fo:country="CZ" officeooo:rsid="00b1b278" style:font-name-asian="SimSun" style:font-size-asian="12pt" style:language-asian="zh" style:country-asian="CN" style:font-name-complex="Lucida Sans" style:font-size-complex="12pt" style:language-complex="hi" style:country-complex="IN"/>
    </style:style>
    <style:style style:name="T18" style:family="text">
      <style:text-properties fo:color="#00000a" loext:opacity="100%" style:font-name="Linux Libertine S.O.Cist.1" fo:font-size="12pt" fo:language="cs" fo:country="CZ" officeooo:rsid="00b372ac" style:font-name-asian="SimSun" style:font-size-asian="12pt" style:language-asian="zh" style:country-asian="CN" style:font-name-complex="Lucida Sans" style:font-size-complex="12pt" style:language-complex="hi" style:country-complex="IN"/>
    </style:style>
    <style:style style:name="T19" style:family="text">
      <style:text-properties fo:color="#00000a" loext:opacity="100%" style:font-name="Linux Libertine S.O.Cist.1" fo:font-size="12pt" fo:language="cs" fo:country="CZ" officeooo:rsid="00b66955" style:font-name-asian="SimSun" style:font-size-asian="12pt" style:language-asian="zh" style:country-asian="CN" style:font-name-complex="Lucida Sans" style:font-size-complex="12pt" style:language-complex="hi" style:country-complex="IN"/>
    </style:style>
    <style:style style:name="T20" style:family="text">
      <style:text-properties fo:color="#00000a" loext:opacity="100%" style:font-name="Linux Libertine S.O.Cist.1" fo:font-size="12pt" fo:language="cs" fo:country="CZ" officeooo:rsid="00b9c902" style:font-name-asian="SimSun" style:font-size-asian="12pt" style:language-asian="zh" style:country-asian="CN" style:font-name-complex="Lucida Sans" style:font-size-complex="12pt" style:language-complex="hi" style:country-complex="IN"/>
    </style:style>
    <style:style style:name="T21" style:family="text">
      <style:text-properties fo:color="#00000a" loext:opacity="100%" style:font-name="Linux Libertine S.O.Cist.1" fo:font-size="12pt" fo:language="cs" fo:country="CZ" officeooo:rsid="00c0bede" style:font-name-asian="SimSun" style:font-size-asian="12pt" style:language-asian="zh" style:country-asian="CN" style:font-name-complex="Lucida Sans" style:font-size-complex="12pt" style:language-complex="hi" style:country-complex="IN"/>
    </style:style>
    <style:style style:name="T22" style:family="text">
      <style:text-properties fo:color="#00000a" loext:opacity="100%" style:font-name="Linux Libertine S.O.Cist.1" fo:font-size="12pt" fo:language="cs" fo:country="CZ" officeooo:rsid="00c23118" style:font-name-asian="SimSun" style:font-size-asian="12pt" style:language-asian="zh" style:country-asian="CN" style:font-name-complex="Lucida Sans" style:font-size-complex="12pt" style:language-complex="hi" style:country-complex="IN"/>
    </style:style>
    <style:style style:name="T23" style:family="text">
      <style:text-properties fo:color="#00000a" loext:opacity="100%" style:font-name="Linux Libertine S.O.Cist.1" fo:font-size="12pt" fo:language="cs" fo:country="CZ" officeooo:rsid="00c5272e" style:font-name-asian="SimSun" style:font-size-asian="12pt" style:language-asian="zh" style:country-asian="CN" style:font-name-complex="Lucida Sans" style:font-size-complex="12pt" style:language-complex="hi" style:country-complex="IN"/>
    </style:style>
    <style:style style:name="T24" style:family="text">
      <style:text-properties fo:color="#00000a" loext:opacity="100%" style:font-name="Linux Libertine S.O.Cist.1" fo:font-size="12pt" fo:language="cs" fo:country="CZ" officeooo:rsid="00c7c45f" style:font-name-asian="SimSun" style:font-size-asian="12pt" style:language-asian="zh" style:country-asian="CN" style:font-name-complex="Lucida Sans" style:font-size-complex="12pt" style:language-complex="hi" style:country-complex="IN"/>
    </style:style>
    <style:style style:name="T25" style:family="text">
      <style:text-properties fo:color="#00000a" loext:opacity="100%" style:font-name="Linux Libertine S.O.Cist.1" fo:font-size="12pt" fo:language="cs" fo:country="CZ" fo:font-style="normal" officeooo:rsid="00ae4243" style:font-name-asian="SimSun" style:font-size-asian="12pt" style:language-asian="zh" style:country-asian="CN" style:font-style-asian="normal" style:font-name-complex="Lucida Sans" style:font-size-complex="12pt" style:language-complex="hi" style:country-complex="IN" style:font-style-complex="normal"/>
    </style:style>
    <style:style style:name="T26" style:family="text">
      <style:text-properties fo:color="#00000a" loext:opacity="100%" style:font-name="Linux Libertine S.O.Cist.1" fo:font-size="12pt" fo:language="cs" fo:country="CZ" fo:font-style="normal" officeooo:rsid="00af6532" style:font-name-asian="SimSun" style:font-size-asian="12pt" style:language-asian="zh" style:country-asian="CN" style:font-style-asian="normal" style:font-name-complex="Lucida Sans" style:font-size-complex="12pt" style:language-complex="hi" style:country-complex="IN" style:font-style-complex="normal"/>
    </style:style>
    <style:style style:name="T27" style:family="text">
      <style:text-properties fo:color="#00000a" loext:opacity="100%" style:font-name="Linux Libertine S.O.Cist.1" fo:font-size="12pt" fo:language="cs" fo:country="CZ" fo:font-style="normal" officeooo:rsid="00afe504" style:font-name-asian="SimSun" style:font-size-asian="12pt" style:language-asian="zh" style:country-asian="CN" style:font-style-asian="normal" style:font-name-complex="Lucida Sans" style:font-size-complex="12pt" style:language-complex="hi" style:country-complex="IN" style:font-style-complex="normal"/>
    </style:style>
    <style:style style:name="T28" style:family="text">
      <style:text-properties fo:color="#00000a" loext:opacity="100%" style:font-name="Linux Libertine S.O.Cist.1" fo:font-size="12pt" fo:language="cs" fo:country="CZ" fo:font-style="normal" officeooo:rsid="00b372ac" style:font-name-asian="SimSun" style:font-size-asian="12pt" style:language-asian="zh" style:country-asian="CN" style:font-style-asian="normal" style:font-name-complex="Lucida Sans" style:font-size-complex="12pt" style:language-complex="hi" style:country-complex="IN" style:font-style-complex="normal"/>
    </style:style>
    <style:style style:name="T29" style:family="text">
      <style:text-properties fo:color="#00000a" loext:opacity="100%" style:font-name="Linux Libertine S.O.Cist.1" fo:font-size="12pt" fo:language="cs" fo:country="CZ" fo:font-style="normal" officeooo:rsid="00b9c902" style:font-name-asian="SimSun" style:font-size-asian="12pt" style:language-asian="zh" style:country-asian="CN" style:font-style-asian="normal" style:font-name-complex="Lucida Sans" style:font-size-complex="12pt" style:language-complex="hi" style:country-complex="IN" style:font-style-complex="normal"/>
    </style:style>
    <style:style style:name="T30" style:family="text">
      <style:text-properties fo:color="#00000a" loext:opacity="100%" style:font-name="Linux Libertine S.O.Cist.1" fo:font-size="12pt" fo:language="cs" fo:country="CZ" fo:font-style="normal" officeooo:rsid="00beb1e0" style:font-name-asian="SimSun" style:font-size-asian="12pt" style:language-asian="zh" style:country-asian="CN" style:font-style-asian="normal" style:font-name-complex="Lucida Sans" style:font-size-complex="12pt" style:language-complex="hi" style:country-complex="IN" style:font-style-complex="normal"/>
    </style:style>
    <style:style style:name="T31" style:family="text">
      <style:text-properties fo:color="#00000a" loext:opacity="100%" style:font-name="Linux Libertine S.O.Cist.1" fo:font-size="12pt" fo:language="cs" fo:country="CZ" fo:font-style="normal" officeooo:rsid="00c5272e" style:font-name-asian="SimSun" style:font-size-asian="12pt" style:language-asian="zh" style:country-asian="CN" style:font-style-asian="normal" style:font-name-complex="Lucida Sans" style:font-size-complex="12pt" style:language-complex="hi" style:country-complex="IN" style:font-style-complex="normal"/>
    </style:style>
    <style:style style:name="T32" style:family="text">
      <style:text-properties fo:color="#00000a" loext:opacity="100%" style:font-name="Linux Libertine S.O.Cist.1" fo:font-size="12pt" fo:language="cs" fo:country="CZ" fo:font-style="italic" officeooo:rsid="00ae4243" style:font-name-asian="SimSun" style:font-size-asian="12pt" style:language-asian="zh" style:country-asian="CN" style:font-style-asian="italic" style:font-name-complex="Lucida Sans" style:font-size-complex="12pt" style:language-complex="hi" style:country-complex="IN" style:font-style-complex="italic"/>
    </style:style>
    <style:style style:name="T33" style:family="text">
      <style:text-properties fo:color="#00000a" loext:opacity="100%" style:font-name="Linux Libertine S.O.Cist.1" fo:font-size="12pt" fo:language="cs" fo:country="CZ" fo:font-style="italic" officeooo:rsid="00af6532" style:font-name-asian="SimSun" style:font-size-asian="12pt" style:language-asian="zh" style:country-asian="CN" style:font-style-asian="italic" style:font-name-complex="Lucida Sans" style:font-size-complex="12pt" style:language-complex="hi" style:country-complex="IN" style:font-style-complex="italic"/>
    </style:style>
    <style:style style:name="T34" style:family="text">
      <style:text-properties fo:color="#00000a" loext:opacity="100%" style:font-name="Linux Libertine S.O.Cist.1" fo:font-size="12pt" fo:language="cs" fo:country="CZ" fo:font-style="italic" officeooo:rsid="00b9c902" style:font-name-asian="SimSun" style:font-size-asian="12pt" style:language-asian="zh" style:country-asian="CN" style:font-style-asian="italic" style:font-name-complex="Lucida Sans" style:font-size-complex="12pt" style:language-complex="hi" style:country-complex="IN" style:font-style-complex="italic"/>
    </style:style>
    <style:style style:name="T35" style:family="text">
      <style:text-properties fo:color="#00000a" loext:opacity="100%" style:font-name="Linux Libertine S.O.Cist.1" fo:font-size="12pt" officeooo:rsid="00bc4c03" style:font-name-asian="SimSun" style:font-size-asian="12pt" style:language-asian="zh" style:country-asian="CN" style:font-name-complex="Lucida Sans" style:font-size-complex="12pt" style:language-complex="hi" style:country-complex="IN"/>
    </style:style>
    <style:style style:name="T36" style:family="text">
      <style:text-properties fo:color="#00000a" loext:opacity="100%" style:font-name="Linux Libertine S.O.Cist.1" fo:font-size="12pt" officeooo:rsid="00cfaab0" style:font-name-asian="SimSun" style:font-size-asian="12pt" style:language-asian="zh" style:country-asian="CN" style:font-name-complex="Lucida Sans" style:font-size-complex="12pt" style:language-complex="hi" style:country-complex="IN"/>
    </style:style>
    <style:style style:name="T37" style:family="text">
      <style:text-properties fo:color="#00000a" loext:opacity="100%" style:font-name="Linux Libertine S.O.Cist.1" fo:font-size="12pt" fo:font-style="normal" officeooo:rsid="00bc4c03" style:font-name-asian="SimSun" style:font-size-asian="12pt" style:language-asian="zh" style:country-asian="CN" style:font-style-asian="normal" style:font-name-complex="Lucida Sans" style:font-size-complex="12pt" style:language-complex="hi" style:country-complex="IN" style:font-style-complex="normal"/>
    </style:style>
    <style:style style:name="T38" style:family="text">
      <style:text-properties fo:color="#00000a" loext:opacity="100%" style:font-name="Linux Libertine S.O.Cist." fo:font-size="12pt" fo:language="cs" fo:country="CZ" officeooo:rsid="0067414b" style:font-name-asian="SimSun" style:font-size-asian="12pt" style:language-asian="zh" style:country-asian="CN" style:font-name-complex="Lucida Sans" style:font-size-complex="12pt" style:language-complex="hi" style:country-complex="IN"/>
    </style:style>
    <style:style style:name="T39" style:family="text">
      <style:text-properties fo:color="#00000a" loext:opacity="100%" style:font-name="Linux Libertine S.O.Cist." fo:font-size="12pt" fo:language="cs" fo:country="CZ" officeooo:rsid="00a8b2cb" style:font-name-asian="SimSun" style:font-size-asian="12pt" style:language-asian="zh" style:country-asian="CN" style:font-name-complex="Lucida Sans" style:font-size-complex="12pt" style:language-complex="hi" style:country-complex="IN"/>
    </style:style>
    <style:style style:name="T40" style:family="text">
      <style:text-properties fo:color="#00000a" loext:opacity="100%" style:font-name="Linux Libertine S.O.Cist." fo:font-size="12pt" fo:language="cs" fo:country="CZ" officeooo:rsid="019783c5" style:font-name-asian="SimSun" style:font-size-asian="12pt" style:language-asian="zh" style:country-asian="CN" style:font-name-complex="Lucida Sans" style:font-size-complex="12pt" style:language-complex="hi" style:country-complex="IN"/>
    </style:style>
    <style:style style:name="T41" style:family="text">
      <style:text-properties fo:color="#00000a" loext:opacity="100%" style:font-name="Linux Libertine S.O.Cist." fo:font-size="12pt" fo:language="cs" fo:country="CZ" officeooo:rsid="00aa4ef4" style:font-name-asian="SimSun" style:font-size-asian="12pt" style:language-asian="zh" style:country-asian="CN" style:font-name-complex="Lucida Sans" style:font-size-complex="12pt" style:language-complex="hi" style:country-complex="IN"/>
    </style:style>
    <style:style style:name="T42" style:family="text">
      <style:text-properties fo:color="#00000a" loext:opacity="100%" style:font-name="Linux Libertine S.O.Cist." fo:font-size="12pt" fo:language="cs" fo:country="CZ" officeooo:rsid="00bd5b8e" style:font-name-asian="SimSun" style:font-size-asian="12pt" style:language-asian="zh" style:country-asian="CN" style:font-name-complex="Lucida Sans" style:font-size-complex="12pt" style:language-complex="hi" style:country-complex="IN"/>
    </style:style>
    <style:style style:name="T43" style:family="text">
      <style:text-properties fo:color="#00000a" loext:opacity="100%" style:font-name="Linux Libertine S.O.Cist." fo:font-size="12pt" fo:language="cs" fo:country="CZ" officeooo:rsid="00c371b4" style:font-name-asian="SimSun" style:font-size-asian="12pt" style:language-asian="zh" style:country-asian="CN" style:font-name-complex="Lucida Sans" style:font-size-complex="12pt" style:language-complex="hi" style:country-complex="IN"/>
    </style:style>
    <style:style style:name="T44" style:family="text">
      <style:text-properties fo:color="#00000a" loext:opacity="100%" style:font-name="Linux Libertine S.O.Cist." fo:font-size="12pt" officeooo:rsid="00bc4c03" style:font-name-asian="SimSun" style:font-size-asian="12pt" style:language-asian="zh" style:country-asian="CN" style:font-name-complex="Lucida Sans" style:font-size-complex="12pt" style:language-complex="hi" style:country-complex="IN"/>
    </style:style>
    <style:style style:name="T45" style:family="text">
      <style:text-properties fo:color="#00000a" loext:opacity="100%" fo:font-size="12pt" fo:language="cs" fo:country="CZ" officeooo:rsid="00c7c45f" style:font-name-asian="SimSun" style:font-size-asian="12pt" style:language-asian="zh" style:country-asian="CN" style:font-name-complex="Lucida Sans" style:font-size-complex="12pt" style:language-complex="hi" style:country-complex="IN"/>
    </style:style>
    <style:style style:name="T46" style:family="text">
      <style:text-properties fo:color="#00000a" loext:opacity="100%" fo:font-size="12pt" fo:language="cs" fo:country="CZ" officeooo:rsid="00c9abe1" style:font-name-asian="SimSun" style:font-size-asian="12pt" style:language-asian="zh" style:country-asian="CN" style:font-name-complex="Lucida Sans" style:font-size-complex="12pt" style:language-complex="hi" style:country-complex="IN"/>
    </style:style>
    <style:style style:name="T47" style:family="text">
      <style:text-properties fo:color="#00000a" loext:opacity="100%" fo:font-size="12pt" fo:language="cs" fo:country="CZ" officeooo:rsid="00c9bfe0" style:font-name-asian="SimSun" style:font-size-asian="12pt" style:language-asian="zh" style:country-asian="CN" style:font-name-complex="Lucida Sans" style:font-size-complex="12pt" style:language-complex="hi" style:country-complex="IN"/>
    </style:style>
    <style:style style:name="T48" style:family="text">
      <style:text-properties fo:color="#00000a" loext:opacity="100%" fo:font-size="12pt" fo:language="cs" fo:country="CZ" officeooo:rsid="00cc6a2d" style:font-name-asian="SimSun" style:font-size-asian="12pt" style:language-asian="zh" style:country-asian="CN" style:font-name-complex="Lucida Sans" style:font-size-complex="12pt" style:language-complex="hi" style:country-complex="IN"/>
    </style:style>
    <style:style style:name="T49" style:family="text">
      <style:text-properties fo:color="#00000a" loext:opacity="100%" fo:font-size="12pt" fo:language="cs" fo:country="CZ" officeooo:rsid="00cd1155" style:font-name-asian="SimSun" style:font-size-asian="12pt" style:language-asian="zh" style:country-asian="CN" style:font-name-complex="Lucida Sans" style:font-size-complex="12pt" style:language-complex="hi" style:country-complex="IN"/>
    </style:style>
    <style:style style:name="T50" style:family="text">
      <style:text-properties fo:color="#00000a" loext:opacity="100%" fo:font-size="12pt" fo:language="cs" fo:country="CZ" officeooo:rsid="00db6722" style:font-name-asian="SimSun" style:font-size-asian="12pt" style:language-asian="zh" style:country-asian="CN" style:font-name-complex="Lucida Sans" style:font-size-complex="12pt" style:language-complex="hi" style:country-complex="IN"/>
    </style:style>
    <style:style style:name="T51" style:family="text">
      <style:text-properties fo:color="#00000a" loext:opacity="100%" fo:font-size="12pt" fo:language="cs" fo:country="CZ" fo:font-style="normal" officeooo:rsid="00c9bfe0" style:font-name-asian="SimSun" style:font-size-asian="12pt" style:language-asian="zh" style:country-asian="CN" style:font-style-asian="normal" style:font-name-complex="Lucida Sans" style:font-size-complex="12pt" style:language-complex="hi" style:country-complex="IN" style:font-style-complex="normal"/>
    </style:style>
    <style:style style:name="T52" style:family="text">
      <style:text-properties fo:color="#00000a" loext:opacity="100%" fo:font-size="12pt" fo:language="cs" fo:country="CZ" fo:font-style="normal" officeooo:rsid="00cb1a11" style:font-name-asian="SimSun" style:font-size-asian="12pt" style:language-asian="zh" style:country-asian="CN" style:font-style-asian="normal" style:font-name-complex="Lucida Sans" style:font-size-complex="12pt" style:language-complex="hi" style:country-complex="IN" style:font-style-complex="normal"/>
    </style:style>
    <style:style style:name="T53" style:family="text">
      <style:text-properties fo:color="#00000a" loext:opacity="100%" fo:font-size="12pt" fo:language="cs" fo:country="CZ" fo:font-style="normal" officeooo:rsid="00cb54d0" style:font-name-asian="SimSun" style:font-size-asian="12pt" style:language-asian="zh" style:country-asian="CN" style:font-style-asian="normal" style:font-name-complex="Lucida Sans" style:font-size-complex="12pt" style:language-complex="hi" style:country-complex="IN" style:font-style-complex="normal"/>
    </style:style>
    <style:style style:name="T54" style:family="text">
      <style:text-properties fo:color="#00000a" loext:opacity="100%" fo:font-size="12pt" fo:language="cs" fo:country="CZ" fo:font-style="normal" officeooo:rsid="00cc6a2d" style:font-name-asian="SimSun" style:font-size-asian="12pt" style:language-asian="zh" style:country-asian="CN" style:font-style-asian="normal" style:font-name-complex="Lucida Sans" style:font-size-complex="12pt" style:language-complex="hi" style:country-complex="IN" style:font-style-complex="normal"/>
    </style:style>
    <style:style style:name="T55" style:family="text">
      <style:text-properties fo:color="#00000a" loext:opacity="100%" fo:font-size="12pt" fo:language="cs" fo:country="CZ" fo:font-style="normal" officeooo:rsid="00cd1155" style:font-name-asian="SimSun" style:font-size-asian="12pt" style:language-asian="zh" style:country-asian="CN" style:font-style-asian="normal" style:font-name-complex="Lucida Sans" style:font-size-complex="12pt" style:language-complex="hi" style:country-complex="IN" style:font-style-complex="normal"/>
    </style:style>
    <style:style style:name="T56" style:family="text">
      <style:text-properties fo:color="#00000a" loext:opacity="100%" fo:font-size="12pt" fo:font-style="normal" officeooo:rsid="00ce1263" style:font-name-asian="SimSun" style:font-size-asian="12pt" style:language-asian="zh" style:country-asian="CN" style:font-style-asian="normal" style:font-name-complex="Lucida Sans" style:font-size-complex="12pt" style:language-complex="hi" style:country-complex="IN" style:font-style-complex="normal"/>
    </style:style>
    <style:style style:name="T57" style:family="text">
      <style:text-properties fo:color="#00000a" loext:opacity="100%" officeooo:rsid="00c94759" style:font-name-asian="SimSun" style:language-asian="zh" style:country-asian="CN" style:font-name-complex="Lucida Sans" style:language-complex="hi" style:country-complex="IN"/>
    </style:style>
    <style:style style:name="T58" style:family="text">
      <style:text-properties fo:color="#00000a" loext:opacity="100%" officeooo:rsid="00db6722" style:font-name-asian="SimSun" style:language-asian="zh" style:country-asian="CN" style:font-name-complex="Lucida Sans" style:language-complex="hi" style:country-complex="IN"/>
    </style:style>
    <style:style style:name="T59" style:family="text">
      <style:text-properties fo:color="#00000a" loext:opacity="100%" officeooo:rsid="00dbb8a8" style:font-name-asian="SimSun" style:language-asian="zh" style:country-asian="CN" style:font-name-complex="Lucida Sans" style:language-complex="hi" style:country-complex="IN"/>
    </style:style>
    <style:style style:name="T60" style:family="text">
      <style:text-properties fo:color="#00000a" loext:opacity="100%" officeooo:rsid="00dd49ab" style:font-name-asian="SimSun" style:language-asian="zh" style:country-asian="CN" style:font-name-complex="Lucida Sans" style:language-complex="hi" style:country-complex="IN"/>
    </style:style>
    <style:style style:name="T61" style:family="text">
      <style:text-properties fo:color="#00000a" loext:opacity="100%" fo:font-style="italic" officeooo:rsid="00dd49ab" style:font-name-asian="SimSun" style:language-asian="zh" style:country-asian="CN" style:font-style-asian="italic" style:font-name-complex="Lucida Sans" style:language-complex="hi" style:country-complex="IN" style:font-style-complex="italic"/>
    </style:style>
    <style:style style:name="T62" style:family="text">
      <style:text-properties fo:color="#00000a" loext:opacity="100%" fo:font-style="italic" officeooo:rsid="00df3470" style:font-name-asian="SimSun" style:language-asian="zh" style:country-asian="CN" style:font-style-asian="italic" style:font-name-complex="Lucida Sans" style:language-complex="hi" style:country-complex="IN" style:font-style-complex="italic"/>
    </style:style>
    <style:style style:name="T63" style:family="text">
      <style:text-properties fo:font-size="12pt" fo:language="la" fo:country="VA" style:font-size-asian="12pt" style:language-asian="zh" style:country-asian="CN" style:language-complex="hi" style:country-complex="IN"/>
    </style:style>
    <style:style style:name="T64" style:family="text">
      <style:text-properties fo:font-size="12pt" style:font-size-asian="12pt"/>
    </style:style>
    <style:style style:name="T65" style:family="text">
      <style:text-properties fo:font-size="12pt" style:font-size-asian="12pt" style:font-size-complex="12pt"/>
    </style:style>
    <style:style style:name="T66" style:family="text">
      <style:text-properties fo:font-size="12pt" officeooo:rsid="00405dac" style:font-size-asian="12pt" style:font-size-complex="12pt"/>
    </style:style>
    <style:style style:name="T67" style:family="text">
      <style:text-properties fo:font-size="12pt" officeooo:rsid="004c1419" style:font-size-asian="12pt" style:font-size-complex="12pt"/>
    </style:style>
    <style:style style:name="T68" style:family="text">
      <style:text-properties fo:font-size="12pt" officeooo:rsid="004c237f" style:font-size-asian="12pt" style:font-size-complex="12pt"/>
    </style:style>
    <style:style style:name="T69" style:family="text">
      <style:text-properties fo:font-size="12pt" officeooo:rsid="004d8c89" style:font-size-asian="12pt" style:font-size-complex="12pt"/>
    </style:style>
    <style:style style:name="T70" style:family="text">
      <style:text-properties fo:font-size="12pt" officeooo:rsid="004f8af3" style:font-size-asian="12pt" style:font-size-complex="12pt"/>
    </style:style>
    <style:style style:name="T71" style:family="text">
      <style:text-properties fo:font-size="12pt" officeooo:rsid="0050d519" style:font-size-asian="12pt" style:font-size-complex="12pt"/>
    </style:style>
    <style:style style:name="T72" style:family="text">
      <style:text-properties fo:font-size="12pt" officeooo:rsid="0051b41e" style:font-size-asian="12pt" style:font-size-complex="12pt"/>
    </style:style>
    <style:style style:name="T73" style:family="text">
      <style:text-properties fo:font-size="12pt" officeooo:rsid="0052fa83" style:font-size-asian="12pt" style:font-size-complex="12pt"/>
    </style:style>
    <style:style style:name="T74" style:family="text">
      <style:text-properties fo:font-size="12pt" officeooo:rsid="0053d051" style:font-size-asian="12pt" style:font-size-complex="12pt"/>
    </style:style>
    <style:style style:name="T75" style:family="text">
      <style:text-properties fo:font-size="12pt" officeooo:rsid="0054c248" style:font-size-asian="12pt" style:font-size-complex="12pt"/>
    </style:style>
    <style:style style:name="T76" style:family="text">
      <style:text-properties fo:font-size="12pt" officeooo:rsid="0054c84e" style:font-size-asian="12pt" style:font-size-complex="12pt"/>
    </style:style>
    <style:style style:name="T77" style:family="text">
      <style:text-properties fo:font-size="12pt" officeooo:rsid="00569df9" style:font-size-asian="12pt" style:font-size-complex="12pt"/>
    </style:style>
    <style:style style:name="T78" style:family="text">
      <style:text-properties fo:font-size="12pt" officeooo:rsid="00784474" style:font-size-asian="12pt" style:font-size-complex="12pt"/>
    </style:style>
    <style:style style:name="T79" style:family="text">
      <style:text-properties fo:font-size="12pt" officeooo:rsid="007a3c98" style:font-size-asian="12pt" style:font-size-complex="12pt"/>
    </style:style>
    <style:style style:name="T80" style:family="text">
      <style:text-properties fo:font-size="12pt" officeooo:rsid="007c084e" style:font-size-asian="12pt" style:font-size-complex="12pt"/>
    </style:style>
    <style:style style:name="T81" style:family="text">
      <style:text-properties fo:font-size="12pt" officeooo:rsid="007d8681" style:font-size-asian="12pt" style:font-size-complex="12pt"/>
    </style:style>
    <style:style style:name="T82" style:family="text">
      <style:text-properties fo:font-size="12pt" officeooo:rsid="007e8245" style:font-size-asian="12pt" style:font-size-complex="12pt"/>
    </style:style>
    <style:style style:name="T83" style:family="text">
      <style:text-properties fo:font-size="12pt" officeooo:rsid="00c9abe1" style:font-size-asian="12pt" style:font-size-complex="12pt"/>
    </style:style>
    <style:style style:name="T84" style:family="text">
      <style:text-properties fo:font-size="12pt" officeooo:rsid="00c9bfe0" style:font-size-asian="12pt" style:font-size-complex="12pt"/>
    </style:style>
    <style:style style:name="T85" style:family="text">
      <style:text-properties fo:font-size="12pt" officeooo:rsid="00cc6a2d" style:font-size-asian="12pt" style:font-size-complex="12pt"/>
    </style:style>
    <style:style style:name="T86" style:family="text">
      <style:text-properties fo:font-size="12pt" officeooo:rsid="00cd1155" style:font-size-asian="12pt" style:font-size-complex="12pt"/>
    </style:style>
    <style:style style:name="T87" style:family="text">
      <style:text-properties fo:font-size="12pt" officeooo:rsid="000ec3b2" style:font-size-asian="12pt"/>
    </style:style>
    <style:style style:name="T88" style:family="text">
      <style:text-properties fo:font-size="12pt" officeooo:rsid="00184b46" style:font-size-asian="12pt"/>
    </style:style>
    <style:style style:name="T89" style:family="text">
      <style:text-properties fo:font-size="12pt" officeooo:rsid="0022df10" style:font-size-asian="12pt"/>
    </style:style>
    <style:style style:name="T90" style:family="text">
      <style:text-properties fo:font-size="12pt" officeooo:rsid="00275588" style:font-size-asian="12pt"/>
    </style:style>
    <style:style style:name="T91" style:family="text">
      <style:text-properties fo:font-size="12pt" officeooo:rsid="0027aad5" style:font-size-asian="12pt"/>
    </style:style>
    <style:style style:name="T92" style:family="text">
      <style:text-properties fo:font-size="12pt" officeooo:rsid="0027e38a" style:font-size-asian="12pt"/>
    </style:style>
    <style:style style:name="T93" style:family="text">
      <style:text-properties fo:font-size="12pt" officeooo:rsid="002862c7" style:font-size-asian="12pt"/>
    </style:style>
    <style:style style:name="T94" style:family="text">
      <style:text-properties fo:font-size="12pt" officeooo:rsid="002bcc96" style:font-size-asian="12pt"/>
    </style:style>
    <style:style style:name="T95" style:family="text">
      <style:text-properties fo:font-size="12pt" officeooo:rsid="002c8e6a" style:font-size-asian="12pt"/>
    </style:style>
    <style:style style:name="T96" style:family="text">
      <style:text-properties fo:font-size="12pt" officeooo:rsid="002d4a04" style:font-size-asian="12pt"/>
    </style:style>
    <style:style style:name="T97" style:family="text">
      <style:text-properties fo:font-size="12pt" officeooo:rsid="002e5e0e" style:font-size-asian="12pt"/>
    </style:style>
    <style:style style:name="T98" style:family="text">
      <style:text-properties fo:font-size="12pt" officeooo:rsid="0041e410" style:font-size-asian="12pt"/>
    </style:style>
    <style:style style:name="T99" style:family="text">
      <style:text-properties fo:font-size="12pt" officeooo:rsid="00589d48" style:font-size-asian="12pt"/>
    </style:style>
    <style:style style:name="T100" style:family="text">
      <style:text-properties fo:font-size="12pt" officeooo:rsid="000e0637" style:font-size-asian="12pt"/>
    </style:style>
    <style:style style:name="T101" style:family="text">
      <style:text-properties fo:font-size="12pt" fo:font-style="italic" style:font-size-asian="12pt" style:font-style-asian="italic" style:font-size-complex="12pt" style:font-style-complex="italic"/>
    </style:style>
    <style:style style:name="T102" style:family="text">
      <style:text-properties fo:font-size="12pt" fo:font-style="italic" officeooo:rsid="00569df9" style:font-size-asian="12pt" style:font-style-asian="italic" style:font-size-complex="12pt" style:font-style-complex="italic"/>
    </style:style>
    <style:style style:name="T103" style:family="text">
      <style:text-properties fo:font-size="12pt" fo:font-style="italic" officeooo:rsid="007d8681" style:font-size-asian="12pt" style:font-style-asian="italic" style:font-size-complex="12pt" style:font-style-complex="italic"/>
    </style:style>
    <style:style style:name="T104" style:family="text">
      <style:text-properties fo:font-size="12pt" fo:font-style="italic" officeooo:rsid="007e8245" style:font-size-asian="12pt" style:font-style-asian="italic" style:font-size-complex="12pt" style:font-style-complex="italic"/>
    </style:style>
    <style:style style:name="T105" style:family="text">
      <style:text-properties fo:font-size="12pt" fo:font-style="italic" style:font-size-asian="12pt" style:font-style-asian="italic" style:font-style-complex="italic"/>
    </style:style>
    <style:style style:name="T106" style:family="text">
      <style:text-properties fo:font-size="12pt" fo:font-style="italic" officeooo:rsid="000ec3b2" style:font-size-asian="12pt" style:font-style-asian="italic" style:font-style-complex="italic"/>
    </style:style>
    <style:style style:name="T107" style:family="text">
      <style:text-properties fo:font-size="12pt" fo:font-style="italic" officeooo:rsid="0022df10" style:font-size-asian="12pt" style:font-style-asian="italic" style:font-style-complex="italic"/>
    </style:style>
    <style:style style:name="T108" style:family="text">
      <style:text-properties fo:font-size="12pt" fo:font-style="italic" officeooo:rsid="0026a136" style:font-size-asian="12pt" style:font-style-asian="italic" style:font-style-complex="italic"/>
    </style:style>
    <style:style style:name="T109" style:family="text">
      <style:text-properties fo:font-size="12pt" fo:font-style="italic" officeooo:rsid="00275588" style:font-size-asian="12pt" style:font-style-asian="italic" style:font-style-complex="italic"/>
    </style:style>
    <style:style style:name="T110" style:family="text">
      <style:text-properties fo:font-size="12pt" fo:font-style="italic" officeooo:rsid="0041e410" style:font-size-asian="12pt" style:font-style-asian="italic" style:font-style-complex="italic"/>
    </style:style>
    <style:style style:name="T111" style:family="text">
      <style:text-properties fo:font-size="12pt" fo:font-style="normal" style:font-size-asian="12pt" style:font-style-asian="normal" style:font-style-complex="normal"/>
    </style:style>
    <style:style style:name="T112" style:family="text">
      <style:text-properties fo:font-size="12pt" fo:font-style="normal" officeooo:rsid="000ec3b2" style:font-size-asian="12pt" style:font-style-asian="normal" style:font-style-complex="normal"/>
    </style:style>
    <style:style style:name="T113" style:family="text">
      <style:text-properties fo:font-size="12pt" fo:font-style="normal" officeooo:rsid="0025253f" style:font-size-asian="12pt" style:font-style-asian="normal" style:font-style-complex="normal"/>
    </style:style>
    <style:style style:name="T114" style:family="text">
      <style:text-properties fo:font-size="12pt" fo:font-style="normal" officeooo:rsid="0026a136" style:font-size-asian="12pt" style:font-style-asian="normal" style:font-style-complex="normal"/>
    </style:style>
    <style:style style:name="T115" style:family="text">
      <style:text-properties fo:font-size="12pt" fo:font-style="normal" officeooo:rsid="00275588" style:font-size-asian="12pt" style:font-style-asian="normal" style:font-style-complex="normal"/>
    </style:style>
    <style:style style:name="T116" style:family="text">
      <style:text-properties fo:font-size="12pt" fo:font-style="normal" officeooo:rsid="0027aad5" style:font-size-asian="12pt" style:font-style-asian="normal" style:font-style-complex="normal"/>
    </style:style>
    <style:style style:name="T117" style:family="text">
      <style:text-properties fo:font-size="12pt" fo:font-style="normal" officeooo:rsid="0029ed7e" style:font-size-asian="12pt" style:font-style-asian="normal" style:font-style-complex="normal"/>
    </style:style>
    <style:style style:name="T118" style:family="text">
      <style:text-properties fo:font-size="12pt" fo:font-style="normal" officeooo:rsid="002aaca9" style:font-size-asian="12pt" style:font-style-asian="normal" style:font-style-complex="normal"/>
    </style:style>
    <style:style style:name="T119" style:family="text">
      <style:text-properties fo:font-size="12pt" fo:font-style="normal" officeooo:rsid="002bcc96" style:font-size-asian="12pt" style:font-style-asian="normal" style:font-style-complex="normal"/>
    </style:style>
    <style:style style:name="T120" style:family="text">
      <style:text-properties fo:font-size="12pt" fo:font-style="normal" officeooo:rsid="002d4a04" style:font-size-asian="12pt" style:font-style-asian="normal" style:font-style-complex="normal"/>
    </style:style>
    <style:style style:name="T121" style:family="text">
      <style:text-properties fo:font-size="12pt" fo:font-style="normal" officeooo:rsid="0041e410" style:font-size-asian="12pt" style:font-style-asian="normal" style:font-style-complex="normal"/>
    </style:style>
    <style:style style:name="T122" style:family="text">
      <style:text-properties fo:font-size="12pt" fo:font-style="normal" officeooo:rsid="00589d48" style:font-size-asian="12pt" style:font-style-asian="normal" style:font-style-complex="normal"/>
    </style:style>
    <style:style style:name="T123" style:family="text">
      <style:text-properties fo:font-size="12pt" fo:font-style="normal" officeooo:rsid="000e0637" style:font-size-asian="12pt" style:font-style-asian="normal" style:font-style-complex="normal"/>
    </style:style>
    <style:style style:name="T124" style:family="text">
      <style:text-properties fo:font-size="12pt" fo:font-style="normal" officeooo:rsid="00c94759" style:font-size-asian="12pt" style:font-style-asian="normal" style:font-style-complex="normal"/>
    </style:style>
    <style:style style:name="T125" style:family="text">
      <style:text-properties fo:font-size="12pt" fo:font-style="normal" style:font-size-asian="12pt" style:font-style-asian="normal" style:font-size-complex="12pt" style:font-style-complex="normal"/>
    </style:style>
    <style:style style:name="T126" style:family="text">
      <style:text-properties fo:font-size="12pt" fo:font-style="normal" officeooo:rsid="0050d519" style:font-size-asian="12pt" style:font-style-asian="normal" style:font-size-complex="12pt" style:font-style-complex="normal"/>
    </style:style>
    <style:style style:name="T127" style:family="text">
      <style:text-properties fo:font-size="12pt" fo:font-style="normal" officeooo:rsid="0051b41e" style:font-size-asian="12pt" style:font-style-asian="normal" style:font-size-complex="12pt" style:font-style-complex="normal"/>
    </style:style>
    <style:style style:name="T128" style:family="text">
      <style:text-properties fo:font-size="12pt" fo:font-style="normal" officeooo:rsid="00523d29" style:font-size-asian="12pt" style:font-style-asian="normal" style:font-size-complex="12pt" style:font-style-complex="normal"/>
    </style:style>
    <style:style style:name="T129" style:family="text">
      <style:text-properties fo:font-size="12pt" fo:font-style="normal" officeooo:rsid="00569df9" style:font-size-asian="12pt" style:font-style-asian="normal" style:font-size-complex="12pt" style:font-style-complex="normal"/>
    </style:style>
    <style:style style:name="T130" style:family="text">
      <style:text-properties fo:font-size="12pt" fo:font-style="normal" officeooo:rsid="007a3c98" style:font-size-asian="12pt" style:font-style-asian="normal" style:font-size-complex="12pt" style:font-style-complex="normal"/>
    </style:style>
    <style:style style:name="T131" style:family="text">
      <style:text-properties fo:font-size="12pt" fo:font-style="normal" officeooo:rsid="007d8681" style:font-size-asian="12pt" style:font-style-asian="normal" style:font-size-complex="12pt" style:font-style-complex="normal"/>
    </style:style>
    <style:style style:name="T132" style:family="text">
      <style:text-properties fo:font-size="12pt" fo:font-style="normal" officeooo:rsid="007e8245" style:font-size-asian="12pt" style:font-style-asian="normal" style:font-size-complex="12pt" style:font-style-complex="normal"/>
    </style:style>
    <style:style style:name="T133" style:family="text">
      <style:text-properties fo:font-size="12pt" fo:font-style="normal" officeooo:rsid="00cb54d0" style:font-size-asian="12pt" style:font-style-asian="normal" style:font-size-complex="12pt" style:font-style-complex="normal"/>
    </style:style>
    <style:style style:name="T134" style:family="text">
      <style:text-properties fo:font-size="12pt" fo:font-style="normal" officeooo:rsid="00cc6a2d" style:font-size-asian="12pt" style:font-style-asian="normal" style:font-size-complex="12pt" style:font-style-complex="normal"/>
    </style:style>
    <style:style style:name="T135" style:family="text">
      <style:text-properties fo:font-size="12pt" fo:font-style="normal" officeooo:rsid="00cd1155" style:font-size-asian="12pt" style:font-style-asian="normal" style:font-size-complex="12pt" style:font-style-complex="normal"/>
    </style:style>
    <style:style style:name="T136" style:family="text">
      <style:text-properties fo:font-variant="normal" fo:text-transform="none"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37" style:family="text">
      <style:text-properties fo:font-variant="normal" fo:text-transform="none" fo:color="#000000" loext:opacity="100%" fo:font-size="12pt" fo:letter-spacing="normal" fo:language="la" fo:country="VA" fo:font-style="normal" fo:font-weight="normal" officeooo:rsid="007c084e"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38" style:family="text">
      <style:text-properties fo:font-variant="normal" fo:text-transform="none" fo:color="#000000" loext:opacity="1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9" style:family="text">
      <style:text-properties fo:font-variant="normal" fo:text-transform="none" fo:color="#000000" loext:opacity="100%" style:font-name="Linux Libertine S.O.Cist." fo:font-size="12pt" fo:letter-spacing="normal" fo:language="la" fo:country="VA" fo:font-style="normal" fo:font-weight="normal" officeooo:rsid="00a8b2c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0" style:family="text">
      <style:text-properties fo:font-variant="normal" fo:text-transform="none" fo:color="#00000a" loext:opacity="100%" style:font-name="Linux Libertine S.O.Cist." fo:font-size="12pt" fo:language="cs" fo:country="CZ" officeooo:rsid="00daeb3c" style:font-name-asian="SimSun" style:font-size-asian="12pt" style:language-asian="zh" style:country-asian="CN" style:font-name-complex="Lucida Sans" style:font-size-complex="12pt" style:language-complex="hi" style:country-complex="IN"/>
    </style:style>
    <style:style style:name="T141" style:family="text">
      <style:text-properties fo:font-variant="normal" fo:text-transform="none" fo:color="#00000a" loext:opacity="100%" style:font-name="Linux Libertine S.O.Cist." fo:font-size="12pt" fo:language="cs" fo:country="CZ" officeooo:rsid="00dafd83" style:font-name-asian="SimSun" style:font-size-asian="12pt" style:language-asian="zh" style:country-asian="CN" style:font-name-complex="Lucida Sans" style:font-size-complex="12pt" style:language-complex="hi" style:country-complex="IN"/>
    </style:style>
    <style:style style:name="T142" style:family="text">
      <style:text-properties fo:font-variant="normal" fo:text-transform="none" fo:color="#00000a" loext:opacity="100%" style:font-name="Linux Libertine S.O.Cist." fo:font-size="12pt" fo:language="cs" fo:country="CZ" fo:font-style="italic" officeooo:rsid="00dafd83" style:font-name-asian="SimSun" style:font-size-asian="12pt" style:language-asian="zh" style:country-asian="CN" style:font-style-asian="italic" style:font-name-complex="Lucida Sans" style:font-size-complex="12pt" style:language-complex="hi" style:country-complex="IN" style:font-style-complex="italic"/>
    </style:style>
    <style:style style:name="T143" style:family="text">
      <style:text-properties fo:color="#000000" loext:opacity="100%"/>
    </style:style>
    <style:style style:name="T144" style:family="text">
      <style:text-propertie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145" style:family="text">
      <style:text-properties fo:color="#000000" loext:opacity="100%" fo:font-size="12pt" fo:language="la" fo:country="VA" officeooo:rsid="004b8d1c" style:font-name-asian="Andale Sans UI" style:font-size-asian="12pt" style:language-asian="zh" style:country-asian="CN" style:font-name-complex="Tahoma" style:font-size-complex="12pt" style:language-complex="hi" style:country-complex="IN"/>
    </style:style>
    <style:style style:name="T146" style:family="text">
      <style:text-properties fo:color="#000000" loext:opacity="100%" fo:font-size="12pt" fo:language="la" fo:country="VA" officeooo:rsid="00daeb3c" style:font-name-asian="Andale Sans UI" style:font-size-asian="12pt" style:language-asian="zh" style:country-asian="CN" style:font-name-complex="Tahoma" style:font-size-complex="12pt" style:language-complex="hi" style:country-complex="IN"/>
    </style:style>
    <style:style style:name="T147" style:family="text">
      <style:text-properties fo:color="#000000" loext:opacity="100%" fo:font-size="12pt" fo:language="la" fo:country="VA" style:font-size-asian="12pt" style:language-asian="zh" style:country-asian="CN" style:language-complex="hi" style:country-complex="IN"/>
    </style:style>
    <style:style style:name="T148" style:family="text">
      <style:text-properties fo:color="#000000" loext:opacity="100%" officeooo:rsid="00a89abb"/>
    </style:style>
    <style:style style:name="T149" style:family="text">
      <style:text-properties fo:color="#000000" loext:opacity="100%" officeooo:rsid="0060ddef"/>
    </style:style>
    <style:style style:name="T150" style:family="text">
      <style:text-properties fo:color="#000000" loext:opacity="100%" officeooo:rsid="00686932"/>
    </style:style>
    <style:style style:name="T151" style:family="text">
      <style:text-properties fo:color="#000000" loext:opacity="100%" officeooo:rsid="0068c329"/>
    </style:style>
    <style:style style:name="T152" style:family="text">
      <style:text-properties fo:color="#000000" loext:opacity="100%" officeooo:rsid="00923db4"/>
    </style:style>
    <style:style style:name="T153" style:family="text">
      <style:text-properties fo:color="#000000" loext:opacity="100%" style:font-name="Linux Libertine S.O.Cist.1" fo:font-size="12pt" fo:language="la" fo:country="VA" style:font-name-asian="Andale Sans UI" style:font-size-asian="12pt" style:language-asian="zh" style:country-asian="CN" style:font-name-complex="Tahoma" style:font-size-complex="12pt" style:language-complex="hi" style:country-complex="IN"/>
    </style:style>
    <style:style style:name="T154" style:family="text">
      <style:text-properties fo:color="#000000" loext:opacity="100%" style:font-name="Linux Libertine S.O.Cist.1" fo:font-size="12pt" fo:language="la" fo:country="VA" officeooo:rsid="009eff65" style:font-name-asian="Andale Sans UI" style:font-size-asian="12pt" style:language-asian="zh" style:country-asian="CN" style:font-name-complex="Tahoma" style:font-size-complex="12pt" style:language-complex="hi" style:country-complex="IN"/>
    </style:style>
    <style:style style:name="T155" style:family="text">
      <style:text-properties fo:color="#000000" loext:opacity="100%" style:font-name="Linux Libertine S.O.Cist.1" fo:font-size="12pt" fo:language="la" fo:country="VA" officeooo:rsid="00aa4ef4" style:font-name-asian="Andale Sans UI" style:font-size-asian="12pt" style:language-asian="zh" style:country-asian="CN" style:font-name-complex="Tahoma" style:font-size-complex="12pt" style:language-complex="hi" style:country-complex="IN"/>
    </style:style>
    <style:style style:name="T156" style:family="text">
      <style:text-properties fo:color="#000000" loext:opacity="100%" style:font-name="Linux Libertine S.O.Cist.1" fo:font-size="12pt" fo:language="la" fo:country="VA" style:font-size-asian="12pt" style:language-asian="zh" style:country-asian="CN" style:language-complex="hi" style:country-complex="IN"/>
    </style:style>
    <style:style style:name="T157" style:family="text">
      <style:text-properties fo:color="#000000" loext:opacity="100%" style:font-name="Linux Libertine S.O.Cist.1" fo:font-size="12pt" fo:language="la" fo:country="VA" officeooo:rsid="002e5e0e" style:font-size-asian="12pt" style:language-asian="zh" style:country-asian="CN" style:language-complex="hi" style:country-complex="IN"/>
    </style:style>
    <style:style style:name="T158" style:family="text">
      <style:text-properties fo:color="#000000" loext:opacity="100%" style:font-name="Linux Libertine S.O.Cist.1" fo:font-size="12pt" fo:language="la" fo:country="VA" officeooo:rsid="00a2125b" style:font-name-asian="SimSun" style:font-size-asian="12pt" style:language-asian="zh" style:country-asian="CN" style:font-name-complex="Lucida Sans" style:font-size-complex="12pt" style:language-complex="hi" style:country-complex="IN"/>
    </style:style>
    <style:style style:name="T159" style:family="text">
      <style:text-properties fo:color="#000000" loext:opacity="100%" style:font-name="Linux Libertine S.O.Cist.1" fo:font-size="12pt" fo:language="la" fo:country="VA" officeooo:rsid="00b9c902" style:font-name-asian="SimSun" style:font-size-asian="12pt" style:language-asian="zh" style:country-asian="CN" style:font-name-complex="Lucida Sans" style:font-size-complex="12pt" style:language-complex="hi" style:country-complex="IN"/>
    </style:style>
    <style:style style:name="T160" style:family="text">
      <style:text-properties fo:color="#000000" loext:opacity="100%" style:font-name="Linux Libertine S.O.Cist.1" fo:font-size="12pt" fo:language="la" fo:country="VA" officeooo:rsid="00bd2a7b" style:font-name-asian="SimSun" style:font-size-asian="12pt" style:language-asian="zh" style:country-asian="CN" style:font-name-complex="Lucida Sans" style:font-size-complex="12pt" style:language-complex="hi" style:country-complex="IN"/>
    </style:style>
    <style:style style:name="T161" style:family="text">
      <style:text-properties fo:language="la" fo:country="VA" fo:font-weight="normal" style:language-asian="zh" style:country-asian="CN" style:font-weight-asian="normal" style:language-complex="hi" style:country-complex="IN" style:font-weight-complex="normal"/>
    </style:style>
    <style:style style:name="T162" style:family="text">
      <style:text-properties fo:language="la" fo:country="VA" fo:font-weight="normal" officeooo:rsid="00144fc6" style:language-asian="zh" style:country-asian="CN" style:font-weight-asian="normal" style:language-complex="hi" style:country-complex="IN" style:font-weight-complex="normal"/>
    </style:style>
    <style:style style:name="T163" style:family="text">
      <style:text-properties fo:language="la" fo:country="VA" fo:font-weight="normal" officeooo:rsid="002dbe19" style:language-asian="zh" style:country-asian="CN" style:font-weight-asian="normal" style:language-complex="hi" style:country-complex="IN" style:font-weight-complex="normal"/>
    </style:style>
    <style:style style:name="T164" style:family="text">
      <style:text-properties fo:language="la" fo:country="VA" fo:font-weight="normal" officeooo:rsid="0043d9af" style:language-asian="zh" style:country-asian="CN" style:font-weight-asian="normal" style:language-complex="hi" style:country-complex="IN" style:font-weight-complex="normal"/>
    </style:style>
    <style:style style:name="T165" style:family="text">
      <style:text-properties officeooo:rsid="0062114f"/>
    </style:style>
    <style:style style:name="T166" style:family="text">
      <style:text-properties officeooo:rsid="000f3e75"/>
    </style:style>
    <style:style style:name="T167" style:family="text">
      <style:text-properties officeooo:rsid="018e7b1a"/>
    </style:style>
    <style:style style:name="T168" style:family="text">
      <style:text-properties officeooo:rsid="0027e38a"/>
    </style:style>
    <style:style style:name="T169" style:family="text">
      <style:text-properties officeooo:rsid="002e5e0e"/>
    </style:style>
    <style:style style:name="T170" style:family="text">
      <style:text-properties officeooo:rsid="002f87ce"/>
    </style:style>
    <style:style style:name="T171" style:family="text">
      <style:text-properties fo:font-variant="small-caps"/>
    </style:style>
    <style:style style:name="T172" style:family="text">
      <style:text-properties fo:font-variant="small-caps" fo:font-size="12pt" style:font-size-asian="12pt"/>
    </style:style>
    <style:style style:name="T173" style:family="text">
      <style:text-properties fo:font-variant="small-caps" fo:font-size="12pt" style:font-size-asian="12pt" style:font-size-complex="12pt"/>
    </style:style>
    <style:style style:name="T174" style:family="text">
      <style:text-properties fo:font-variant="small-caps" fo:font-size="12pt" officeooo:rsid="0052fa83" style:font-size-asian="12pt" style:font-size-complex="12pt"/>
    </style:style>
    <style:style style:name="T175" style:family="text">
      <style:text-properties fo:font-variant="small-caps" fo:font-size="12pt" officeooo:rsid="0074bbc2" style:font-size-asian="12pt" style:font-size-complex="12pt"/>
    </style:style>
    <style:style style:name="T176" style:family="text">
      <style:text-properties fo:font-variant="small-caps" fo:font-size="12pt" officeooo:rsid="00c9bfe0" style:font-size-asian="12pt" style:font-size-complex="12pt"/>
    </style:style>
    <style:style style:name="T177" style:family="text">
      <style:text-properties fo:font-variant="small-caps" fo:font-size="12pt" officeooo:rsid="000ec3b2" style:font-size-asian="12pt"/>
    </style:style>
    <style:style style:name="T178" style:family="text">
      <style:text-properties fo:font-variant="small-caps" fo:font-size="12pt" officeooo:rsid="0041e410" style:font-size-asian="12pt"/>
    </style:style>
    <style:style style:name="T179" style:family="text">
      <style:text-properties fo:font-variant="small-caps" fo:font-size="12pt" officeooo:rsid="0022df10" style:font-size-asian="12pt"/>
    </style:style>
    <style:style style:name="T180" style:family="text">
      <style:text-properties fo:font-variant="small-caps" fo:font-size="12pt" officeooo:rsid="002862c7" style:font-size-asian="12pt"/>
    </style:style>
    <style:style style:name="T181" style:family="text">
      <style:text-properties fo:font-variant="small-caps" fo:font-size="12pt" officeooo:rsid="002bcc96" style:font-size-asian="12pt"/>
    </style:style>
    <style:style style:name="T182" style:family="text">
      <style:text-properties fo:font-variant="small-caps" fo:font-size="12pt" fo:font-style="normal" style:font-size-asian="12pt" style:font-style-asian="normal" style:font-size-complex="12pt" style:font-style-complex="normal"/>
    </style:style>
    <style:style style:name="T183" style:family="text">
      <style:text-properties fo:font-variant="small-caps" fo:font-size="12pt" fo:font-style="normal" officeooo:rsid="0051b41e" style:font-size-asian="12pt" style:font-style-asian="normal" style:font-size-complex="12pt" style:font-style-complex="normal"/>
    </style:style>
    <style:style style:name="T184" style:family="text">
      <style:text-properties fo:font-variant="small-caps" fo:font-size="12pt" fo:font-style="normal" officeooo:rsid="0050d519" style:font-size-asian="12pt" style:font-style-asian="normal" style:font-size-complex="12pt" style:font-style-complex="normal"/>
    </style:style>
    <style:style style:name="T185" style:family="text">
      <style:text-properties fo:font-variant="small-caps" fo:font-size="12pt" fo:font-style="normal" style:font-size-asian="12pt" style:font-style-asian="normal" style:font-style-complex="normal"/>
    </style:style>
    <style:style style:name="T186" style:family="text">
      <style:text-properties fo:font-variant="small-caps" fo:font-size="12pt" fo:font-style="normal" officeooo:rsid="0029ed7e" style:font-size-asian="12pt" style:font-style-asian="normal" style:font-style-complex="normal"/>
    </style:style>
    <style:style style:name="T187" style:family="text">
      <style:text-properties fo:font-variant="small-caps" fo:font-size="12pt" fo:font-style="italic" style:font-size-asian="12pt" style:font-style-asian="italic" style:font-size-complex="12pt" style:font-style-complex="italic"/>
    </style:style>
    <style:style style:name="T188" style:family="text">
      <style:text-properties fo:font-variant="small-caps" fo:color="#000000" loext:opacity="100%"/>
    </style:style>
    <style:style style:name="T189" style:family="text">
      <style:text-properties fo:font-variant="small-cap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190" style:family="text">
      <style:text-properties fo:font-variant="small-cap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91" style:family="text">
      <style:text-properties fo:font-variant="small-caps" fo:color="#000000" loext:opacity="100%" officeooo:rsid="00a89abb"/>
    </style:style>
    <style:style style:name="T192" style:family="text">
      <style:text-properties fo:font-variant="small-caps" fo:color="#000000" loext:opacity="100%" style:font-name="Linux Libertine S.O.Cist.1" fo:font-size="12pt" fo:language="la" fo:country="VA" style:font-name-asian="Andale Sans UI" style:font-size-asian="12pt" style:language-asian="zh" style:country-asian="CN" style:font-name-complex="Tahoma" style:font-size-complex="12pt" style:language-complex="hi" style:country-complex="IN"/>
    </style:style>
    <style:style style:name="T193" style:family="text">
      <style:text-properties fo:font-variant="small-caps" fo:color="#000000" loext:opacity="100%" style:font-name="Linux Libertine S.O.Cist.1" fo:font-size="12pt" fo:language="la" fo:country="VA" officeooo:rsid="009eff65" style:font-name-asian="Andale Sans UI" style:font-size-asian="12pt" style:language-asian="zh" style:country-asian="CN" style:font-name-complex="Tahoma" style:font-size-complex="12pt" style:language-complex="hi" style:country-complex="IN"/>
    </style:style>
    <style:style style:name="T194" style:family="text">
      <style:text-properties fo:font-variant="small-caps" fo:color="#000000" loext:opacity="100%" style:font-name="Linux Libertine S.O.Cist.1" fo:font-size="12pt" fo:language="la" fo:country="VA" style:font-size-asian="12pt" style:language-asian="zh" style:country-asian="CN" style:language-complex="hi" style:country-complex="IN"/>
    </style:style>
    <style:style style:name="T195" style:family="text">
      <style:text-properties fo:font-variant="small-caps" fo:color="#000000" loext:opacity="100%" style:font-name="Linux Libertine S.O.Cist."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96" style:family="text">
      <style:text-properties fo:font-variant="small-caps" officeooo:rsid="018e7b1a"/>
    </style:style>
    <style:style style:name="T197" style:family="text">
      <style:text-properties fo:font-variant="small-caps" officeooo:rsid="00c62bbb"/>
    </style:style>
    <style:style style:name="T198" style:family="text">
      <style:text-properties fo:font-variant="small-caps" officeooo:rsid="0089d806"/>
    </style:style>
    <style:style style:name="T199" style:family="text">
      <style:text-properties fo:font-variant="small-caps" officeooo:rsid="009737c4"/>
    </style:style>
    <style:style style:name="T200" style:family="text">
      <style:text-properties fo:font-variant="small-caps" fo:color="#00000a" loext:opacity="100%" style:font-name="Linux Libertine S.O.Cist.1" fo:font-size="12pt" fo:language="cs" fo:country="CZ" officeooo:rsid="000ec3b2" style:font-name-asian="SimSun" style:font-size-asian="12pt" style:language-asian="zh" style:country-asian="CN" style:font-name-complex="Lucida Sans" style:font-size-complex="12pt" style:language-complex="hi" style:country-complex="IN"/>
    </style:style>
    <style:style style:name="T201" style:family="text">
      <style:text-properties fo:font-variant="small-caps" fo:color="#00000a" loext:opacity="100%" style:font-name="Linux Libertine S.O.Cist.1" fo:font-size="12pt" fo:language="cs" fo:country="CZ" officeooo:rsid="00a2f4d8" style:font-name-asian="SimSun" style:font-size-asian="12pt" style:language-asian="zh" style:country-asian="CN" style:font-name-complex="Lucida Sans" style:font-size-complex="12pt" style:language-complex="hi" style:country-complex="IN"/>
    </style:style>
    <style:style style:name="T202" style:family="text">
      <style:text-properties fo:font-variant="small-caps" fo:color="#00000a" loext:opacity="100%" style:font-name="Linux Libertine S.O.Cist.1" fo:font-size="12pt" fo:language="cs" fo:country="CZ" officeooo:rsid="00b66955" style:font-name-asian="SimSun" style:font-size-asian="12pt" style:language-asian="zh" style:country-asian="CN" style:font-name-complex="Lucida Sans" style:font-size-complex="12pt" style:language-complex="hi" style:country-complex="IN"/>
    </style:style>
    <style:style style:name="T203" style:family="text">
      <style:text-properties fo:font-variant="small-caps" fo:color="#00000a" loext:opacity="100%" style:font-name="Linux Libertine S.O.Cist." fo:font-size="12pt" fo:language="cs" fo:country="CZ" officeooo:rsid="019783c5" style:font-name-asian="SimSun" style:font-size-asian="12pt" style:language-asian="zh" style:country-asian="CN" style:font-name-complex="Lucida Sans" style:font-size-complex="12pt" style:language-complex="hi" style:country-complex="IN"/>
    </style:style>
    <style:style style:name="T204" style:family="text">
      <style:text-properties fo:font-variant="small-caps" fo:color="#00000a" loext:opacity="100%" fo:font-size="12pt" fo:language="cs" fo:country="CZ" officeooo:rsid="00c9abe1" style:font-name-asian="SimSun" style:font-size-asian="12pt" style:language-asian="zh" style:country-asian="CN" style:font-name-complex="Lucida Sans" style:font-size-complex="12pt" style:language-complex="hi" style:country-complex="IN"/>
    </style:style>
    <style:style style:name="T205" style:family="text">
      <style:text-properties fo:font-variant="small-caps" fo:color="#00000a" loext:opacity="100%" fo:font-size="12pt" fo:language="cs" fo:country="CZ" officeooo:rsid="00daeb3c" style:font-name-asian="SimSun" style:font-size-asian="12pt" style:language-asian="zh" style:country-asian="CN" style:font-name-complex="Lucida Sans" style:font-size-complex="12pt" style:language-complex="hi" style:country-complex="IN"/>
    </style:style>
    <style:style style:name="T206" style:family="text">
      <style:text-properties fo:font-variant="small-caps" fo:color="#00000a" loext:opacity="100%" fo:font-size="12pt" fo:language="cs" fo:country="CZ" fo:font-style="normal" officeooo:rsid="00cc6a2d" style:font-name-asian="SimSun" style:font-size-asian="12pt" style:language-asian="zh" style:country-asian="CN" style:font-style-asian="normal" style:font-name-complex="Lucida Sans" style:font-size-complex="12pt" style:language-complex="hi" style:country-complex="IN" style:font-style-complex="normal"/>
    </style:style>
    <style:style style:name="T207" style:family="text">
      <style:text-properties fo:font-variant="small-caps" style:font-name="Linux Libertine S.O.Cist.1" fo:font-size="12pt" fo:font-style="normal" officeooo:rsid="00a7711f" style:font-size-asian="12pt" style:font-style-asian="normal" style:font-size-complex="12pt" style:font-style-complex="normal"/>
    </style:style>
    <style:style style:name="T208" style:family="text">
      <style:text-properties fo:font-variant="small-caps" style:font-name="Linux Libertine S.O.Cist.1" fo:font-size="12pt" fo:font-style="normal" officeooo:rsid="002c8e6a" style:font-size-asian="12pt" style:font-style-asian="normal" style:font-style-complex="normal"/>
    </style:style>
    <style:style style:name="T209" style:family="text">
      <style:text-properties fo:font-variant="small-caps" style:font-name="Linux Libertine S.O.Cist.1" fo:font-size="12pt" style:font-size-asian="12pt"/>
    </style:style>
    <style:style style:name="T210" style:family="text">
      <style:text-properties fo:font-variant="small-caps" style:font-name="Linux Libertine S.O.Cist.1" fo:font-size="12pt" style:font-size-asian="12pt" style:font-size-complex="12pt"/>
    </style:style>
    <style:style style:name="T211" style:family="text">
      <style:text-properties fo:font-variant="small-caps" style:font-name="Linux Libertine S.O.Cist.1" fo:font-size="12pt" officeooo:rsid="00abc3c0" style:font-size-asian="12pt" style:font-size-complex="12pt"/>
    </style:style>
    <style:style style:name="T212" style:family="text">
      <style:text-properties fo:font-variant="small-caps" style:font-name="Linux Libertine S.O.Cist.1" fo:font-size="12pt" officeooo:rsid="000ec3b2" style:font-size-asian="12pt" style:font-size-complex="12pt"/>
    </style:style>
    <style:style style:name="T213" style:family="text">
      <style:text-properties fo:font-variant="small-caps" style:font-name="Linux Libertine S.O.Cist.1" fo:font-size="12pt" officeooo:rsid="0041e410" style:font-size-asian="12pt"/>
    </style:style>
    <style:style style:name="T214" style:family="text">
      <style:text-properties fo:font-variant="small-caps" style:font-name="Linux Libertine S.O.Cist.1" fo:font-size="12pt" officeooo:rsid="00adb23e" style:font-size-asian="12pt"/>
    </style:style>
    <style:style style:name="T215" style:family="text">
      <style:text-properties fo:font-variant="small-caps" style:font-name="Linux Libertine S.O.Cist.1" fo:font-size="12pt" officeooo:rsid="00ae4243" style:font-size-asian="12pt"/>
    </style:style>
    <style:style style:name="T216" style:family="text">
      <style:text-properties fo:font-variant="small-caps" style:font-name="Linux Libertine S.O.Cist.1" fo:font-size="12pt" officeooo:rsid="002bcc96" style:font-size-asian="12pt"/>
    </style:style>
    <style:style style:name="T217" style:family="text">
      <style:text-properties fo:font-variant="small-caps" style:font-name="Linux Libertine S.O.Cist." fo:font-size="12pt" fo:language="cs" fo:country="CZ" officeooo:rsid="0067414b" style:font-size-asian="12pt" style:font-size-complex="12pt"/>
    </style:style>
    <style:style style:name="T218" style:family="text">
      <style:text-properties fo:font-variant="small-caps" style:font-name="Linux Libertine S.O.Cist." fo:font-size="12pt" fo:language="cs" fo:country="CZ" officeooo:rsid="019783c5" style:font-size-asian="12pt" style:font-size-complex="12pt"/>
    </style:style>
    <style:style style:name="T219" style:family="text">
      <style:text-properties fo:font-variant="small-caps" style:font-name="Linux Libertine S.O.Cist." fo:font-size="12pt" fo:language="cs" fo:country="CZ" officeooo:rsid="018e7b1a" style:font-size-asian="12pt" style:font-size-complex="12pt"/>
    </style:style>
    <style:style style:name="T220" style:family="text">
      <style:text-properties fo:font-variant="small-caps" style:font-name="Linux Libertine S.O.Cist." fo:font-size="12pt" fo:language="cs" fo:country="CZ" officeooo:rsid="003fb625" style:font-size-asian="12pt" style:font-size-complex="12pt"/>
    </style:style>
    <style:style style:name="T221" style:family="text">
      <style:text-properties fo:font-variant="small-caps" style:font-name="Linux Libertine S.O.Cist." fo:font-size="12pt" fo:font-style="normal" officeooo:rsid="00bba243" style:font-size-asian="12pt" style:font-style-asian="normal" style:font-style-complex="normal"/>
    </style:style>
    <style:style style:name="T222" style:family="text">
      <style:text-properties fo:font-variant="small-caps" style:font-name="Linux Libertine S.O.Cist." fo:font-size="12pt" style:font-size-asian="12pt"/>
    </style:style>
    <style:style style:name="T223" style:family="text">
      <style:text-properties fo:font-variant="small-caps" officeooo:rsid="00aa4ef4"/>
    </style:style>
    <style:style style:name="T224" style:family="text">
      <style:text-properties officeooo:rsid="0036622d"/>
    </style:style>
    <style:style style:name="T225" style:family="text">
      <style:text-properties officeooo:rsid="00378f7b"/>
    </style:style>
    <style:style style:name="T226" style:family="text">
      <style:text-properties fo:font-style="italic" style:font-style-asian="italic" style:font-style-complex="italic"/>
    </style:style>
    <style:style style:name="T227" style:family="text">
      <style:text-properties fo:font-style="italic" officeooo:rsid="008ecbf5" style:font-style-asian="italic" style:font-style-complex="italic"/>
    </style:style>
    <style:style style:name="T228" style:family="text">
      <style:text-properties fo:font-style="italic" officeooo:rsid="018e7b1a" style:font-style-asian="italic" style:font-style-complex="italic"/>
    </style:style>
    <style:style style:name="T229" style:family="text">
      <style:text-properties officeooo:rsid="0041e410"/>
    </style:style>
    <style:style style:name="T230" style:family="text">
      <style:text-properties officeooo:rsid="00483795"/>
    </style:style>
    <style:style style:name="T231" style:family="text">
      <style:text-properties officeooo:rsid="00497379"/>
    </style:style>
    <style:style style:name="T232" style:family="text">
      <style:text-properties officeooo:rsid="004a9b7b"/>
    </style:style>
    <style:style style:name="T233" style:family="text">
      <style:text-properties officeooo:rsid="00c62bbb"/>
    </style:style>
    <style:style style:name="T234" style:family="text">
      <style:text-properties officeooo:rsid="005ce14e"/>
    </style:style>
    <style:style style:name="T235" style:family="text">
      <style:text-properties officeooo:rsid="005e4ee0"/>
    </style:style>
    <style:style style:name="T236" style:family="text">
      <style:text-properties officeooo:rsid="005e91dc"/>
    </style:style>
    <style:style style:name="T237" style:family="text">
      <style:text-properties officeooo:rsid="005eade5"/>
    </style:style>
    <style:style style:name="T238" style:family="text">
      <style:text-properties officeooo:rsid="005f8ee2"/>
    </style:style>
    <style:style style:name="T239" style:family="text">
      <style:text-properties officeooo:rsid="00606aea"/>
    </style:style>
    <style:style style:name="T240" style:family="text">
      <style:text-properties officeooo:rsid="0060ddef"/>
    </style:style>
    <style:style style:name="T241" style:family="text">
      <style:text-properties officeooo:rsid="006288c5"/>
    </style:style>
    <style:style style:name="T242" style:family="text">
      <style:text-properties officeooo:rsid="00649efc"/>
    </style:style>
    <style:style style:name="T243" style:family="text">
      <style:text-properties officeooo:rsid="00661088"/>
    </style:style>
    <style:style style:name="T244" style:family="text">
      <style:text-properties officeooo:rsid="00671b8c"/>
    </style:style>
    <style:style style:name="T245" style:family="text">
      <style:text-properties officeooo:rsid="0068c329"/>
    </style:style>
    <style:style style:name="T246" style:family="text">
      <style:text-properties officeooo:rsid="006a999f"/>
    </style:style>
    <style:style style:name="T247" style:family="text">
      <style:text-properties officeooo:rsid="006b03b6"/>
    </style:style>
    <style:style style:name="T248" style:family="text">
      <style:text-properties officeooo:rsid="00727bd4"/>
    </style:style>
    <style:style style:name="T249" style:family="text">
      <style:text-properties style:font-name="Linux Libertine S.O.Cist." fo:font-size="12pt" fo:language="cs" fo:country="CZ" officeooo:rsid="018e7b1a" style:font-size-asian="12pt" style:font-size-complex="12pt"/>
    </style:style>
    <style:style style:name="T250" style:family="text">
      <style:text-properties style:font-name="Linux Libertine S.O.Cist." fo:font-size="12pt" fo:language="cs" fo:country="CZ" officeooo:rsid="0074bbc2" style:font-size-asian="12pt" style:font-size-complex="12pt"/>
    </style:style>
    <style:style style:name="T251" style:family="text">
      <style:text-properties style:font-name="Linux Libertine S.O.Cist." fo:font-size="12pt" fo:language="cs" fo:country="CZ" officeooo:rsid="00759571" style:font-size-asian="12pt" style:font-size-complex="12pt"/>
    </style:style>
    <style:style style:name="T252" style:family="text">
      <style:text-properties style:font-name="Linux Libertine S.O.Cist." fo:font-size="12pt" fo:language="cs" fo:country="CZ" officeooo:rsid="007df1be" style:font-size-asian="12pt" style:font-size-complex="12pt"/>
    </style:style>
    <style:style style:name="T253" style:family="text">
      <style:text-properties style:font-name="Linux Libertine S.O.Cist." fo:font-size="12pt" fo:language="cs" fo:country="CZ" officeooo:rsid="0067414b" style:font-size-asian="12pt" style:font-size-complex="12pt"/>
    </style:style>
    <style:style style:name="T254" style:family="text">
      <style:text-properties style:font-name="Linux Libertine S.O.Cist." fo:font-size="12pt" fo:language="cs" fo:country="CZ" officeooo:rsid="00a8b2cb" style:font-size-asian="12pt" style:font-size-complex="12pt"/>
    </style:style>
    <style:style style:name="T255" style:family="text">
      <style:text-properties style:font-name="Linux Libertine S.O.Cist." fo:font-size="12pt" fo:language="cs" fo:country="CZ" officeooo:rsid="019783c5" style:font-size-asian="12pt" style:font-size-complex="12pt"/>
    </style:style>
    <style:style style:name="T256" style:family="text">
      <style:text-properties style:font-name="Linux Libertine S.O.Cist." fo:font-size="12pt" fo:language="cs" fo:country="CZ" officeooo:rsid="00aa4ef4" style:font-size-asian="12pt" style:font-size-complex="12pt"/>
    </style:style>
    <style:style style:name="T257" style:family="text">
      <style:text-properties style:font-name="Linux Libertine S.O.Cist." fo:font-size="12pt" fo:language="cs" fo:country="CZ" officeooo:rsid="00bd5b8e" style:font-size-asian="12pt" style:font-size-complex="12pt"/>
    </style:style>
    <style:style style:name="T258" style:family="text">
      <style:text-properties style:font-name="Linux Libertine S.O.Cist." fo:font-size="12pt" fo:language="cs" fo:country="CZ" officeooo:rsid="00c0bede" style:font-size-asian="12pt" style:font-size-complex="12pt"/>
    </style:style>
    <style:style style:name="T259" style:family="text">
      <style:text-properties style:font-name="Linux Libertine S.O.Cist." fo:font-size="12pt" fo:language="cs" fo:country="CZ" officeooo:rsid="003e6d89" style:font-size-asian="12pt" style:font-size-complex="12pt"/>
    </style:style>
    <style:style style:name="T260" style:family="text">
      <style:text-properties style:font-name="Linux Libertine S.O.Cist." fo:font-size="12pt" fo:language="cs" fo:country="CZ" officeooo:rsid="00c371b4" style:font-size-asian="12pt" style:font-size-complex="12pt"/>
    </style:style>
    <style:style style:name="T261" style:family="text">
      <style:text-properties style:font-name="Linux Libertine S.O.Cist." fo:font-size="12pt" fo:language="cs" fo:country="CZ" officeooo:rsid="003fb625" style:font-size-asian="12pt" style:font-size-complex="12pt"/>
    </style:style>
    <style:style style:name="T262" style:family="text">
      <style:text-properties style:font-name="Linux Libertine S.O.Cist." fo:font-size="12pt" fo:language="cs" fo:country="CZ" fo:font-style="italic" officeooo:rsid="00759571" style:font-size-asian="12pt" style:font-style-asian="italic" style:font-size-complex="12pt" style:font-style-complex="italic"/>
    </style:style>
    <style:style style:name="T263" style:family="text">
      <style:text-properties style:font-name="Linux Libertine S.O.Cist." fo:font-size="12pt" fo:language="cs" fo:country="CZ" fo:font-style="italic" officeooo:rsid="007df1be" style:font-size-asian="12pt" style:font-style-asian="italic" style:font-size-complex="12pt" style:font-style-complex="italic"/>
    </style:style>
    <style:style style:name="T264" style:family="text">
      <style:text-properties style:font-name="Linux Libertine S.O.Cist." fo:font-size="12pt" fo:language="cs" fo:country="CZ" fo:font-style="italic" officeooo:rsid="018e7b1a" style:font-size-asian="12pt" style:font-style-asian="italic" style:font-size-complex="12pt" style:font-style-complex="italic"/>
    </style:style>
    <style:style style:name="T265" style:family="text">
      <style:text-properties style:font-name="Linux Libertine S.O.Cist." fo:font-size="12pt" fo:language="cs" fo:country="CZ" fo:font-style="italic" officeooo:rsid="0067414b" style:font-size-asian="12pt" style:font-style-asian="italic" style:font-size-complex="12pt" style:font-style-complex="italic"/>
    </style:style>
    <style:style style:name="T266" style:family="text">
      <style:text-properties style:font-name="Linux Libertine S.O.Cist." fo:font-size="12pt" fo:language="cs" fo:country="CZ" fo:font-style="italic" officeooo:rsid="019783c5" style:font-size-asian="12pt" style:font-style-asian="italic" style:font-size-complex="12pt" style:font-style-complex="italic"/>
    </style:style>
    <style:style style:name="T267" style:family="text">
      <style:text-properties style:font-name="Linux Libertine S.O.Cist." fo:font-size="12pt" fo:language="cs" fo:country="CZ" fo:font-style="normal" officeooo:rsid="00759571" style:font-size-asian="12pt" style:font-style-asian="normal" style:font-size-complex="12pt" style:font-style-complex="normal"/>
    </style:style>
    <style:style style:name="T268" style:family="text">
      <style:text-properties style:font-name="Linux Libertine S.O.Cist." fo:font-size="12pt" style:font-size-asian="12pt"/>
    </style:style>
    <style:style style:name="T269" style:family="text">
      <style:text-properties style:font-name="Linux Libertine S.O.Cist." fo:font-size="12pt" officeooo:rsid="00bc4c03" style:font-size-asian="12pt"/>
    </style:style>
    <style:style style:name="T270" style:family="text">
      <style:text-properties style:font-name="Linux Libertine S.O.Cist." fo:font-size="12pt" fo:font-style="normal" officeooo:rsid="00bba243" style:font-size-asian="12pt" style:font-style-asian="normal" style:font-style-complex="normal"/>
    </style:style>
    <style:style style:name="T271" style:family="text">
      <style:text-properties officeooo:rsid="00732658"/>
    </style:style>
    <style:style style:name="T272" style:family="text">
      <style:text-properties officeooo:rsid="00744044"/>
    </style:style>
    <style:style style:name="T273" style:family="text">
      <style:text-properties officeooo:rsid="001bf496"/>
    </style:style>
    <style:style style:name="T274" style:family="text">
      <style:text-properties officeooo:rsid="003b225a"/>
    </style:style>
    <style:style style:name="T275" style:family="text">
      <style:text-properties officeooo:rsid="00818e25"/>
    </style:style>
    <style:style style:name="T276" style:family="text">
      <style:text-properties officeooo:rsid="00825bfb"/>
    </style:style>
    <style:style style:name="T277" style:family="text">
      <style:text-properties officeooo:rsid="00833e09"/>
    </style:style>
    <style:style style:name="T278" style:family="text">
      <style:text-properties officeooo:rsid="00853079"/>
    </style:style>
    <style:style style:name="T279" style:family="text">
      <style:text-properties officeooo:rsid="008886ea"/>
    </style:style>
    <style:style style:name="T280" style:family="text">
      <style:text-properties officeooo:rsid="0088c7f3"/>
    </style:style>
    <style:style style:name="T281" style:family="text">
      <style:text-properties officeooo:rsid="0089d806"/>
    </style:style>
    <style:style style:name="T282" style:family="text">
      <style:text-properties officeooo:rsid="008ac09f"/>
    </style:style>
    <style:style style:name="T283" style:family="text">
      <style:text-properties officeooo:rsid="008b52db"/>
    </style:style>
    <style:style style:name="T284" style:family="text">
      <style:text-properties officeooo:rsid="008d1026"/>
    </style:style>
    <style:style style:name="T285" style:family="text">
      <style:text-properties officeooo:rsid="008ecbf5"/>
    </style:style>
    <style:style style:name="T286" style:family="text">
      <style:text-properties officeooo:rsid="008f5959"/>
    </style:style>
    <style:style style:name="T287" style:family="text">
      <style:text-properties officeooo:rsid="0090cbe0"/>
    </style:style>
    <style:style style:name="T288" style:family="text">
      <style:text-properties officeooo:rsid="0092bf76"/>
    </style:style>
    <style:style style:name="T289" style:family="text">
      <style:text-properties officeooo:rsid="009629c4"/>
    </style:style>
    <style:style style:name="T290" style:family="text">
      <style:text-properties officeooo:rsid="00979ba4"/>
    </style:style>
    <style:style style:name="T291" style:family="text">
      <style:text-properties officeooo:rsid="00985c6f"/>
    </style:style>
    <style:style style:name="T292" style:family="text">
      <style:text-properties officeooo:rsid="009958b0"/>
    </style:style>
    <style:style style:name="T293" style:family="text">
      <style:text-properties officeooo:rsid="009d531c"/>
    </style:style>
    <style:style style:name="T294" style:family="text">
      <style:text-properties officeooo:rsid="009e4172"/>
    </style:style>
    <style:style style:name="T295" style:family="text">
      <style:text-properties officeooo:rsid="00a2f4d8"/>
    </style:style>
    <style:style style:name="T296" style:family="text">
      <style:text-properties style:font-name="Linux Libertine S.O.Cist.1" fo:font-size="12pt" style:font-size-asian="12pt"/>
    </style:style>
    <style:style style:name="T297" style:family="text">
      <style:text-properties style:font-name="Linux Libertine S.O.Cist.1" fo:font-size="12pt" style:font-size-asian="12pt" style:font-size-complex="12pt"/>
    </style:style>
    <style:style style:name="T298" style:family="text">
      <style:text-properties style:font-name="Linux Libertine S.O.Cist.1" fo:font-size="12pt" officeooo:rsid="00a2f4d8" style:font-size-asian="12pt" style:font-size-complex="12pt"/>
    </style:style>
    <style:style style:name="T299" style:family="text">
      <style:text-properties style:font-name="Linux Libertine S.O.Cist.1" fo:font-size="12pt" officeooo:rsid="00a7711f" style:font-size-asian="12pt" style:font-size-complex="12pt"/>
    </style:style>
    <style:style style:name="T300" style:family="text">
      <style:text-properties style:font-name="Linux Libertine S.O.Cist.1" fo:font-size="12pt" officeooo:rsid="00a8b2cb" style:font-size-asian="12pt" style:font-size-complex="12pt"/>
    </style:style>
    <style:style style:name="T301" style:family="text">
      <style:text-properties style:font-name="Linux Libertine S.O.Cist.1" fo:font-size="12pt" officeooo:rsid="00abc3c0" style:font-size-asian="12pt" style:font-size-complex="12pt"/>
    </style:style>
    <style:style style:name="T302" style:family="text">
      <style:text-properties style:font-name="Linux Libertine S.O.Cist.1" fo:font-size="12pt" officeooo:rsid="00b372ac" style:font-size-asian="12pt" style:font-size-complex="12pt"/>
    </style:style>
    <style:style style:name="T303" style:family="text">
      <style:text-properties style:font-name="Linux Libertine S.O.Cist.1" fo:font-size="12pt" officeooo:rsid="00c0bede" style:font-size-asian="12pt" style:font-size-complex="12pt"/>
    </style:style>
    <style:style style:name="T304" style:family="text">
      <style:text-properties style:font-name="Linux Libertine S.O.Cist.1" fo:font-size="12pt" officeooo:rsid="00c23118" style:font-size-asian="12pt" style:font-size-complex="12pt"/>
    </style:style>
    <style:style style:name="T305" style:family="text">
      <style:text-properties style:font-name="Linux Libertine S.O.Cist.1" fo:font-size="12pt" officeooo:rsid="00405dac" style:font-size-asian="12pt" style:font-size-complex="12pt"/>
    </style:style>
    <style:style style:name="T306" style:family="text">
      <style:text-properties style:font-name="Linux Libertine S.O.Cist.1" fo:font-size="12pt" officeooo:rsid="00c78588" style:font-size-asian="12pt" style:font-size-complex="12pt"/>
    </style:style>
    <style:style style:name="T307" style:family="text">
      <style:text-properties style:font-name="Linux Libertine S.O.Cist.1" fo:font-size="12pt" officeooo:rsid="00c7c45f" style:font-size-asian="12pt" style:font-size-complex="12pt"/>
    </style:style>
    <style:style style:name="T308" style:family="text">
      <style:text-properties style:font-name="Linux Libertine S.O.Cist.1" fo:font-size="12pt" officeooo:rsid="0041e410" style:font-size-asian="12pt"/>
    </style:style>
    <style:style style:name="T309" style:family="text">
      <style:text-properties style:font-name="Linux Libertine S.O.Cist.1" fo:font-size="12pt" officeooo:rsid="00adb23e" style:font-size-asian="12pt"/>
    </style:style>
    <style:style style:name="T310" style:family="text">
      <style:text-properties style:font-name="Linux Libertine S.O.Cist.1" fo:font-size="12pt" officeooo:rsid="00ae4243" style:font-size-asian="12pt"/>
    </style:style>
    <style:style style:name="T311" style:family="text">
      <style:text-properties style:font-name="Linux Libertine S.O.Cist.1" fo:font-size="12pt" officeooo:rsid="002862c7" style:font-size-asian="12pt"/>
    </style:style>
    <style:style style:name="T312" style:family="text">
      <style:text-properties style:font-name="Linux Libertine S.O.Cist.1" fo:font-size="12pt" officeooo:rsid="002bcc96" style:font-size-asian="12pt"/>
    </style:style>
    <style:style style:name="T313" style:family="text">
      <style:text-properties style:font-name="Linux Libertine S.O.Cist.1" fo:font-size="12pt" officeooo:rsid="00bc4c03" style:font-size-asian="12pt"/>
    </style:style>
    <style:style style:name="T314" style:family="text">
      <style:text-properties style:font-name="Linux Libertine S.O.Cist.1" fo:font-size="12pt" officeooo:rsid="000f9d65" style:font-size-asian="12pt"/>
    </style:style>
    <style:style style:name="T315" style:family="text">
      <style:text-properties style:font-name="Linux Libertine S.O.Cist.1" fo:font-size="12pt" officeooo:rsid="00cfaab0" style:font-size-asian="12pt"/>
    </style:style>
    <style:style style:name="T316" style:family="text">
      <style:text-properties style:font-name="Linux Libertine S.O.Cist.1" fo:font-size="12pt" fo:font-style="italic" style:font-size-asian="12pt" style:font-style-asian="italic" style:font-size-complex="12pt" style:font-style-complex="italic"/>
    </style:style>
    <style:style style:name="T317" style:family="text">
      <style:text-properties style:font-name="Linux Libertine S.O.Cist.1" fo:font-size="12pt" fo:font-style="italic" officeooo:rsid="00c23118" style:font-size-asian="12pt" style:font-style-asian="italic" style:font-size-complex="12pt" style:font-style-complex="italic"/>
    </style:style>
    <style:style style:name="T318" style:family="text">
      <style:text-properties style:font-name="Linux Libertine S.O.Cist.1" fo:font-size="12pt" fo:font-style="italic" officeooo:rsid="000f9d65" style:font-size-asian="12pt" style:font-style-asian="italic" style:font-style-complex="italic"/>
    </style:style>
    <style:style style:name="T319" style:family="text">
      <style:text-properties style:font-name="Linux Libertine S.O.Cist.1" fo:font-size="12pt" fo:font-style="normal" style:font-size-asian="12pt" style:font-style-asian="normal" style:font-style-complex="normal"/>
    </style:style>
    <style:style style:name="T320" style:family="text">
      <style:text-properties style:font-name="Linux Libertine S.O.Cist.1" fo:font-size="12pt" fo:font-style="normal" officeooo:rsid="00ae4243" style:font-size-asian="12pt" style:font-style-asian="normal" style:font-style-complex="normal"/>
    </style:style>
    <style:style style:name="T321" style:family="text">
      <style:text-properties style:font-name="Linux Libertine S.O.Cist.1" fo:font-size="12pt" fo:font-style="normal" officeooo:rsid="000ec3b2" style:font-size-asian="12pt" style:font-style-asian="normal" style:font-style-complex="normal"/>
    </style:style>
    <style:style style:name="T322" style:family="text">
      <style:text-properties style:font-name="Linux Libertine S.O.Cist.1" fo:font-size="12pt" fo:font-style="normal" officeooo:rsid="002c8e6a" style:font-size-asian="12pt" style:font-style-asian="normal" style:font-style-complex="normal"/>
    </style:style>
    <style:style style:name="T323" style:family="text">
      <style:text-properties officeooo:rsid="00aa4ef4"/>
    </style:style>
    <style:style style:name="T324" style:family="text">
      <style:text-properties officeooo:rsid="00abc3c0"/>
    </style:style>
    <style:style style:name="T325" style:family="text">
      <style:text-properties officeooo:rsid="00adb23e"/>
    </style:style>
    <style:style style:name="T326" style:family="text">
      <style:text-properties officeooo:rsid="00ae4243"/>
    </style:style>
    <style:style style:name="T327" style:family="text">
      <style:text-properties officeooo:rsid="00af6532"/>
    </style:style>
    <style:style style:name="T328" style:family="text">
      <style:text-properties officeooo:rsid="00b66955"/>
    </style:style>
    <style:style style:name="T329" style:family="text">
      <style:text-properties officeooo:rsid="00bd5b8e"/>
    </style:style>
    <style:style style:name="T330" style:family="text">
      <style:text-properties officeooo:rsid="00c0bede"/>
    </style:style>
    <style:style style:name="T331" style:family="text">
      <style:text-properties officeooo:rsid="00c5272e"/>
    </style:style>
    <style:style style:name="T332" style:family="text">
      <style:text-properties officeooo:rsid="00d34c2b"/>
    </style:style>
    <style:style style:name="T333" style:family="text">
      <style:text-properties officeooo:rsid="00d4dcd2" style:font-name-asian="SimSun" style:font-name-complex="Lucida Sans" style:font-size-complex="12pt"/>
    </style:style>
    <style:style style:name="T334" style:family="text">
      <style:text-properties officeooo:rsid="00d65b5e" style:font-name-asian="SimSun" style:font-name-complex="Lucida Sans" style:font-size-complex="12pt"/>
    </style:style>
    <style:style style:name="T335" style:family="text">
      <style:text-properties officeooo:rsid="00d703a6"/>
    </style:style>
    <style:style style:name="T336" style:family="text">
      <style:text-properties officeooo:rsid="00d7d26f"/>
    </style:style>
    <style:style style:name="T337" style:family="text">
      <style:text-properties officeooo:rsid="00d90f88"/>
    </style:style>
    <style:style style:name="T338" style:family="text">
      <style:text-properties officeooo:rsid="00db6722"/>
    </style:style>
    <style:style style:name="T339" style:family="text">
      <style:text-properties officeooo:rsid="00dbb8a8"/>
    </style:style>
    <style:style style:name="T340" style:family="text">
      <style:text-properties officeooo:rsid="00dd49ab"/>
    </style:style>
    <style:style style:name="T341" style:family="text">
      <style:text-properties officeooo:rsid="00df34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52">Feria</text:p>
            <text:p text:style-name="P53">ante Dominicam ij. <text:span text:style-name="T225">p</text:span>ost Epiphaniam.</text:p>
          </table:table-cell>
          <table:covered-table-cell/>
        </table:table-row>
        <table:table-row table:style-name="Tabulka1.1">
          <table:table-cell table:style-name="Tabulka1.A1" office:value-type="string">
            <text:p text:style-name="P20">In I. Nocturno</text:p>
            <text:p text:style-name="P21">De Epístola prima ad Corínthios. </text:p>
            <text:p text:style-name="P25">Lectio j. <text:span text:style-name="T165">Cap. 13.</text:span></text:p>
            <text:p text:style-name="P54"><text:span text:style-name="T171">Si</text:span> linguis hóminum loquar, et Angelórum, charitátem autem non hábeam, factus sum velut æs sonans, aut cymbalum tínniens. Et si habúero prophetíam et nóverim mystéria ómnia, et omnem sciéntiam: et si habúero omnem fidem ita ut montes tránsferam, charitátem autem non habúero, nihil sum. Et si distribúero in cibos páuperum omnes facultátes meas, et si tradídero corpus meum ita ut árdeam, charitátem autem non habúero, nihil mihi prodest. </text:p>
            <text:p text:style-name="P54"/>
          </table:table-cell>
          <table:table-cell table:style-name="Tabulka1.A1" office:value-type="string">
            <text:p text:style-name="P1"/>
            <text:p text:style-name="P1"/>
            <text:p text:style-name="P1"/>
            <text:p text:style-name="P78"><text:span text:style-name="T171">Kdybych</text:span> mluvil jazyky lidskými i andělskými, ale lásku bych neměl, jsem jenom dunící kov a zvučící zvon. Kdybych měl dar proroctví, rozuměl všem tajemstvím a obsáhl všecko poznání, ano, kdybych měl tak velikou víru, že bych hory přenášel, ale lásku bych neměl, nic nejsem. A kdybych rozdal <text:span text:style-name="T224">na pokrm chudým </text:span>všecko, co mám, ano, kdybych vydal sám sebe k upálení, ale lásku bych neměl, nic mi to neprospěje. </text:p>
          </table:table-cell>
        </table:table-row>
        <table:table-row table:style-name="Tabulka1.1">
          <table:table-cell table:style-name="Tabulka1.A1" office:value-type="string">
            <text:p text:style-name="P25">Lectio ij.</text:p>
            <text:p text:style-name="P57"><text:span text:style-name="T171">Cháritas</text:span> pátiens est, benígna est: cháritas non æmulátur, non agit pérperam, non inflátur, non est ambitiósa, non quærit quæ sua sunt, non irritátur, non cógitat malum, non gaudet super iniquitáte, congáudet autem veritáti: ómnia suffert, ómnia credit, ómnia sperat, ómnia sústinet. </text:p>
            <text:p text:style-name="P8"/>
          </table:table-cell>
          <table:table-cell table:style-name="Tabulka1.A1" office:value-type="string">
            <text:p text:style-name="P3"/>
            <text:p text:style-name="P62"><text:span text:style-name="T171">Láska</text:span> je trpělivá, laskavá, nezávidí, láska se nevychloubá a není domýšlivá. Láska nejedná nečestně, nehledá svůj prospěch, nedá se vydráždit, nepočítá křivdy. Nemá radost ze špatnosti, ale vždycky se raduje z pravdy. Ať se děje cokoliv, láska vydrží, láska věří, láska má naději, láska vytrvá. </text:p>
          </table:table-cell>
        </table:table-row>
        <table:table-row table:style-name="Tabulka1.1">
          <table:table-cell table:style-name="Tabulka1.A1" office:value-type="string">
            <text:p text:style-name="P25">Lectio iij.</text:p>
            <text:p text:style-name="P57"><text:span text:style-name="T171">Cháritas</text:span> numquam éxcidit; sive prophetíæ evacuabúntur, sive linguæ cessábunt, sive sciéntia destruétur. Ex parte enim cognóscimus, et ex parte prophetámus. Cum autem vénerit quod perféctum est, evacuábit<text:span text:style-name="T224">u</text:span>r quod ex parte est. Cum essem párvulus, loquébar ut párvulus, sapiébam ut párvulus, cogitábam ut párvulus. Quando autem factus sum vir, evacuávi quæ erant párvuli. Vidémus nunc per spéculum in ænígmate: tunc autem fácie ad fáciem.</text:p>
            <text:p text:style-name="P4"/>
          </table:table-cell>
          <table:table-cell table:style-name="Tabulka1.A1" office:value-type="string">
            <text:p text:style-name="P3"/>
            <text:p text:style-name="P74"><text:span text:style-name="T171">Láska</text:span> nikdy nezanikne. Proroctví pomine, jazy<text:span text:style-name="T329">­</text:span>ky ustanou; poznání bude překonáno. Vždyť naše poznání je jen částečné, i naše prorokování je jen částečné; až přijde <text:span text:style-name="T224">dokonalost</text:span>, tehdy to, co je částečné, bude překonáno. Dokud jsem byl dítě, mluvil jsem jako dítě, smýšlel jsem jako dítě, usuzoval jsem jako dítě; když jsem se stal mužem, překonal jsem to, co je dětinské. Nyní vidíme jako v zrcadle, jen v hádance, potom však uzříme tváří v tvář. </text:p>
          </table:table-cell>
        </table:table-row>
        <table:table-row table:style-name="Tabulka1.1">
          <table:table-cell table:style-name="Tabulka1.A1" table:number-columns-spanned="2" office:value-type="string">
            <text:p text:style-name="P39"><text:span text:style-name="T4">D</text:span><text:span text:style-name="T161">ominica ij</text:span><text:span text:style-name="T9">.</text:span></text:p>
            <text:p text:style-name="P30">post Epiphaniam.</text:p>
          </table:table-cell>
          <table:covered-table-cell/>
        </table:table-row>
        <table:table-row table:style-name="Tabulka1.1">
          <table:table-cell table:style-name="Tabulka1.A1" office:value-type="string">
            <text:p text:style-name="P24">In I. Nocturno</text:p>
            <text:p text:style-name="P21">Incipit Epístola secunda ad Corínthios.</text:p>
            <text:p text:style-name="P25">Lectio j. <text:span text:style-name="T165">Cap. 1.</text:span></text:p>
            <text:p text:style-name="P75"><text:span text:style-name="T195">Paulus</text:span><text:span text:style-name="T138">, Ap</text:span><text:span text:style-name="T139">ó</text:span><text:span text:style-name="T138">stolus Jesu Christi per volunt</text:span><text:span text:style-name="T139">á­</text:span><text:span text:style-name="T138">tem Dei, et Timótheus frater, Ecclésiae Dei, quae est Cor</text:span><text:span text:style-name="T139">í</text:span><text:span text:style-name="T138">nthi cum </text:span><text:span text:style-name="T139">ó</text:span><text:span text:style-name="T138">mnibus sanctis, qui sunt in univ</text:span><text:span text:style-name="T139">é</text:span><text:span text:style-name="T138">rsa Ach</text:span><text:span text:style-name="T139">á</text:span><text:span text:style-name="T138">ia. Gr</text:span><text:span text:style-name="T139">á</text:span><text:span text:style-name="T138">tia vobis, et pax a Deo Patre nostro, et D</text:span><text:span text:style-name="T139">ó</text:span><text:span text:style-name="T138">mino Jesu Christo. </text:span></text:p>
            <text:p text:style-name="P54"/>
          </table:table-cell>
          <table:table-cell table:style-name="Tabulka1.A1" office:value-type="string">
            <text:p text:style-name="P1"/>
            <text:p text:style-name="P1"/>
            <text:p text:style-name="P1"/>
            <text:p text:style-name="P85"><text:span text:style-name="T217">Pavel</text:span><text:span text:style-name="T253">, </text:span><text:span text:style-name="T254">z </text:span><text:span text:style-name="T253">vůl</text:span><text:span text:style-name="T254">e</text:span><text:span text:style-name="T253"> Boží </text:span><text:span text:style-name="T38">A</text:span><text:span text:style-name="T253">poštol Ježíše Krista, a bratr Timot</text:span><text:span text:style-name="T254">h</text:span><text:span text:style-name="T253">e</text:span><text:span text:style-name="T254">us</text:span><text:span text:style-name="T253">, křesťanské </text:span><text:span text:style-name="T38">O</text:span><text:span text:style-name="T253">bci Boží, </text:span><text:span text:style-name="T254">jež je </text:span><text:span text:style-name="T253">v Korintě a všem </text:span><text:span text:style-name="T38">s</text:span><text:span text:style-name="T39">vatým </text:span><text:span text:style-name="T253">po celé Achaji: Milost vám a pokoj od Boha, našeho Otce, a od Pána Ježíše Krista.</text:span></text:p>
          </table:table-cell>
        </table:table-row>
        <table:table-row table:style-name="Tabulka1.1">
          <table:table-cell table:style-name="Tabulka1.A1" office:value-type="string">
            <text:p text:style-name="P25">Lectio ij.</text:p>
            <text:p text:style-name="P57"><text:span text:style-name="T171">Bened</text:span><text:span text:style-name="T223">í</text:span><text:span text:style-name="T171">ctus</text:span> Deus et Pater D<text:span text:style-name="T323">ó</text:span>mini nostri Jesu Christi, Pater misericordi<text:span text:style-name="T323">á</text:span>rum, et Deus tot<text:span text:style-name="T323">í</text:span>us <text:soft-page-break/>consolati<text:span text:style-name="T323">ó</text:span>nis, qui consol<text:span text:style-name="T323">á</text:span>tur nos in omni tribulati<text:span text:style-name="T323">ó</text:span>ne nostra: ut poss<text:span text:style-name="T323">í</text:span>mus et ipsi consol<text:span text:style-name="T323">á</text:span>ri eos qui in omni press<text:span text:style-name="T323">ú</text:span>ra sunt, per exhortati<text:span text:style-name="T323">ó</text:span>nem, qua exhort<text:span text:style-name="T323">á</text:span>mur et ipsi a Deo. Qu<text:span text:style-name="T323">ó</text:span>niam sicut ab<text:span text:style-name="T323">ú</text:span>ndant passi<text:span text:style-name="T323">ó</text:span>nes Christi in nobis: ita et per Christum ab<text:span text:style-name="T323">ú</text:span>ndat consol<text:span text:style-name="T323">á</text:span>tio nostra. </text:p>
            <text:p text:style-name="P8"/>
          </table:table-cell>
          <table:table-cell table:style-name="Tabulka1.A1" office:value-type="string">
            <text:p text:style-name="P3"/>
            <text:p text:style-name="P63"><text:span text:style-name="T171">Veleben</text:span> budiž Bůh a Otec Pána našeho Ježíše Krista, Otec milosrdenství a Bůh veškeré útě<text:soft-page-break/>chy! On nás těší ve všelikém našem soužení, takže můžeme těšiti jiné v jejich těžkém soužení, a to útěchou, jakou i my býváme Bohem těšeni. Neboť <text:span text:style-name="T329">stejně </text:span>jako oplýváme utrpením Kristovým, tak oplýváme skrze Krista i svou útěchou.</text:p>
          </table:table-cell>
        </table:table-row>
        <table:table-row table:style-name="Tabulka1.1">
          <table:table-cell table:style-name="Tabulka1.A1" office:value-type="string">
            <text:p text:style-name="P25">Lectio iij.</text:p>
            <text:p text:style-name="P57"><text:span text:style-name="T171">Sive</text:span> autem tribul<text:span text:style-name="T323">á</text:span>mur pro vestra exhortati<text:span text:style-name="T323">ó</text:span>ne et sal<text:span text:style-name="T323">ú</text:span>te, sive consol<text:span text:style-name="T323">á</text:span>mur pro vestra consolati<text:span text:style-name="T323">ó</text:span>ne, sive exhort<text:span text:style-name="T323">á</text:span>mur pro vestra exhortati<text:span text:style-name="T323">ó</text:span>ne et sal<text:span text:style-name="T323">ú</text:span>te, quae oper<text:span text:style-name="T323">á</text:span>tur toler<text:span text:style-name="T323">á</text:span>ntiam ear<text:span text:style-name="T323">ú</text:span>mdem passi<text:span text:style-name="T323">ó</text:span>num, quas et nos p<text:span text:style-name="T323">á</text:span>timur: ut spes nostra firma sit pro vobis: sci<text:span text:style-name="T323">é</text:span>ntes quod sicut s<text:span text:style-name="T323">ó</text:span>cii passi<text:span text:style-name="T323">ó</text:span>num estis, sic <text:span text:style-name="T323">é</text:span>ritis et consolati<text:span text:style-name="T323">ó</text:span>nis. </text:p>
            <text:p text:style-name="P4"/>
          </table:table-cell>
          <table:table-cell table:style-name="Tabulka1.A1" office:value-type="string">
            <text:p text:style-name="P3"/>
            <text:p text:style-name="P76"><text:span text:style-name="T219">Avšak</text:span><text:span text:style-name="T249"> ať jsme souženi, </text:span><text:span text:style-name="T264">je to</text:span><text:span text:style-name="T249"> pro vaše povzbuzení a spásu, ať jsme těšeni, </text:span><text:span text:style-name="T264">je to</text:span><text:span text:style-name="T249"> pro vaši útěchu, ať jsme povzbuzováni, je to pro vaše povzbuzení a spásu. Ta útěcha se činně projevuje v</text:span><text:span text:style-name="T257">e</text:span><text:span text:style-name="T249"> snášení </text:span><text:span text:style-name="T42">stejných</text:span><text:span text:style-name="T249"> utrpení, jaké </text:span><text:span text:style-name="T257">i </text:span><text:span text:style-name="T249">my trpíme. A tak pevná je naše naděje, pokud jde o vás, neboť víme, ž</text:span><text:span text:style-name="T257">e </text:span><text:span text:style-name="T249">jako jste s námi účastni utrpení, tak </text:span><text:span text:style-name="T264">budete účastni</text:span><text:span text:style-name="T249"> i naší útěchy.</text:span></text:p>
          </table:table-cell>
        </table:table-row>
        <table:table-row table:style-name="Tabulka1.1">
          <table:table-cell table:style-name="Tabulka1.A1" office:value-type="string">
            <text:p text:style-name="P25">Lectio i<text:span text:style-name="T166">v</text:span>.</text:p>
            <text:p text:style-name="P57"><text:span text:style-name="T171">Non</text:span> enim v<text:span text:style-name="T323">ó</text:span>lumus ignor<text:span text:style-name="T323">é</text:span>re vos, fratres, de tribulati<text:span text:style-name="T323">ó</text:span>ne nostra, quae facta est in Asia, qu<text:span text:style-name="T323">ó</text:span>niam supra modum grav<text:span text:style-name="T323">á</text:span>ti sumus supra virt<text:span text:style-name="T323">ú</text:span>tem, ita ut taederet nos <text:span text:style-name="T323">é</text:span>tiam v<text:span text:style-name="T323">í</text:span>vere. Sed ipsi in nobismet<text:span text:style-name="T323">í</text:span>psis resp<text:span text:style-name="T323">ó</text:span>nsum mortis hab<text:span text:style-name="T323">ú</text:span>imus, ut non simus fid<text:span text:style-name="T323">é</text:span>ntes in nobis, sed in Deo, qui s<text:span text:style-name="T323">ú</text:span>scitat m<text:span text:style-name="T323">ó</text:span>rtuos: qui de tantis per<text:span text:style-name="T323">í</text:span>culis nos er<text:span text:style-name="T323">í</text:span>puit, et <text:span text:style-name="T323">é</text:span>ruit: in quem sper<text:span text:style-name="T323">á</text:span>mus qu<text:span text:style-name="T323">ó</text:span>niam et adhuc er<text:span text:style-name="T323">í</text:span>piet, adjuv<text:span text:style-name="T323">á</text:span>ntibus et vobis in orati<text:span text:style-name="T323">ó</text:span>ne pro nobis: ut ex mult<text:span text:style-name="T323">ó</text:span>rum pers<text:span text:style-name="T323">ó</text:span>nis, ejus quae in nobis est donati<text:span text:style-name="T323">ó</text:span>nis, per multos gr<text:span text:style-name="T323">á</text:span>tiae ag<text:span text:style-name="T323">á</text:span>ntur pro nobis. </text:p>
            <text:p text:style-name="P4"/>
          </table:table-cell>
          <table:table-cell table:style-name="Tabulka1.A1" office:value-type="string">
            <text:p text:style-name="P3"/>
            <text:p text:style-name="P76"><text:span text:style-name="T203">C</text:span><text:span text:style-name="T218">hceme</text:span><text:span text:style-name="T255">, bratř</text:span><text:span text:style-name="T256">i</text:span><text:span text:style-name="T255">, abyste věděli o našem soužení, které nás postihlo v Asii, že jsme totiž nesmírně nad svoji sílu byli tak postiženi, že jsme ztratili naději i v život. A</text:span><text:span text:style-name="T40">v</text:span><text:span text:style-name="T41">šak</text:span><text:span text:style-name="T255"> sami nad sebou <text:s/>jsme <text:s/>vyřkli <text:s/>rozsudek <text:s/>smrti, <text:s/>abychom <text:s/>nespoléhali <text:s/>na <text:s/>sebe, <text:s/>nýbrž <text:s/>na <text:s/>Boha, <text:s/>který <text:s/>křísí mrtvé. Ten nás vysvobodil z tak velikého nebezpečenství smrti a </text:span><text:span text:style-name="T257">i </text:span><text:span text:style-name="T256">na</text:span><text:span text:style-name="T255">dále vysvobozuje; v něho doufáme, že také ještě vysvobodí, </text:span><text:span text:style-name="T42">neboť</text:span><text:span text:style-name="T255"> také vy spol</text:span><text:span text:style-name="T258">ečně</text:span><text:span text:style-name="T255"> působíte modlitbou za nás, aby se z mnoha úst poděkovalo za nás za milost nám udělenou skrze mnohé.</text:span></text:p>
          </table:table-cell>
        </table:table-row>
        <table:table-row table:style-name="Tabulka1.1">
          <table:table-cell table:style-name="Tabulka1.A1" office:value-type="string">
            <text:p text:style-name="P40">In II. Nocturno</text:p>
            <text:p text:style-name="P6">Sermo sancti Joánnis Chrysóstomi.</text:p>
            <text:p text:style-name="P32">Ex Praefatione in Epistolas beati Pauli.</text:p>
            <text:p text:style-name="P18"><text:bookmark-start text:name="__DdeLink__2400_167314470911311112"/><text:span text:style-name="T2">Lectio</text:span><text:bookmark-end text:name="__DdeLink__2400_167314470911311112"/><text:span text:style-name="T2"> v.</text:span></text:p>
            <text:p text:style-name="P86"><text:span text:style-name="T193">Beáti</text:span><text:span text:style-name="T154"> Pauli Epistolárum lectiónem dum ass</text:span><text:span text:style-name="T155">í</text:span><text:span text:style-name="T154">due ausc</text:span><text:span text:style-name="T155">ú</text:span><text:span text:style-name="T154">lto, perque hebd</text:span><text:span text:style-name="T155">ó</text:span><text:span text:style-name="T154">madas s</text:span><text:span text:style-name="T155">í</text:span><text:span text:style-name="T154">ngulas bis saepe, et ter et quater, quotiesc</text:span><text:span text:style-name="T155">ú</text:span><text:span text:style-name="T154">mque sanct</text:span><text:span text:style-name="T155">ó</text:span><text:span text:style-name="T154">rum M</text:span><text:span text:style-name="T155">á</text:span><text:span text:style-name="T154">rtyrum mem</text:span><text:span text:style-name="T155">ó</text:span><text:span text:style-name="T154">rias celebrámus, g</text:span><text:span text:style-name="T155">á</text:span><text:span text:style-name="T154">udio exs</text:span><text:span text:style-name="T155">ú</text:span><text:span text:style-name="T154">lto, tuba illa spirit</text:span><text:span text:style-name="T155">á</text:span><text:span text:style-name="T154">li p</text:span><text:span text:style-name="T155">é</text:span><text:span text:style-name="T154">rfruens, et </text:span><text:span text:style-name="T155">é</text:span><text:span text:style-name="T154">xcitor, ac desid</text:span><text:span text:style-name="T155">é</text:span><text:span text:style-name="T154">rio incal</text:span><text:span text:style-name="T155">é</text:span><text:span text:style-name="T154">sco, vocem mihi am</text:span><text:span text:style-name="T155">í</text:span><text:span text:style-name="T154">cam agn</text:span><text:span text:style-name="T155">ó</text:span><text:span text:style-name="T154">scens, et fere praes</text:span><text:span text:style-name="T155">é</text:span><text:span text:style-name="T154">ntem ipsum intu</text:span><text:span text:style-name="T155">é</text:span><text:span text:style-name="T154">ri, et disser</text:span><text:span text:style-name="T155">é</text:span><text:span text:style-name="T154">ntem aud</text:span><text:span text:style-name="T155">í</text:span><text:span text:style-name="T154">re v</text:span><text:span text:style-name="T155">í</text:span><text:span text:style-name="T154">deor.</text:span></text:p>
            <text:p text:style-name="P11"/>
          </table:table-cell>
          <table:table-cell table:style-name="Tabulka1.A1" office:value-type="string">
            <text:p text:style-name="P10"/>
            <text:p text:style-name="P10"/>
            <text:p text:style-name="P10"/>
            <text:p text:style-name="P10"/>
            <text:p text:style-name="P86"><text:span text:style-name="T200">K</text:span><text:span text:style-name="T201">dyž </text:span><text:span text:style-name="T298">pozorně </text:span><text:span text:style-name="T10">na</text:span><text:span text:style-name="T298">slouchám čtení z Epištol svatého Pavla, a každý týden často dvakrát, i třikrát či čtyřikrát, kdykoliv slavíme památky svatých mučedníků, velmi se raduji a jásám, těším se z této duchovní polnice a jsem </text:span><text:span text:style-name="T10">n</text:span><text:span text:style-name="T16">adšen,</text:span><text:span text:style-name="T298"> </text:span><text:span text:style-name="T303">za</text:span><text:span text:style-name="T298">hořím touhou, když </text:span><text:span text:style-name="T21">uslyším </text:span><text:span text:style-name="T298">tento přátelský hlas a téměř </text:span><text:span text:style-name="T10">jako bych s</text:span><text:span text:style-name="T17">amotného Apoštola</text:span><text:span text:style-name="T10"> zde viděl před námi a slyšel ho vyprávět.</text:span></text:p>
          </table:table-cell>
        </table:table-row>
        <table:table-row table:style-name="Tabulka1.1">
          <table:table-cell table:style-name="Tabulka1.A1" office:value-type="string">
            <text:p text:style-name="P33">Lectio vj.</text:p>
            <text:p text:style-name="P91"><text:span text:style-name="T171">Sed</text:span> tamen d<text:span text:style-name="T323">ó</text:span>leo et mol<text:span text:style-name="T323">é</text:span>ste fero, quod virum hunc non omnes, sicut par est, cogn<text:span text:style-name="T323">ó</text:span>scunt: verum ita illum nonn<text:span text:style-name="T323">ú</text:span>lli ign<text:span text:style-name="T323">ó</text:span>rant, ut ne Epistolárum quidem ejus n<text:span text:style-name="T323">ú</text:span>merum plane sciant. Hoc vero non imper<text:span text:style-name="T323">í</text:span>tia facit: sed quod nolint be<text:span text:style-name="T323">á</text:span>ti hujus viri scripta ass<text:span text:style-name="T323">í</text:span>due in m<text:span text:style-name="T323">á</text:span>nibus hab<text:span text:style-name="T323">é</text:span>re.</text:p>
            <text:p text:style-name="P5"/>
          </table:table-cell>
          <table:table-cell table:style-name="Tabulka1.A1" office:value-type="string">
            <text:p text:style-name="P10"/>
            <text:p text:style-name="P88"><text:span text:style-name="T207">Avšak </text:span><text:span text:style-name="T299">přece trpím a těž</text:span><text:span text:style-name="T21">ce</text:span><text:span text:style-name="T299"> snáším, že </text:span><text:span text:style-name="T11">tohoto muže všichni neznají tak, jak by se slušelo; </text:span><text:span text:style-name="T12">někteří o něm dokonce v</text:span><text:span text:style-name="T21">ěd</text:span><text:span text:style-name="T12">í tak málo, že ani neznají počet jeho Epištol. Neděje se tak z nezkušenosti, al</text:span><text:span text:style-name="T18">e</text:span><text:span text:style-name="T12"> proto, že jim je zatěžko vzít </text:span><text:span text:style-name="T21">důkladně </text:span><text:span text:style-name="T12">do rukou spisy tohoto světce.</text:span></text:p>
          </table:table-cell>
        </table:table-row>
        <text:soft-page-break/>
        <table:table-row table:style-name="Tabulka1.1">
          <table:table-cell table:style-name="Tabulka1.A1" office:value-type="string">
            <text:p text:style-name="P33">Lectio vij.</text:p>
            <text:p text:style-name="P91"><text:span text:style-name="T171">Neque</text:span> enim nos, quae scimus, si quid scimus, ab ing<text:span text:style-name="T330">é</text:span>nii bonit<text:span text:style-name="T330">á</text:span>te atque ac<text:span text:style-name="T330">ú</text:span>mine scimus: sed quod erga hunc virum imp<text:span text:style-name="T330">é</text:span>nse aff<text:span text:style-name="T330">é</text:span>cti, ab ill<text:span text:style-name="T330">í</text:span>us lecti<text:span text:style-name="T330">ó</text:span>ne numquam disc<text:span text:style-name="T330">é</text:span>dimus: s<text:span text:style-name="T330">í</text:span>quidem qui amant, ii plus quam c<text:span text:style-name="T330">é</text:span>teri omnes e<text:span text:style-name="T330">ó</text:span>rum facta norunt, quos amant, ut qui de iis ipsis sint soll<text:span text:style-name="T330">í</text:span>citi.</text:p>
            <text:p text:style-name="P13"/>
          </table:table-cell>
          <table:table-cell table:style-name="Tabulka1.A1" office:value-type="string">
            <text:p text:style-name="P10"/>
            <text:p text:style-name="P88"><text:span text:style-name="T297">A </text:span><text:span text:style-name="T300">ani my to, co víme, pokud něco víme, to ne</text:span><text:span text:style-name="T12">v</text:span><text:span text:style-name="T18">í</text:span><text:span text:style-name="T300">me pro </text:span><text:span text:style-name="T12">s</text:span><text:span text:style-name="T18">vou</text:span><text:span text:style-name="T300"> vrozenou dobrotu či </text:span><text:span text:style-name="T12">bystrý rozum, ale proto, že js</text:span><text:span text:style-name="T18">m</text:span><text:span text:style-name="T12">e vůči tomuto muži získali nesmírnou náklonnost a nikdy jsme nepřestali číst jeho spisy; pokud totiž někoho milujeme, známe lépe než ostatní jeho skutky, abychom se mohli zabývat pouze jím </text:span><text:span text:style-name="T22">samotným</text:span><text:span text:style-name="T12">.</text:span></text:p>
          </table:table-cell>
        </table:table-row>
        <table:table-row table:style-name="Tabulka1.1">
          <table:table-cell table:style-name="Tabulka1.A1" office:value-type="string">
            <text:p text:style-name="P33">Lectio viij.</text:p>
            <text:p text:style-name="P91"><text:span text:style-name="T171">Id</text:span> quod be<text:span text:style-name="T324">á</text:span>tus hic v<text:span text:style-name="T324">él</text:span>uti ost<text:span text:style-name="T324">é</text:span>ndens, ad Philipp<text:span text:style-name="T324">é</text:span>nses ait: Sicut est mihi justum, ut hoc de vobis <text:span text:style-name="T324">ó</text:span>mnibus s<text:span text:style-name="T324">é</text:span>ntiam, eo quod h<text:span text:style-name="T324">á</text:span>beam vos in corde, et in v<text:span text:style-name="T324">í</text:span>nculis meis, et in defensi<text:span text:style-name="T324">ó</text:span>ne et confirmati<text:span text:style-name="T324">ó</text:span>ne Evang<text:span text:style-name="T324">é</text:span>lii. Quapr<text:span text:style-name="T324">ó</text:span>pter si et vos quoque lecti<text:span text:style-name="T324">ó</text:span>ni dilig<text:span text:style-name="T324">é</text:span>nter att<text:span text:style-name="T324">é</text:span>ndere volu<text:span text:style-name="T324">é</text:span>ritis, nihil <text:span text:style-name="T324">á</text:span>liud vobis erit requir<text:span text:style-name="T324">é</text:span>ndum. Verax est enim Christi sermo dic<text:span text:style-name="T324">é</text:span>ntis: Quaerite, et inveni<text:span text:style-name="T324">é</text:span>tis: puls<text:span text:style-name="T324">á</text:span>te, et aperi<text:span text:style-name="T324">é</text:span>tur vobis.</text:p>
            <text:p text:style-name="P5"/>
          </table:table-cell>
          <table:table-cell table:style-name="Tabulka1.A1" office:value-type="string">
            <text:p text:style-name="P10"/>
            <text:p text:style-name="P88"><text:span text:style-name="T211">To, </text:span><text:span text:style-name="T301">co nám zde tento svatý jakoby ukazuje, řekl </text:span><text:span text:style-name="T302">i </text:span><text:span text:style-name="T301">Filipanům: „</text:span><text:span text:style-name="T304">Vždyť právem tak smýšlím o vás všech, protože vás všechny mám v srdci </text:span><text:span text:style-name="T317">jako spoluúčastníky milosti</text:span><text:span text:style-name="T304">, i když jsem ve vězení, zodpovídám se před soudem č</text:span><text:span text:style-name="T306">i</text:span><text:span text:style-name="T304"> obhajuji </text:span><text:span text:style-name="T22">E</text:span><text:span text:style-name="T304">vangelium</text:span><text:span text:style-name="T301">.“ Proto pokud se i vy chcete pilně zabývat čtením, nic jiného </text:span><text:span text:style-name="T13">po vás není třeba </text:span><text:span text:style-name="T301">vyžadovat. Pravdivé je totiž Kristovo slovo, když řekl: „Hledejte a naleznete, tlučte a bude vám otevřeno.“</text:span></text:p>
          </table:table-cell>
        </table:table-row>
        <table:table-row table:style-name="Tabulka1.1">
          <table:table-cell table:style-name="Tabulka1.A1" office:value-type="string">
            <text:p text:style-name="P40">In III. Nocturno</text:p>
            <text:p text:style-name="P44"><text:span text:style-name="T156">Léctio sancti Evangélii secúndum </text:span><text:span text:style-name="T158">Joánnem</text:span><text:span text:style-name="T156">.</text:span><text:span text:style-name="T7"> </text:span></text:p>
            <text:p text:style-name="P44"><text:span text:style-name="T7">Lectio ix. Cap. </text:span><text:span text:style-name="T8">2</text:span><text:span text:style-name="T7">.</text:span></text:p>
            <text:p text:style-name="P95">I<text:span text:style-name="T171">n</text:span> illo témpore: N<text:span text:style-name="T325">ú</text:span>ptiae factae sunt in Cana Galilaeae, et erat mater Jesu ibi. Voc<text:span text:style-name="T325">á</text:span>tus est autem et Jesus, et disc<text:span text:style-name="T325">í</text:span>puli ejus ad n<text:span text:style-name="T325">ú</text:span>ptias. Et réliqua.</text:p>
            <text:p text:style-name="P9"/>
            <text:p text:style-name="P18"><text:span text:style-name="T63">Homilía sancti Augustíni Epíscopi</text:span><text:span text:style-name="T147">.</text:span></text:p>
            <text:p text:style-name="P34">Tract. 9. in Joannem, post initium.</text:p>
            <text:p text:style-name="P96"><text:span text:style-name="T171">Quod</text:span> Dóminus invit<text:span text:style-name="T325">á</text:span>tus venit ad n<text:span text:style-name="T325">ú</text:span>ptias, <text:span text:style-name="T325">é</text:span>tiam exc<text:span text:style-name="T325">é</text:span>pta mystica significati<text:span text:style-name="T325">ó</text:span>ne, confirm<text:span text:style-name="T325">á</text:span>re v<text:span text:style-name="T325">ó</text:span>luit, quod ipse fecit n<text:span text:style-name="T325">ú</text:span>ptias. Fut<text:span text:style-name="T325">ú</text:span>ri enim erant, de quibus dixit Ap<text:span text:style-name="T325">ó</text:span>stolus, prohib<text:span text:style-name="T325">é</text:span>ntes n<text:span text:style-name="T325">ú</text:span>bere, et dic<text:span text:style-name="T325">é</text:span>ntes quod malum essent n<text:span text:style-name="T325">ú</text:span>ptiae, et quod di<text:span text:style-name="T325">á</text:span>bolus eas f<text:span text:style-name="T325">é</text:span>cisset: cum idem Dóminus dicat in Evang<text:span text:style-name="T325">é</text:span>lio interrog<text:span text:style-name="T325">á</text:span>tus, utrum l<text:span text:style-name="T325">í</text:span>ceat h<text:span text:style-name="T325">ó</text:span>mini dim<text:span text:style-name="T325">í</text:span>ttere ux<text:span text:style-name="T325">ó</text:span>rem suam ex qu<text:span text:style-name="T325">á</text:span>libet causa, non l<text:span text:style-name="T325">í</text:span>cere, exc<text:span text:style-name="T325">é</text:span>pta causa fornicati<text:span text:style-name="T325">ó</text:span>nis. In qua responsi<text:span text:style-name="T325">ó</text:span>ne, si memin<text:span text:style-name="T325">í</text:span>stis, hoc ait: Quod Deus conj<text:span text:style-name="T325">ú</text:span>nxit, homo non s<text:span text:style-name="T325">é</text:span>paret. </text:p>
            <text:p text:style-name="P9"/>
          </table:table-cell>
          <table:table-cell table:style-name="Tabulka1.A1" office:value-type="string">
            <text:p text:style-name="P42"><text:s/></text:p>
            <text:p text:style-name="P10"/>
            <text:p text:style-name="P10"/>
            <text:p text:style-name="P98"><text:span text:style-name="T177">Z</text:span><text:span text:style-name="T172">a</text:span><text:span text:style-name="T64"> onoho času se konala svatba v Káně Galilejské. Byla tam matka Ježíšova; a na svatbu byl pozván také Ježíš se svými učedníky. A ostatní.</text:span></text:p>
            <text:p text:style-name="P10"/>
            <text:p text:style-name="P10"/>
            <text:p text:style-name="P10"/>
            <text:p text:style-name="P87"><text:span text:style-name="T213">T</text:span><text:span text:style-name="T214">o,</text:span><text:span text:style-name="T296"> </text:span><text:span text:style-name="T308">ž</text:span><text:span text:style-name="T309">e</text:span><text:span text:style-name="T296"> </text:span><text:span text:style-name="T309">byl Pán pozván a přišel na svatbu, nám kromě </text:span><text:span text:style-name="T24">skrytého</text:span><text:span text:style-name="T309"> význam</text:span><text:span text:style-name="T24">u</text:span><text:span text:style-name="T309"> má též ukázat, že Pán chodil na svatby. Přišli totiž tací, o kterých Apoštol řekl, že lidem zakazovali brát se, a říkali, že sňatky jsou </text:span><text:span text:style-name="T14">zlo a stvořil je ďábel; když se však našeho Pána v Evangeliu ptali, zda je člověku dovoleno propustit ženu z jakéhokoliv důvodu, </text:span><text:span text:style-name="T15">řekl, že to dovoleno není, pouze v případě cizoložství. Ve své odpovědi, jestli si pamatujete, řekl toto: „Co Bůh spojil, člověk nerozlučuj.“</text:span></text:p>
            <text:p text:style-name="P104"/>
          </table:table-cell>
        </table:table-row>
        <table:table-row table:style-name="Tabulka1.1">
          <table:table-cell table:style-name="Tabulka1.A1" office:value-type="string">
            <text:p text:style-name="P31">Lectio x.</text:p>
            <text:p text:style-name="P95"><text:span text:style-name="T171">Et</text:span> qui bene erud<text:span text:style-name="T326">í</text:span>ti sunt in fide cath<text:span text:style-name="T326">ó</text:span>lica nov<text:span text:style-name="T326">é</text:span>runt, quod Deus f<text:span text:style-name="T326">é</text:span>cerit n<text:span text:style-name="T326">ú</text:span>ptias: et sicut conj<text:span text:style-name="T326">ú</text:span>nctio a Deo ita div<text:span text:style-name="T326">ó</text:span>rtium a di<text:span text:style-name="T326">á</text:span>bolo sit. Sed propt<text:span text:style-name="T326">é</text:span>rea in causa fornicati<text:span text:style-name="T326">ó</text:span>nis licet ux<text:span text:style-name="T326">ó</text:span>rem dim<text:span text:style-name="T326">í</text:span>ttere: quia ipsa esse uxor prior n<text:span text:style-name="T326">ó</text:span>luit, quae fidem conjug<text:span text:style-name="T326">á</text:span>lem mar<text:span text:style-name="T326">í</text:span>to non serv<text:span text:style-name="T326">á</text:span>vit. </text:p>
            <text:p text:style-name="P9"/>
          </table:table-cell>
          <table:table-cell table:style-name="Tabulka1.A1" office:value-type="string">
            <text:p text:style-name="P10"/>
            <text:p text:style-name="P88"><text:span text:style-name="T319">A </text:span><text:span text:style-name="T320">ti</text:span><text:span text:style-name="T319">, </text:span><text:span text:style-name="T25">k</text:span><text:span text:style-name="T28">teří</text:span><text:span text:style-name="T25"> jsou řádně vzděláni v katolické víře, vědí, že to byl Bůh, kdo stvořil sňatky; a stejně jako </text:span><text:span text:style-name="T32">manželské </text:span><text:span text:style-name="T25">spojení je od Boha, rozvod je od ďábla. Avšak v případě cizoložství je proto dovoleno manželku propustit, neboť ona sama </text:span><text:span text:style-name="T28">už </text:span><text:span text:style-name="T25">nechtěla být manželkou, k</text:span><text:span text:style-name="T28">dyž</text:span><text:span text:style-name="T25"> nezachovala manželskou věrnost.</text:span></text:p>
          </table:table-cell>
        </table:table-row>
        <table:table-row table:style-name="Tabulka1.1">
          <table:table-cell table:style-name="Tabulka1.A1" office:value-type="string">
            <text:p text:style-name="P31">Lectio xj.</text:p>
            <text:p text:style-name="P95"><text:span text:style-name="T171">Nec</text:span> illae quae virginit<text:span text:style-name="T326">á</text:span>tem Deo vovent, quam<text:span text:style-name="T295">­</text:span>quam ampli<text:span text:style-name="T326">ó</text:span>rem gradum hon<text:span text:style-name="T326">ó</text:span>ris et sanctit<text:span text:style-name="T326">á</text:span>tis <text:soft-page-break/>in Eccl<text:span text:style-name="T326">é</text:span>sia t<text:span text:style-name="T326">é</text:span>neant, sine n<text:span text:style-name="T326">ú</text:span>ptiis sunt: nam et ipsae p<text:span text:style-name="T326">é</text:span>rtinent ad n<text:span text:style-name="T326">ú</text:span>ptias cum tota Eccl<text:span text:style-name="T326">é</text:span>sia, in quibus n<text:span text:style-name="T326">ú</text:span>ptiis sponsus est Christus.</text:p>
            <text:p text:style-name="P9"/>
          </table:table-cell>
          <table:table-cell table:style-name="Tabulka1.A1" office:value-type="string">
            <text:p text:style-name="P10"/>
            <text:p text:style-name="P88"><text:span text:style-name="T209">A</text:span><text:span text:style-name="T215">však </text:span><text:span text:style-name="T310">ani ty, jež </text:span><text:span text:style-name="T15">Bohu daly slib panenství, jakkoliv vy</text:span><text:span text:style-name="T18">š</text:span><text:span text:style-name="T15">ší stupeň cti a svatosti jim v Církvi náleží, </text:span><text:soft-page-break/><text:span text:style-name="T15">nejsou o sňatek připraveny; jich se totiž týká sňatek, </text:span><text:span text:style-name="T18">a to </text:span><text:span text:style-name="T15">spolu s celou Církví, v němž ženich je Kristus.</text:span></text:p>
          </table:table-cell>
        </table:table-row>
        <table:table-row table:style-name="Tabulka1.1">
          <table:table-cell table:style-name="Tabulka1.A1" office:value-type="string">
            <text:p text:style-name="P31">Lectio xij.</text:p>
            <text:p text:style-name="P95"><text:span text:style-name="T171">Ac</text:span> per hoc ergo Dóminus invi<text:span text:style-name="T327">tá</text:span>tus venit ad n<text:span text:style-name="T326">ú</text:span>ptias, ut conjug<text:span text:style-name="T326">á</text:span>lis c<text:span text:style-name="T326">á</text:span>stitas firmar<text:span text:style-name="T326">é</text:span>tur, et ostender<text:span text:style-name="T326">é</text:span>tur sacram<text:span text:style-name="T326">é</text:span>ntum nupti<text:span text:style-name="T326">á</text:span>rum: quia et ill<text:span text:style-name="T326">á</text:span>rum nupti<text:span text:style-name="T326">á</text:span>rum sponsus pers<text:span text:style-name="T326">ó</text:span>nam Dómini figur<text:span text:style-name="T326">á</text:span>bat, cui dictum est: Serv<text:span text:style-name="T326">á</text:span>sti vinum bonum usque adhuc. Bonum enim vinum Christus serv<text:span text:style-name="T326">á</text:span>vit usque adhuc, id est, Evang<text:span text:style-name="T326">é</text:span>lium suum. </text:p>
            <text:p text:style-name="P9"/>
          </table:table-cell>
          <table:table-cell table:style-name="Tabulka1.A1" office:value-type="string">
            <text:p text:style-name="P10"/>
            <text:p text:style-name="P88"><text:span text:style-name="T321">A</text:span><text:span text:style-name="T319"> </text:span><text:span text:style-name="T26">proto byl tedy Pán pozván na svatbu a přišel, aby </text:span><text:span text:style-name="T30">u</text:span><text:span text:style-name="T26">tvrdil manželskou čistotu a ukázal, že sňatek je svátost; neboť i ženich na této svatbě </text:span><text:span text:style-name="T33">v Káně </text:span><text:span text:style-name="T26">v</text:span><text:span text:style-name="T27">ystupoval v roli</text:span><text:span text:style-name="T26"> Páně, když mu správce svatby řekl: „Uchoval jsi dobré víno až dosud.“ Dobré víno nám totiž Kristus uchoval až dosud, t</text:span><text:span text:style-name="T28">otiž</text:span><text:span text:style-name="T26"> své Evangelium.</text:span></text:p>
          </table:table-cell>
        </table:table-row>
        <table:table-row table:style-name="Tabulka1.1">
          <table:table-cell table:style-name="Tabulka1.A1" table:number-columns-spanned="2" office:value-type="string">
            <text:p text:style-name="P39"><text:span text:style-name="T4">D</text:span><text:span text:style-name="T161">ominica iij</text:span><text:span text:style-name="T9">.</text:span></text:p>
            <text:p text:style-name="P30">post Epiphaniam.</text:p>
          </table:table-cell>
          <table:covered-table-cell/>
        </table:table-row>
        <table:table-row table:style-name="Tabulka1.1">
          <table:table-cell table:style-name="Tabulka1.A1" office:value-type="string">
            <text:p text:style-name="P24">In I. Nocturno</text:p>
            <text:p text:style-name="P21">Incipit Epístola beáti Pauli Apóstoli ad Gálatas</text:p>
            <text:p text:style-name="P25">Lectio j. <text:span text:style-name="T165">Cap. 1.</text:span></text:p>
            <text:p text:style-name="P54">P<text:span text:style-name="T171">aulus</text:span> Apóstolus non ab homínibus, neque per hóminem, sed per Jesum Christum, et Deum Patrem, qui suscitávit eum a mórtuis: et qui mecum sunt omnes fratres, Ecclésiis Galátiae. Grátia vobis, et pax a Deo Patre, et Dómino nostro Jesu Christo, qui dedit semetípsum pro peccátis nostris, ut eriperet nos de praesénti saeculo nequam, secundum voluntátem Dei et Patris nostri, cui est glória in sæcula sæculórum: Amen.</text:p>
            <text:p text:style-name="P54"/>
          </table:table-cell>
          <table:table-cell table:style-name="Tabulka1.A1" office:value-type="string">
            <text:p text:style-name="P1"/>
            <text:p text:style-name="P1"/>
            <text:p text:style-name="P1"/>
            <text:p text:style-name="P85"><text:span text:style-name="T217">Pavel</text:span><text:span text:style-name="T253"> </text:span><text:span text:style-name="T259">A</text:span><text:span text:style-name="T253">poštol, </text:span><text:span text:style-name="T265">ustanovený</text:span><text:span text:style-name="T253"> nikoliv lidmi ani skrze člověka, nýbrž skrze Ježíše Krista a Boha Otce, jenž ho vzkřísil z mrtvých a všichni bratř</text:span><text:span text:style-name="T259">i</text:span><text:span text:style-name="T253">, kteří jsou se mnou, křesťanským obcím galatským: Milost vám a pokoj od Boha Otce a od Pána našeho Ježíše Krista, který vydal v oběť sebe samého za naše hříchy, aby nás vysvobodil z nynějšího zlého světa, podle vůle Boha, našeho Otce; jemu buď </text:span><text:span text:style-name="T43">sláva</text:span><text:span text:style-name="T253"> na věky věků! Amen. </text:span></text:p>
          </table:table-cell>
        </table:table-row>
        <table:table-row table:style-name="Tabulka1.1">
          <table:table-cell table:style-name="Tabulka1.A1" office:value-type="string">
            <text:p text:style-name="P25">Lectio ij.</text:p>
            <text:p text:style-name="P57"><text:span text:style-name="T171">Miror</text:span> quod si tam cito transferímini ab eo, qui vos vocávit in grátiam Christi in áliud Evangélium: quod non est áliud, nisi sunt áliqui, qui vos contúrbant, et volunt convértere Evangélium Christi. Sed licet nos, aut Angelus de cœlo evangelízet vobis prætérquam quod evangelizávimus vobis, anáthema sit.</text:p>
            <text:p text:style-name="P8"/>
          </table:table-cell>
          <table:table-cell table:style-name="Tabulka1.A1" office:value-type="string">
            <text:p text:style-name="P3"/>
            <text:p text:style-name="P77"><text:span text:style-name="T219">Žasnu</text:span><text:span text:style-name="T249">, že tak rychle odpadáte od Toho, jenž vás povolal </text:span><text:span text:style-name="T259">k</text:span><text:span text:style-name="T249"> milosti Kristově, k „jinému </text:span><text:span text:style-name="T259">E</text:span><text:span text:style-name="T249">vangeliu.“ A není žádného jiného! To jsou jistí lidé, kteří vás matou a chtějí převrátit </text:span><text:span text:style-name="T43">E</text:span><text:span text:style-name="T249">vangelium Kristovo. Avšak i kdybychom my nebo </text:span><text:span text:style-name="T43">A</text:span><text:span text:style-name="T249">nděl s nebe vám kázal jiné evangelium než to, které jsme vám kázali, buď proklet! </text:span></text:p>
          </table:table-cell>
        </table:table-row>
        <table:table-row table:style-name="Tabulka1.1">
          <table:table-cell table:style-name="Tabulka1.A1" office:value-type="string">
            <text:p text:style-name="P25">Lectio iij.</text:p>
            <text:p text:style-name="P57"><text:span text:style-name="T171">Sicut</text:span> prædíximus, et nunc íterum dico: Si quis vobis evangelizáverit præter id, quod accepístis, anáthema sit. Modo enim homínibus suádeo, an Deo? An quæro homínibus placére? Si adhuc homínibus placérem, Christi servus non essem.</text:p>
            <text:p text:style-name="P4"/>
          </table:table-cell>
          <table:table-cell table:style-name="Tabulka1.A1" office:value-type="string">
            <text:p text:style-name="P3"/>
            <text:p text:style-name="P64"><text:span text:style-name="T171">Jak</text:span> jsme dříve řekli, opakuji i nyní: Hlásá-li vám někdo jiné evangelium než to, které jste přijali, buď proklet! Neboť což se snažím nyní získati <text:span text:style-name="T226">přízeň</text:span> lidí, nebo Boha? Anebo usiluji o to, abych se líbil lidem? Kdybych se chtěl zalíbit lidem, nebyl bych služebníkem Kristovým. </text:p>
          </table:table-cell>
        </table:table-row>
        <table:table-row table:style-name="Tabulka1.1">
          <table:table-cell table:style-name="Tabulka1.A1" office:value-type="string">
            <text:p text:style-name="P25">Lectio i<text:span text:style-name="T166">v</text:span>.</text:p>
            <text:p text:style-name="P57"><text:span text:style-name="T171">Notum</text:span> enim vobis fácio, fratres, Evangélium, quod evangelizátum est a me quia non est secúndum hóminem: neque enim ego ab hómine accépi illud, neque dídici, sed per revelatiónem Jesu Christi. Audístis enim conversatiónem meam ali<text:soft-page-break/>quándo in Judaísmo: quóniam supra modum persequébar Ecclésiam Dei, et expugnábam illam, et proficiébam in Judaísmo supra multos coætáneos meos in génere meo, abundántius æmulátor exístens paternárum meárum traditiónum.</text:p>
            <text:p text:style-name="P4"/>
          </table:table-cell>
          <table:table-cell table:style-name="Tabulka1.A1" office:value-type="string">
            <text:p text:style-name="P3"/>
            <text:p text:style-name="P76"><text:span text:style-name="T218">Bratř</text:span><text:span text:style-name="T220">i</text:span><text:span text:style-name="T255">, oznamuji vám </text:span><text:span text:style-name="T260">tedy</text:span><text:span text:style-name="T255">: Evangelium, které já hlásám, není lidského původu. Vždyť jsem je od člověka ani nepřijal ani se mu od něho nenaučil, nýbrž </text:span><text:span text:style-name="T266">přijal jsem je</text:span><text:span text:style-name="T255"> ze zjevení Ježíše Krista. Slyšeli jste přece, že jsem dříve žil v Židovství a že jsem </text:span><text:soft-page-break/><text:span text:style-name="T255">nadmíru pronásledoval Církev Boží a ničil ji; že jsem předčil mezi Židy mnohé </text:span><text:span text:style-name="T266">své</text:span><text:span text:style-name="T255"> vrstevníky v</text:span><text:span text:style-name="T261">e</text:span><text:span text:style-name="T255"> svém národě, </text:span><text:span text:style-name="T43">neboť jsem byl</text:span><text:span text:style-name="T255"> přílišným horlitelem pro podání svých otců. </text:span></text:p>
          </table:table-cell>
        </table:table-row>
        <table:table-row table:style-name="Tabulka1.1">
          <table:table-cell table:style-name="Tabulka1.A1" office:value-type="string">
            <text:p text:style-name="P40">In II. Nocturno</text:p>
            <text:p text:style-name="P7">De Expositióne sancti Augustíni Epíscopi </text:p>
            <text:p text:style-name="P7">in Epístolam ad Gálatas.</text:p>
            <text:p text:style-name="P32">In Præfat. Tom. 4.</text:p>
            <text:p text:style-name="P18"><text:bookmark-start text:name="__DdeLink__2400_16731447091131111"/><text:span text:style-name="T2">Lectio</text:span><text:bookmark-end text:name="__DdeLink__2400_16731447091131111"/><text:span text:style-name="T2"> v.</text:span></text:p>
            <text:p text:style-name="P86"><text:span text:style-name="T153">C</text:span><text:span text:style-name="T192">ausa</text:span><text:span text:style-name="T153">, propter quam scríbit Apóstolus ad Gálatas, hæc est: ut intélligant grátiam Dei id secum ágere, ut sub lege jam non sint. Cum enim prædicáta eis esset Evangélii grátia, non defuérunt quidam ex circumcisióne, quamvis Christiáni nómine, nondum tamen tenéntes ipsum gratiæ benefícium, et adhuc voléntes esse sub onéribus legis, quæ Dóminus Deus imposúerat non justítiæ serviéntibus, sed peccáto, justam scílicet legem injústis homínibus dando ad demonstránda peccáta eórum, non auferénda. Non enim aufert peccáta, nisi grátia f</text:span><text:span text:style-name="T154">í</text:span><text:span text:style-name="T153">dei, quæ per dilectiónem operátur.</text:span></text:p>
            <text:p text:style-name="P11"/>
          </table:table-cell>
          <table:table-cell table:style-name="Tabulka1.A1" office:value-type="string">
            <text:p text:style-name="P41"><text:s/></text:p>
            <text:p text:style-name="P10"/>
            <text:p text:style-name="P10"/>
            <text:p text:style-name="P10"/>
            <text:p text:style-name="P10"/>
            <text:p text:style-name="P89"><text:span text:style-name="T212">D</text:span><text:span text:style-name="T210">ůvod</text:span><text:span text:style-name="T297">, proč </text:span><text:span text:style-name="T23">A</text:span><text:span text:style-name="T297">poštol psal Galaťanům, je tento: aby poznali, že milost Boží v nich působí </text:span><text:span text:style-name="T307">to</text:span><text:span text:style-name="T297">, že již nejsou vázáni </text:span><text:span text:style-name="T316">židovským</text:span><text:span text:style-name="T297"> zákonem. Když totiž poslouchali kázání o milosti </text:span><text:span text:style-name="T305">E</text:span><text:span text:style-name="T297">vange</text:span><text:span text:style-name="T305">lia,</text:span><text:span text:style-name="T297"> nechyběli někteří z obřezaných, </text:span><text:span text:style-name="T305">třeba</text:span><text:span text:style-name="T297">ž</text:span><text:span text:style-name="T305">e</text:span><text:span text:style-name="T297"> Křesťanů podle jména, kteří ještě nepochopili výsadu oné milosti, a chtěli být podrobeni břemen</text:span><text:span text:style-name="T24">u</text:span><text:span text:style-name="T297"> zákona, které Pán Bůh nevložil na ty, kdo slouží spravedlnosti, </text:span><text:span text:style-name="T24">nýbrž</text:span><text:span text:style-name="T297"> hříchu. Spravedlivý zákon dal nespravedlivým lidem, aby poukázal na jejich hříchy, ne aby je odňal. Hříchy totiž dokáže odejmout pouze milost víry, jež působí skrze lásku.</text:span></text:p>
          </table:table-cell>
        </table:table-row>
        <table:table-row table:style-name="Tabulka1.1">
          <table:table-cell table:style-name="Tabulka1.A1" office:value-type="string">
            <text:p text:style-name="P33">Lectio vj.</text:p>
            <text:p text:style-name="P91">S<text:span text:style-name="T171">ub</text:span> hac ergo grátia jam Gálatas constitútos illi volébant constítuere sub onéribus legis, asseverántes nihil eis prodesse Evangélium, nisi circumcideréntur, et céteras carnáles Judáici ritus observatiónes subírent.</text:p>
            <text:p text:style-name="P5"/>
          </table:table-cell>
          <table:table-cell table:style-name="Tabulka1.A1" office:value-type="string">
            <text:p text:style-name="P10"/>
            <text:p text:style-name="P98"><text:span text:style-name="T182">M</text:span><text:span text:style-name="T187">uži</text:span><text:span text:style-name="T101"> obřízky</text:span><text:span text:style-name="T65"> tedy chtěli, aby Galaťané, již v této milosti ustanoveni, byli opět ustanoveni pod břemenem zákona, a tvrdili, že jim </text:span><text:span text:style-name="T66">E</text:span><text:span text:style-name="T65">vangelium nic neprospěje, </text:span><text:span text:style-name="T45">d</text:span><text:span text:style-name="T65">okud nebudou obřezáni a nepodrobí se ostatním židovským obřadům stran těla.</text:span></text:p>
          </table:table-cell>
        </table:table-row>
        <table:table-row table:style-name="Tabulka1.1">
          <table:table-cell table:style-name="Tabulka1.A1" office:value-type="string">
            <text:p text:style-name="P33">Lectio vij.</text:p>
            <text:p text:style-name="P91">E<text:span text:style-name="T171">t</text:span> ideo Paulum Apóstolum suspéctum habére cœperant, a quo illis Evangélium prædicátum erat, tamquam non tenéntem disciplínam ceterórum Apostolórum, qui Gentes cogébant judaizáre.</text:p>
            <text:p text:style-name="P13"/>
          </table:table-cell>
          <table:table-cell table:style-name="Tabulka1.A1" office:value-type="string">
            <text:p text:style-name="P10"/>
            <text:p text:style-name="P88"><text:span text:style-name="T297">A proto </text:span><text:span text:style-name="T316">Galaťané</text:span><text:span text:style-name="T297"> začínali podezřívat </text:span><text:span text:style-name="T305">A</text:span><text:span text:style-name="T297">poštola Pavla, který jim hlásal toto </text:span><text:span text:style-name="T305">E</text:span><text:span text:style-name="T297">vangelium, že nenásleduje učení ostatních </text:span><text:span text:style-name="T305">A</text:span><text:span text:style-name="T297">poštolů, </text:span><text:span text:style-name="T24">neboť oni</text:span><text:span text:style-name="T297"> vybízeli Pohan</text:span><text:span text:style-name="T23">y</text:span><text:span text:style-name="T297">, aby se požidovštili.</text:span></text:p>
          </table:table-cell>
        </table:table-row>
        <table:table-row table:style-name="Tabulka1.1">
          <table:table-cell table:style-name="Tabulka1.A1" office:value-type="string">
            <text:p text:style-name="P33">Lectio viij.</text:p>
            <text:p text:style-name="P91">T<text:span text:style-name="T171">alis</text:span> quidem quæstio est et in epístola ad Romános: verúmtamen vidétur áliquid interésse, quod ibi contentiónem ipsam dírimit, litémque compónit, quæ inter eos, qui ex Judæis, et eos, qui ex Géntibus credíderant, orta erat: cum illi tamquam ex méritis óperum legis, sibi rédditum Evangélii præmium arbitraréntur, quod præmium incircumcísis tamquam imméritis nolébant dari: illi contra Judæis se præférre gestírent, tamquam interfectóribus Dómini.</text:p>
            <text:p text:style-name="P5"/>
          </table:table-cell>
          <table:table-cell table:style-name="Tabulka1.A1" office:value-type="string">
            <text:p text:style-name="P10"/>
            <text:p text:style-name="P105"><text:span text:style-name="T171">Stejná</text:span> otázka se totiž objevuje i v dopisu Římanům, i když zde se to zdá býti jinak, neboť v tomto případě ukončí hádku a uklidní spor, který vznikl mezi těmi, kdo uvěřili z<text:span text:style-name="T229">e</text:span> <text:span text:style-name="T229">Ž</text:span>idů, a těmi, kdo uvěřili z <text:span text:style-name="T229">P</text:span>ohanů. Jedni byli přesvědčeni, že obdrží <text:span text:style-name="T229">E</text:span>vangelní odměny za zásluhy podle skutků zákona, a odmítali, že by odměny měly býti dány neobřezaným, neboť si je nezaslouží. Druzí se chtěli vyvyšovat nad <text:span text:style-name="T229">Ž</text:span>idy, neboť <text:span text:style-name="T331">právě Židé</text:span> zabil<text:span text:style-name="T331">i</text:span> Pána.</text:p>
          </table:table-cell>
        </table:table-row>
        <table:table-row table:style-name="Tabulka1.1">
          <table:table-cell table:style-name="Tabulka1.A1" office:value-type="string">
            <text:p text:style-name="P40">In III. Nocturno</text:p>
            <text:p text:style-name="P18"><text:soft-page-break/><text:span text:style-name="T147">Léctio sancti Evangélii secúndum Matthæum.</text:span><text:span text:style-name="T2"> </text:span></text:p>
            <text:p text:style-name="P31">Lectio ix. Cap. 8.</text:p>
            <text:p text:style-name="P95">I<text:span text:style-name="T171">n</text:span> illo témpore: Cum descendísset Jesus de monte, secútæ sunt eum turbæ multæ: et ecce leprosus veniens, adorábat eum. Et réliqua.</text:p>
            <text:p text:style-name="P9"/>
            <text:p text:style-name="P18"><text:span text:style-name="T63">Homilía sancti Hierónymi Presbýteri</text:span><text:span text:style-name="T147">.</text:span></text:p>
            <text:p text:style-name="P34">Lib. 1. Comment. in Cap. 8. Matthæi.</text:p>
            <text:p text:style-name="P96">D<text:span text:style-name="T171">e</text:span> monte Dómino descendénte, occúrrunt turbæ, quia ad altióra ascéndere non valuérunt. Et primus ei occúrrit leprósus: necdum enim póterat cum lepra tam multíplicem in monte Salvatóris audíre sermónem.</text:p>
            <text:p text:style-name="P9"/>
          </table:table-cell>
          <table:table-cell table:style-name="Tabulka1.A1" office:value-type="string">
            <text:p text:style-name="P10"/>
            <text:p text:style-name="P10"><text:soft-page-break/></text:p>
            <text:p text:style-name="P10"/>
            <text:p text:style-name="P98"><text:span text:style-name="T177">Z</text:span><text:span text:style-name="T172">a</text:span><text:span text:style-name="T64"> onoho času, když sestoupil Ježíš z hory, následovaly jej mnohé zástupy. A hle, přišel k němu malomocný a klaněl se mu. A ostatní.</text:span></text:p>
            <text:p text:style-name="P10"/>
            <text:p text:style-name="P10"/>
            <text:p text:style-name="P10"/>
            <text:p text:style-name="P100"><text:span text:style-name="T178">Teprve</text:span><text:span text:style-name="T64"> </text:span><text:span text:style-name="T98">když </text:span><text:span text:style-name="T64">Pán sestupoval z hory, objevily se zástupy, neboť </text:span><text:span text:style-name="T105">tito lidé</text:span><text:span text:style-name="T64"> nedokázali vystoupit výše. A první k němu přišel malomocný, neboť s tak rozvinutou leprou již nedokázal vystoupit na horu a poslouchat Spasitelovu řeč. </text:span></text:p>
          </table:table-cell>
        </table:table-row>
        <table:table-row table:style-name="Tabulka1.1">
          <table:table-cell table:style-name="Tabulka1.A1" office:value-type="string">
            <text:p text:style-name="P31">Lectio x.</text:p>
            <text:p text:style-name="P95">E<text:span text:style-name="T171">t</text:span> ecce leprósus véniens adorábat eum, dicens: Recte post prædicatiónem atque doctrínam, signi offértur occísio, ut per virtútem miráculi, prætéritus apud audiéntes sermo firmétur. Dómine, si vis, potes me mundáre. Qui voluntátem rogat, de virtúte non dúbitat. </text:p>
            <text:p text:style-name="P9"/>
          </table:table-cell>
          <table:table-cell table:style-name="Tabulka1.A1" office:value-type="string">
            <text:p text:style-name="P10"/>
            <text:p text:style-name="P88"><text:span text:style-name="T319">A hle, malomocný přichází, klaní se mu, a říká: (příhodně, po kázání a vyučování, nabízí se příležitost pro znamení, aby působením zázraku bylo v posluchačích posíleno slovo, které </text:span><text:span text:style-name="T31">právě </text:span><text:span text:style-name="T319">slyšeli) „Pane, pokud chceš, můžeš mne uzdravit.“ Kdo se dovolává vůle, o moci nepochybuje. </text:span></text:p>
          </table:table-cell>
        </table:table-row>
        <table:table-row table:style-name="Tabulka1.1">
          <table:table-cell table:style-name="Tabulka1.A1" office:value-type="string">
            <text:p text:style-name="P31">Lectio xj.</text:p>
            <text:p text:style-name="P95">E<text:span text:style-name="T171">t</text:span> exténdens Jesus manum tétigit eum, dicens: Volo, mundáre. Extendénte manum Dómino, statim lepra fugit. Simúlque consídera, quam húmilis, et sine jactántia respónsio. Ille díxerat, Si vis: Dóminus respóndit, Volo. Ille præmíserat, Potes me mundáre: Dóminus jungit, et dicit, Mundáre. Non ergo, ut pleríque Latinórum putant, jungéndum est, et legéndum, Volo mundáre: sed separátim, ut primum dicat, Volo; deinde ímperet, Mundáre.</text:p>
            <text:p text:style-name="P9"/>
          </table:table-cell>
          <table:table-cell table:style-name="Tabulka1.A1" office:value-type="string">
            <text:p text:style-name="P10"/>
            <text:p text:style-name="P98"><text:span text:style-name="T64">A Ježíš natáhl ruku, dotkl se jej a řekl: „Chci, buď čistý.“ Jakmile Pán natáhl ruku, lepra okamžitě zmizela. Uvaž také, jak pokorná a bez vyvyšování je tato odpověď. Malomocný řekl: „pokud chceš.“ Pán odpověděl: „Chci.“ Malomocný dodal: „můžeš mne uzdravit.“ Pán navázal a řekl: „Buď čistý.“ Ne však, jak si mnozí latiníci myslí, že by se to mělo spojit a číst „Chci </text:span><text:span text:style-name="T105">tě </text:span><text:span text:style-name="T111">uzdravit,“ ale zvlášť, jak prve řekl: „Chci,“ pak rozkáže „Buď čistý.“</text:span></text:p>
          </table:table-cell>
        </table:table-row>
        <table:table-row table:style-name="Tabulka1.1">
          <table:table-cell table:style-name="Tabulka1.A1" office:value-type="string">
            <text:p text:style-name="P31">Lectio xij.</text:p>
            <text:p text:style-name="P95">E<text:span text:style-name="T171">t</text:span> ait illi Jesus: Vide, némini díxeris. Et revéra quid erat necésse ut sermóne jactáret, quod córpore præferébat? Sed vade, osténde te sacerdóti. Várias ob causas mittit eum ad sacerdótem: primum propter humilitátem, ut sacerdótibus deférre honórem videátur. Erat enim lege præcéptum, ut, qui mundáti fúerant a lepra, offérrent múnera sacerdótibus. Deínde, ut mundátum vidéntes leprósum, aut créderent Salvatóri, aut non créderent: si créderent, salvaréntur; si non créderent, inexcusábiles forent.</text:p>
            <text:p text:style-name="P9"/>
          </table:table-cell>
          <table:table-cell table:style-name="Tabulka1.A1" office:value-type="string">
            <text:p text:style-name="P10"/>
            <text:p text:style-name="P98"><text:span text:style-name="T112">A</text:span><text:span text:style-name="T111"> řekl mu Ježíš: „Hleď, abys </text:span><text:span text:style-name="T124">o </text:span><text:span text:style-name="T111">to</text:span><text:span text:style-name="T124">m</text:span><text:span text:style-name="T111"> nikomu neřík</text:span><text:span text:style-name="T124">a</text:span><text:span text:style-name="T111">l.“ A opravdu, čemu by pomohlo, aby se </text:span><text:span text:style-name="T106">ještě</text:span><text:span text:style-name="T112"> </text:span><text:span text:style-name="T111">slovem chlubil </text:span><text:span text:style-name="T110">tím</text:span><text:span text:style-name="T111">, co ukazovalo jeho tělo? „Ale jdi a ukaž se knězi.“ </text:span><text:span text:style-name="T121">K</text:span><text:span text:style-name="T111">e knězi jej poslal </text:span><text:span text:style-name="T121">z</text:span><text:span text:style-name="T111"> </text:span><text:span text:style-name="T105">dvou</text:span><text:span text:style-name="T111"> různých důvodů. Za prvé z pokory, aby tím ukázal úctu kněžím. Zákon totiž přikazoval, </text:span><text:span text:style-name="T121">aby </text:span><text:span text:style-name="T111">ti, </text:span><text:span text:style-name="T121">kteří</text:span><text:span text:style-name="T111"> byli očištěni od lepry, přinesl</text:span><text:span text:style-name="T121">i</text:span><text:span text:style-name="T111"> dary kněžím. Za druhé, aby kněží, až uvidí očištěného malomocného, buď uvěřili ve Spasitele, nebo neuvěřili. Pokud uvěří, budou spaseni. Pokud neuvěří, nebude pro ně omluvy.</text:span></text:p>
          </table:table-cell>
        </table:table-row>
        <table:table-row table:style-name="Tabulka1.1">
          <table:table-cell table:style-name="Tabulka1.A1" table:number-columns-spanned="2" office:value-type="string">
            <text:p text:style-name="P37"><text:span text:style-name="T4">D</text:span><text:span text:style-name="T161">ominica </text:span><text:span text:style-name="T164">iv</text:span><text:span text:style-name="T9">.</text:span></text:p>
            <text:p text:style-name="P28">post Epiphaniam.</text:p>
          </table:table-cell>
          <table:covered-table-cell/>
        </table:table-row>
        <table:table-row table:style-name="Tabulka1.1">
          <table:table-cell table:style-name="Tabulka1.A1" office:value-type="string">
            <text:p text:style-name="P24">In I. Nocturno</text:p>
            <text:p text:style-name="P22">Incipit Epístola beáti Pauli Apóstoli </text:p>
            <text:p text:style-name="P22">ad Philippénses.</text:p>
            <text:p text:style-name="P25"><text:soft-page-break/>Lectio j. <text:span text:style-name="T165">Cap. 1.</text:span></text:p>
            <text:p text:style-name="P54">P<text:span text:style-name="T171">aulus</text:span>, et Timótheus servi Jesu Christi, ómnibus sanctis in Christo Jesu, qui sunt Philíppis, cum Episcopis, et Diacónibus. Grátia vobis, et pax a Deo Patre nostro, et Dómino Jesu Christo. Grátias ago Deo meo in omni memória vestri, semper in cunctis oratiónibus meis pro ómnibus vobis, cum gáudio deprecatiónem fáciens, super communicatióne vestra in Evangélio Christi a prima die usque nunc: confídens hoc ipsum, quia qui cœpit in vobis opus bonum, perfíciet usque in diem Christi Jesu.</text:p>
            <text:p text:style-name="P54"/>
          </table:table-cell>
          <table:table-cell table:style-name="Tabulka1.A1" office:value-type="string">
            <text:p text:style-name="P1"/>
            <text:p text:style-name="P1"/>
            <text:p text:style-name="P1"/>
            <text:p text:style-name="P1"><text:soft-page-break/></text:p>
            <text:p text:style-name="P79"><text:span text:style-name="T171">Pavel</text:span> a Timote<text:span text:style-name="T57">j</text:span>, služebníci Ježíše Krista, všem <text:span text:style-name="T230">svatým</text:span> v Kristu Ježíši, kteří jsou ve Filipech, <text:span text:style-name="T230">spolu s nimi </text:span>i <text:span text:style-name="T230">B</text:span>iskupům a <text:span text:style-name="T230">J</text:span>áhnům. Milost vám a pokoj od Boha Otce našeho a Pána Ježíše Krista. Děkuji svému Bohu při každé vzpomínce na vás a v každé modlitbě za vás všechny s radostí prosím; jsem vděčen za vaši účast na díle <text:span text:style-name="T231">E</text:span>vangelia od prvního dne až doposud a jsem si jist, že ten, který ve vás začal dobré dílo, <text:span text:style-name="T231">dokoná</text:span> je až do dne Ježíše Krista. <text:s/></text:p>
          </table:table-cell>
        </table:table-row>
        <table:table-row table:style-name="Tabulka1.1">
          <table:table-cell table:style-name="Tabulka1.A1" office:value-type="string">
            <text:p text:style-name="P25">Lectio ij.</text:p>
            <text:p text:style-name="P57">S<text:span text:style-name="T171">icut</text:span> est mihi justum hoc sentíre pro ómnibus vobis: eo quod hábeam vos in corde, et in vínculis meis, et in defensióne, et confirmatióne Evangélii, sócios gáudii mei omnes vos esse. Testis enim mihi est Deus, quómodo cúpiam omnes vos in viscéribus Jesu Christi. Et hoc oro ut cháritas vestra magis ac magis abúndet in sciéntia, et in omni sensu: ut probétis potióra, ut sitis sincéri, et sine offénsa in diem Christi, repléti fructu justítiæ per Jesum Christum, in glóriam et laudem Dei.</text:p>
            <text:p text:style-name="P8"/>
          </table:table-cell>
          <table:table-cell table:style-name="Tabulka1.A1" office:value-type="string">
            <text:p text:style-name="P3"/>
            <text:p text:style-name="P65"><text:span text:style-name="T171">Vždyť</text:span> právem tak smýšlím o vás všech, protože vás všechny mám v srdci, i když jsem ve vězení, zodpovídám se před soudem a obhajuji <text:span text:style-name="T231">E</text:span>vangelium, tak jste spolu se mnou účastníky milosti. Bůh je mi svědkem, jak po vás všech vroucně toužím v Kristu Ježíši. A za to se modlím, aby se vaše láska ještě víc a více rozhojňovala a s ní i poznání a hluboká vnímavost; abyste rozpoznali, na čem záleží, a byli ryzí a bezúhonní pro den Kristův, <text:span text:style-name="T231">na</text:span>pln<text:span text:style-name="T231">ěni</text:span> ovoce<text:span text:style-name="T231">m</text:span> spravedlnosti, které z moci Ježíše Krista roste k slávě a chvále Boží. </text:p>
          </table:table-cell>
        </table:table-row>
        <table:table-row table:style-name="Tabulka1.1">
          <table:table-cell table:style-name="Tabulka1.A1" office:value-type="string">
            <text:p text:style-name="P25">Lectio iij.</text:p>
            <text:p text:style-name="P58"><text:span text:style-name="T171">Scire</text:span> autem vos volo fratres, quia quæ circa me sunt, magis ad proféctum venérunt Evangélii: ita ut víncula mea manifésta fíerent in Christo in omni prætório, et in céteris ómnibus, et plures e frátribus in Dómino confidéntes vínculis meis, abundántius audérent sine timóre verbum Dei loqui.</text:p>
            <text:p text:style-name="P4"/>
          </table:table-cell>
          <table:table-cell table:style-name="Tabulka1.A1" office:value-type="string">
            <text:p text:style-name="P3"/>
            <text:p text:style-name="P66"><text:span text:style-name="T171">Rád</text:span> bych, bratř<text:span text:style-name="T232">i</text:span>, abyste věděli, že to, co mě potkalo, je spíše k prospěchu <text:span text:style-name="T232">E</text:span>vangelia, takže po celém soudu i všude jinde je známo, že jsem vězněn pro Krista, a mnohé bratry právě mé okovy povzbudily, aby se spolehli na Pána a s větší smělostí mluvili beze strachu slovo Boží. </text:p>
          </table:table-cell>
        </table:table-row>
        <table:table-row table:style-name="Tabulka1.1">
          <table:table-cell table:style-name="Tabulka1.A1" office:value-type="string">
            <text:p text:style-name="P25">Lectio i<text:span text:style-name="T166">v</text:span>.</text:p>
            <text:p text:style-name="P58"><text:span text:style-name="T171">Quidam</text:span> quidem et propter invídiam, et contentiónem; quidam autem et propter bonam voluntátem Christum prædicant; quidam ex charitáte, sciéntes quóniam in defensiónem Evangélii pósitus sum. Quidam autem ex contentióne Christum annúntiant non sincére, existimántes pressúram se suscitáre vínculis meis. Quid enim? Dum omni modo, sive per occasiónem, sive per veritátem, Christus annuntiétur; et in hoc gáudeo, sed et gaudébo.</text:p>
            <text:p text:style-name="P4"/>
          </table:table-cell>
          <table:table-cell table:style-name="Tabulka1.A1" office:value-type="string">
            <text:p text:style-name="P3"/>
            <text:p text:style-name="P71"><text:span text:style-name="T196">Někteří</text:span><text:span text:style-name="T167"> sice kážou Krista také ze závisti a z řevnivosti, jiní však s dobrým úmyslem. Jedni z lásky, protože vědí, že jsem tu k obhajobě Evangelia, druzí z touhy po uplatnění, ne z čistých pohnutek, a domnívají se, že mi v mém vězení způsobí bolest. Ale co na tom! Jen když se jakýmkoli způsobem, ať s postranními úmysly, ať upřímně zvěstuje Kristus; z toho se raduji a budu radovat. </text:span></text:p>
          </table:table-cell>
        </table:table-row>
        <table:table-row table:style-name="Tabulka1.1">
          <table:table-cell table:style-name="Tabulka1.A1" office:value-type="string">
            <text:p text:style-name="P40">In II. Nocturno</text:p>
            <text:p text:style-name="P6">Ex libro Morálium sancti Gregórii Papæ.</text:p>
            <text:p text:style-name="P32">Lib. 4. Cap. 30.</text:p>
            <text:p text:style-name="P18"><text:bookmark-start text:name="__DdeLink__2400_167314470911311111"/><text:span text:style-name="T2">Lectio</text:span><text:bookmark-end text:name="__DdeLink__2400_167314470911311111"/><text:span text:style-name="T2"> v.</text:span></text:p>
            <text:p text:style-name="P100"><text:soft-page-break/><text:span text:style-name="T189">Replémus</text:span><text:span text:style-name="T144"> refectiónibus corpus, ne extenuátum defíciat: extenuámus abstinéntia, ne nos replétum premat: vegetámus hoc mótibus, ne situ immobilitátis intéreat: sed citius hoc collocándo sístimus, ne ipsa sua vegetatióne succúmbat: adjuméntis hoc véstium tégimus, ne frigus intérimat: et quæsíta adjuménta proj</text:span><text:span text:style-name="T145">í</text:span><text:span text:style-name="T144">cimus, ne calor exúrat.</text:span></text:p>
            <text:p text:style-name="P11"/>
          </table:table-cell>
          <table:table-cell table:style-name="Tabulka1.A1" office:value-type="string">
            <text:p text:style-name="P10"/>
            <text:p text:style-name="P10"/>
            <text:p text:style-name="P10"/>
            <text:p text:style-name="P10"/>
            <text:p text:style-name="P110"><text:soft-page-break/><text:span text:style-name="T204">Sytíme</text:span><text:span text:style-name="T65"> tělo pokrm</text:span><text:span text:style-name="T67">y</text:span><text:span text:style-name="T65">, aby neumdlévalo slabostí. Sužuj</text:span><text:span text:style-name="T68">e</text:span><text:span text:style-name="T65">me je však </text:span><text:span text:style-name="T68">také </text:span><text:span text:style-name="T65">posty, aby nás plný žaludek neutlačoval. </text:span><text:span text:style-name="T68">Dopřáváme tělu pohyb, aby </text:span><text:span text:style-name="T83">pro </text:span><text:span text:style-name="T47">pasivní</text:span><text:span text:style-name="T83"> </text:span><text:span text:style-name="T46">zahálčivost</text:span><text:span text:style-name="T83"> </text:span><text:span text:style-name="T68">neodumřelo, </text:span><text:span text:style-name="T69">pak</text:span><text:span text:style-name="T68"> </text:span><text:span text:style-name="T69">je </text:span><text:span text:style-name="T70">zase</text:span><text:span text:style-name="T68"> </text:span><text:span text:style-name="T76">rychle</text:span><text:span text:style-name="T69"> uložíme k odpočinku, aby přemírou pohybu nezahynulo. O</text:span><text:span text:style-name="T47">blékáme </text:span><text:span text:style-name="T76">své</text:span><text:span text:style-name="T69"> tělo </text:span><text:span text:style-name="T70">o</text:span><text:span text:style-name="T47">děvy</text:span><text:span text:style-name="T70">, aby je nezahubila zima, pak potřebné o</text:span><text:span text:style-name="T47">blečení</text:span><text:span text:style-name="T70"> zase odložíme, aby </text:span><text:span text:style-name="T47">náš</text:span><text:span text:style-name="T70"> horko nespálilo.</text:span></text:p>
          </table:table-cell>
        </table:table-row>
        <table:table-row table:style-name="Tabulka1.1">
          <table:table-cell table:style-name="Tabulka1.A1" office:value-type="string">
            <text:p text:style-name="P33">Lectio vj.</text:p>
            <text:p text:style-name="P91"><text:span text:style-name="T171">Tot</text:span> ígitur diversitátibus occurréntes, quid ágimus, nisi corruptibilitáti servímus, ut saltem multiplícitas impénsi obséquii corpus sustíneat, quod anxíetas infírmæ mutabilitátis gravat? Unde bene per Paulum dícitur: Vanitáti enim subjécta est creatúra non volens, sed propter eum qui subjécit eam in spe: quia et ipsa creatúra liberábitur a servitúte corruptiónis, in libertátem glóriæ filiórum Dei.</text:p>
            <text:p text:style-name="P5"/>
          </table:table-cell>
          <table:table-cell table:style-name="Tabulka1.A1" office:value-type="string">
            <text:p text:style-name="P10"/>
            <text:p text:style-name="P112"><text:span text:style-name="T176">Ovšem </text:span><text:span text:style-name="T84">copak ve </text:span><text:span text:style-name="T71">všech těchto rozličných příležitostech děláme jiného, nežli ž</text:span><text:span text:style-name="T84">e </text:span><text:span text:style-name="T71">sloužíme porušitelnosti, tedy aby v různých situacích naše tělo vydrželo, neboť nás sužuje úzkost z nejisté proměnlivosti? Proto Pavel správně říká: „Neboť tvorstvo bylo vydáno marnosti, ne </text:span><text:span text:style-name="T72">dobrovolně</text:span><text:span text:style-name="T71">, nýbrž tím, kdo je marnosti vydal. Trvá však naděje, že i samo tvorstvo bude vysvobozeno z otroctví </text:span><text:span text:style-name="T72">porušení</text:span><text:span text:style-name="T71"> a uvedeno do svobody a slávy dětí Božích.“</text:span></text:p>
          </table:table-cell>
        </table:table-row>
        <table:table-row table:style-name="Tabulka1.1">
          <table:table-cell table:style-name="Tabulka1.A1" office:value-type="string">
            <text:p text:style-name="P33">Lectio vij.</text:p>
            <text:p text:style-name="P91"><text:span text:style-name="T171">Vanitáti</text:span> quippe creatúra non volens súbditur: quia homo, qui ingénitæ constántiæ statum volens deséruit, pressus justæ mortalitátis póndere, nolens mutabilitátis suæ corruptióni servit. Sed creatúra hæc tunc a servitúte corruptiónis erípitur, cum ad filiórum Dei glóriam incorrúpta resurgéndo sublevátur.</text:p>
            <text:p text:style-name="P13"/>
          </table:table-cell>
          <table:table-cell table:style-name="Tabulka1.A1" office:value-type="string">
            <text:p text:style-name="P10"/>
            <text:p text:style-name="P99"><text:span text:style-name="T183">T</text:span><text:span text:style-name="T184">vorstvo</text:span><text:span text:style-name="T126"> </text:span><text:span text:style-name="T133">je </text:span><text:span text:style-name="T127">tedy</text:span><text:span text:style-name="T126"> ne</text:span><text:span text:style-name="T127">dobrovolně </text:span><text:span text:style-name="T126">vydáno marnos</text:span><text:span text:style-name="T133">­</text:span><text:span text:style-name="T126">ti, </text:span><text:span text:style-name="T127">neboť člověk, </text:span><text:span text:style-name="T51">když</text:span><text:span text:style-name="T127"> dobrovolně opustil stav </text:span><text:span text:style-name="T52">v</text:span><text:span text:style-name="T51">rozené </text:span><text:span text:style-name="T53">neměnnosti</text:span><text:span text:style-name="T127">, byl </text:span><text:span text:style-name="T129">spravedlivě </text:span><text:span text:style-name="T53">stižen</text:span><text:span text:style-name="T127"> </text:span><text:span text:style-name="T53">břemenem </text:span><text:span text:style-name="T127">smrtelnosti, a </text:span><text:span text:style-name="T129">proto</text:span><text:span text:style-name="T127"> nedobrovolně slouží své </text:span><text:span text:style-name="T133">nestálé </text:span><text:span text:style-name="T127">porušitelnosti. </text:span><text:span text:style-name="T128">Avšak toto stvoření bude vysvobozeno z otroctví porušitelnosti </text:span><text:span text:style-name="T133">až tehdy</text:span><text:span text:style-name="T128">, </text:span><text:span text:style-name="T53">kdy</text:span><text:span text:style-name="T128">ž bude vzkříšením </text:span><text:span text:style-name="T134">jako </text:span><text:span text:style-name="T128">neporuš</text:span><text:span text:style-name="T134">ené</text:span><text:span text:style-name="T128"> vyzdviženo </text:span><text:span text:style-name="T54">do</text:span><text:span text:style-name="T128"> sláv</text:span><text:span text:style-name="T54">y</text:span><text:span text:style-name="T128"> synů Božích.</text:span></text:p>
          </table:table-cell>
        </table:table-row>
        <table:table-row table:style-name="Tabulka1.1">
          <table:table-cell table:style-name="Tabulka1.A1" office:value-type="string">
            <text:p text:style-name="P33">Lectio viij.</text:p>
            <text:p text:style-name="P98"><text:span text:style-name="T190">Hic</text:span><text:span text:style-name="T136"> ítaque elécti molésti vincti sunt, quia adhuc corruptiónis suæ pœna deprimúntur: sed cum corruptíbili carne exúimur, quasi ab his quibus nunc adstríngimur, moléstiæ vinculis relaxámur. Præsentári namque jam Deo cúpimus, sed adhuc mortális corporis obligatióne præpedímur. Jure ergo vincti dícimur, quia adhuc incéssum nostri desidérii ad Deum líberum non habémus.</text:span></text:p>
            <text:p text:style-name="P5"/>
          </table:table-cell>
          <table:table-cell table:style-name="Tabulka1.A1" office:value-type="string">
            <text:p text:style-name="P10"/>
            <text:p text:style-name="P115"><text:span text:style-name="T174">Zde</text:span><text:span text:style-name="T73"> jsou tedy vyvolení </text:span><text:span text:style-name="T85">podrobeni </text:span><text:span text:style-name="T73">s</text:span><text:span text:style-name="T85">o</text:span><text:span text:style-name="T73">už</text:span><text:span text:style-name="T48">e</text:span><text:span text:style-name="T73">ní</text:span><text:span text:style-name="T85">m</text:span><text:span text:style-name="T73">, neboť je ještě utlačuje trest porušitelnosti: až však svlékneme porušitelné tělo, </text:span><text:span text:style-name="T74">uvolníme i </text:span><text:span text:style-name="T77">tato </text:span><text:span text:style-name="T74">pouta soužení, </text:span><text:span text:style-name="T77">která </text:span><text:span text:style-name="T73">nás nyní svazují</text:span><text:span text:style-name="T74">. Toužíme </text:span><text:span text:style-name="T48">sice</text:span><text:span text:style-name="T74"> již po tom, abychom byli přivedeni před Boha, ale ještě nám v tom brání </text:span><text:span text:style-name="T76">břemeno</text:span><text:span text:style-name="T74"> smrtelného těla. Právem </text:span><text:span text:style-name="T77">nás</text:span><text:span text:style-name="T74"> tedy </text:span><text:span text:style-name="T102">Pavel </text:span><text:span text:style-name="T74">nazývá </text:span><text:span text:style-name="T76">vězni</text:span><text:span text:style-name="T74">, neboť vytoužen</text:span><text:span text:style-name="T75">á</text:span><text:span text:style-name="T74"> cest</text:span><text:span text:style-name="T75">a</text:span><text:span text:style-name="T74"> k Bohu </text:span><text:span text:style-name="T75">pro nás </text:span><text:span text:style-name="T74">ještě ne</text:span><text:span text:style-name="T75">ní</text:span><text:span text:style-name="T74"> otevřen</text:span><text:span text:style-name="T75">a</text:span><text:span text:style-name="T74">.</text:span></text:p>
          </table:table-cell>
        </table:table-row>
        <table:table-row table:style-name="Tabulka1.1">
          <table:table-cell table:style-name="Tabulka1.A1" office:value-type="string">
            <text:p text:style-name="P40">In III. Nocturno</text:p>
            <text:p text:style-name="P18"><text:span text:style-name="T147">Léctio sancti Evangélii secúndum Matthæum.</text:span><text:span text:style-name="T2"> </text:span></text:p>
            <text:p text:style-name="P31">Lectio ix. Cap. 8.</text:p>
            <text:p text:style-name="P95">I<text:span text:style-name="T171">n</text:span> illo témpore: Ascendénte Jesu in navículam, secúti sunt eum discípuli ejus: et ecce motus magnus factus est in mari, ita ut navicula operirétur flúctibus, ipse vero dormiébat. Et réliqua.</text:p>
            <text:p text:style-name="P9"/>
            <text:p text:style-name="P18"><text:span text:style-name="T63">Homilía sancti Hierónymi Presbýteri</text:span><text:span text:style-name="T147">.</text:span></text:p>
            <text:p text:style-name="P34">Lib. 1. Comment. in Cap. 8. Matthæi.</text:p>
            <text:p text:style-name="P96">Q<text:span text:style-name="T171">uintum</text:span> signum fecit, quando ascéndens navem de Caphárnaüm, ventis imperávit et mari. Sextum, quando in regióne Gera<text:soft-page-break/>senórum dedit potestátem dæmónibus in porcos. Séptimum quando ingrédiens civitátem suam, paralyticum secúndum curavit in léctulo. Primus enim paralyticus, est puer Centuriónis.</text:p>
            <text:p text:style-name="P9"/>
          </table:table-cell>
          <table:table-cell table:style-name="Tabulka1.A1" office:value-type="string">
            <text:p text:style-name="P43"><text:s/></text:p>
            <text:p text:style-name="P10"/>
            <text:p text:style-name="P10"/>
            <text:p text:style-name="P98"><text:span text:style-name="T177">Z</text:span><text:span text:style-name="T172">a</text:span><text:span text:style-name="T64"> onoho času </text:span><text:span text:style-name="T88">na</text:span><text:span text:style-name="T64">stoupil Ježíš </text:span><text:span text:style-name="T88">na loďku a jeho učedníci jej následovali. A hle, veliké vlnobití stalo se na moři, takže loďka byla zmítána vlnami. On však spal</text:span><text:span text:style-name="T64">. A ostatní.</text:span></text:p>
            <text:p text:style-name="P10"/>
            <text:p text:style-name="P10"/>
            <text:p text:style-name="P10"/>
            <text:p text:style-name="P100"><text:span text:style-name="T179">Páté</text:span><text:span text:style-name="T89"> znamení učinil </text:span><text:span text:style-name="T107">Pán</text:span><text:span text:style-name="T89">, když nastoupil na loďku do Kafarnaum a poručil větrům i moři. Šesté, když v krajině gerasenské dal </text:span><text:soft-page-break/><text:span text:style-name="T89">zlým duchům moc nad </text:span><text:span text:style-name="T90">stádem</text:span><text:span text:style-name="T89"> vepřů. Sedmé pak, když vešel do svého města a uzdravil druhého ochrnutého na lůžku. První ochrnutý byl totiž služebník Setníkův. </text:span></text:p>
          </table:table-cell>
        </table:table-row>
        <table:table-row table:style-name="Tabulka1.1">
          <table:table-cell table:style-name="Tabulka1.A1" office:value-type="string">
            <text:p text:style-name="P31">Lectio x.</text:p>
            <text:p text:style-name="P95">I<text:span text:style-name="T171">pse</text:span> vero dormiébat: et accessérunt ad eum, et suscitavérunt eum, dicéntes: Dómine, salva nos. Hujus signi typum in Jona légimus‚ quando céteris periclitántibus, ipse secúrus est, et dormit, et suscitátur‚ et império ac sacraménto passiónis suæ líberat suscitántes.</text:p>
            <text:p text:style-name="P9"/>
          </table:table-cell>
          <table:table-cell table:style-name="Tabulka1.A1" office:value-type="string">
            <text:p text:style-name="P10"/>
            <text:p text:style-name="P116"><text:span text:style-name="T206">Pán</text:span><text:span text:style-name="T111"> </text:span><text:span text:style-name="T115">tedy</text:span><text:span text:style-name="T111"> spal. A </text:span><text:span text:style-name="T105">učedníci</text:span><text:span text:style-name="T111"> přišli k němu, vzbudili jej a říkali: „Pane, zachraň nás.“ </text:span><text:span text:style-name="T113">O tomto typu znamení čteme v knize Jonášově, kde zatímco ostatní jsou zmítáni nebezpečí</text:span><text:span text:style-name="T115">m</text:span><text:span text:style-name="T113">, on sám je v bezpečí a spí. A pak jej vzbudí a on příkazem a tajemstvím svého utrpení vysvobodí ty, kteří jej vzbudili. </text:span></text:p>
          </table:table-cell>
        </table:table-row>
        <table:table-row table:style-name="Tabulka1.1">
          <table:table-cell table:style-name="Tabulka1.A1" office:value-type="string">
            <text:p text:style-name="P31">Lectio xj.</text:p>
            <text:p text:style-name="P95">T<text:span text:style-name="T171">unc</text:span> surgens imperávit ventis et mari. Ex hoc loco intellígimus, quod omnes creatúræ séntiant Creatórem. Quas enim increpávit, et quibus imperávit, séntiunt imperántem: non erróre hæreticórum, qui ómnia putant animántia, sed Majestáte Conditóris‚ quæ apud nos insensibília, illi sensibília sunt</text:p>
            <text:p text:style-name="P9"/>
          </table:table-cell>
          <table:table-cell table:style-name="Tabulka1.A1" office:value-type="string">
            <text:p text:style-name="P10"/>
            <text:p text:style-name="P117"><text:span text:style-name="T172">Tehdy</text:span><text:span text:style-name="T64"> tedy </text:span><text:span text:style-name="T105">Pán</text:span><text:span text:style-name="T64"> vstane a poručí větrům i moři. Z tohoto místa pozná</text:span><text:span text:style-name="T99">vá</text:span><text:span text:style-name="T64">me, že všechno stvoření poslouchá Stvořitele. Když je tedy pokárá </text:span><text:span text:style-name="T99">či </text:span><text:span text:style-name="T64">když jim přikazuje, oni </text:span><text:span text:style-name="T91">jej </text:span><text:span text:style-name="T64">poslechnou. </text:span><text:span text:style-name="T114">Ne</text:span><text:span text:style-name="T116">stalo se tak</text:span><text:span text:style-name="T108"> </text:span><text:span text:style-name="T114">tedy </text:span><text:span text:style-name="T122">po</text:span><text:span text:style-name="T116">dle </text:span><text:span text:style-name="T114">omyl</text:span><text:span text:style-name="T116">u</text:span><text:span text:style-name="T114"> </text:span><text:span text:style-name="T54">bludařů</text:span><text:span text:style-name="T114">, kteří všechno považují za živé, ale Vznešeností Stvořitele, kterou musejí poslechnout i věci, které jsou pro nás neživé.</text:span></text:p>
          </table:table-cell>
        </table:table-row>
        <table:table-row table:style-name="Tabulka1.1">
          <table:table-cell table:style-name="Tabulka1.A1" office:value-type="string">
            <text:p text:style-name="P31">Lectio xij.</text:p>
            <text:p text:style-name="P95">P<text:span text:style-name="T171">orro</text:span> hómines miráti sunt, dicéntes: Qualis est hic, quia venti et mare obédiunt ei? Non discipuli, sed nautæ, et céteri qui in navi erant, mirabántur. Sin autem quis contentióse volúerit, eos qui mirabántur, fuísse discípulos: respondébimus, recte hómines appellátos, qui necdum nóverant poténtiam Salvatóris.</text:p>
            <text:p text:style-name="P9"/>
          </table:table-cell>
          <table:table-cell table:style-name="Tabulka1.A1" office:value-type="string">
            <text:p text:style-name="P10"/>
            <text:p text:style-name="P118"><text:span text:style-name="T185">Tomu</text:span><text:span text:style-name="T111"> se však lidé velmi podivili a pravili: „Kdopak to je, že jej poslouchají větry i moře?“ Učedníci se nedivili, nýbrž námořníci a ostatní, kdo byli na lodi. </text:span><text:span text:style-name="T115">Kdyby </text:span><text:span text:style-name="T116">snad</text:span><text:span text:style-name="T115"> někdo chtěl oponovat a tvrdil, že ti, kdo se podivovali, byli právě učedníci, odpovíme mu, že právem byli nazváni </text:span><text:span text:style-name="T109">pouhými </text:span><text:span text:style-name="T115">lidmi </text:span><text:span text:style-name="T109">a ne učedníky</text:span><text:span text:style-name="T115"> ti, kteří ještě nepoznali moc Spasitelovu.</text:span></text:p>
          </table:table-cell>
        </table:table-row>
        <table:table-row table:style-name="Tabulka1.1">
          <table:table-cell table:style-name="Tabulka1.A1" table:number-columns-spanned="2" office:value-type="string">
            <text:p text:style-name="P45">Feria Secunda</text:p>
            <text:p text:style-name="P27">infra hebdomadam iv. post Epiphaniam.</text:p>
          </table:table-cell>
          <table:covered-table-cell/>
        </table:table-row>
        <table:table-row table:style-name="Tabulka1.1">
          <table:table-cell table:style-name="Tabulka1.A1" office:value-type="string">
            <text:p text:style-name="P47">Incipit Epístola beáti Pauli Apóstoli ad Colossénses.</text:p>
            <text:p text:style-name="P12"><text:span text:style-name="T1">Lectio j. Cap. </text:span><text:span text:style-name="T6">1</text:span><text:span text:style-name="T5">.</text:span></text:p>
            <text:p text:style-name="P148">P<text:span text:style-name="T171">aulus</text:span> Apóstolus Jesu Christi per voluntátem Dei, et Timótheus frater: eis, qui sunt Colóssis, sanctis, et fidélibus frátribus in Christo Jesu. Grátia vobis, et pax a Deo Patre nostro, et Dómino Jesu Christo. Grátias ágimus Deo, et Patri Dómini nostri Jesu Christi semper pro vobis orántes: audiéntes fidem vestram in Christo Jesu, et dilectiónem, quam habétis in sanctos omnes, propter spem, quæ repósita est vobis in cœlis.</text:p>
            <text:p text:style-name="P11"/>
          </table:table-cell>
          <table:table-cell table:style-name="Tabulka1.A1" office:value-type="string">
            <text:p text:style-name="P35"/>
            <text:p text:style-name="P35"/>
            <text:p text:style-name="P152"><text:span text:style-name="T171">Pavel</text:span>, z Boží vůle apoštol Krista Ježíše, a bratr Timoteus <text:span text:style-name="T239">těm, kteří jsou</text:span> <text:span text:style-name="T239">svatí</text:span> v Kolo<text:span text:style-name="T239">s</text:span>sách, věrným bratřím v Kristu <text:span text:style-name="T239">Ježíši</text:span>: Milost vám a pokoj od Boha Otce našeho a Pána Ježíše Krista. Stále za vás v modlitbách <text:span text:style-name="T240">vzdáváme </text:span>d<text:span text:style-name="T240">í</text:span>k<text:span text:style-name="T240">y</text:span> Bohu, Otci našeho Pána Ježíše Krista, neboť jsme slyšeli o vaší víře v Krista Ježíše a o vaší lásce, kterou máte ke všem svatým pro naději, <text:span text:style-name="T240">která je</text:span> zakotven<text:span text:style-name="T240">a</text:span> v nebesích. <text:s/></text:p>
            <text:p text:style-name="P14"/>
          </table:table-cell>
        </table:table-row>
        <table:table-row table:style-name="Tabulka1.1">
          <table:table-cell table:style-name="Tabulka1.A1" office:value-type="string">
            <text:p text:style-name="P31">Lectio ij.</text:p>
            <text:p text:style-name="P161"><text:span text:style-name="T188">Ideo</text:span><text:span text:style-name="T143"> et nos ex qua die audívimus, non cessámus pro vobis orántes, et postulántes ut impleámini agnitióne voluntátis ejus, in omni sapiéntia et intel</text:span><text:soft-page-break/><text:span text:style-name="T143">léctu spiritáli: ut ambulétis digne Deo per ómnia placéntes: in omni ópere bono fructificántes, et crescéntes in sciéntia Dei.</text:span></text:p>
            <text:p text:style-name="P166"/>
          </table:table-cell>
          <table:table-cell table:style-name="Tabulka1.A1" office:value-type="string">
            <text:p text:style-name="P35"/>
            <text:p text:style-name="P163"><text:span text:style-name="T191">Proto</text:span><text:span text:style-name="T148"> i my, ode dne, kdy jsme to uslyšeli, nepřestáváme </text:span><text:span text:style-name="T149">se </text:span><text:span text:style-name="T148">za vás modlit </text:span><text:span text:style-name="T149">a</text:span><text:span text:style-name="T148"> prosit, abyste plně, se vší moudrostí a duchovním pochopením po</text:span><text:soft-page-break/><text:span text:style-name="T148">znali jeho vůli. Tak budete svým životem dělat Pánu čest a stále se mu líbit, ve všem ponesete ovoce dobrých skutků, budete růst v poznání Boha,</text:span></text:p>
          </table:table-cell>
        </table:table-row>
        <table:table-row table:style-name="Tabulka1.1">
          <table:table-cell table:style-name="Tabulka1.A1" office:value-type="string">
            <text:p text:style-name="P31">Lectio iij.</text:p>
            <text:p text:style-name="P161"><text:span text:style-name="T143">I</text:span><text:span text:style-name="T188">n</text:span><text:span text:style-name="T143"> omni virtúte confortáti secúndum poténtiam claritátis ejus, in omni patiéntia et longanimitáte cum gáudio grátias agéntes Deo Patri, qui dignos nos fecit in partem sortis sanctórum in lúmine: qui erípuit nos de potestáte tenebrárum, et tránstulit in regnum Fílii dilectiónis suæ.</text:span></text:p>
            <text:p text:style-name="P166"/>
          </table:table-cell>
          <table:table-cell table:style-name="Tabulka1.A1" office:value-type="string">
            <text:p text:style-name="P36"/>
            <text:p text:style-name="P169"><text:span text:style-name="T241">A</text:span> z moci jeho božské slávy nabudete síly k trpělivosti a <text:span text:style-name="T242">velkodušnosti</text:span>. S radostí budete děkovat Otci, který <text:span text:style-name="T242">n</text:span>ás připravil k účasti na dědictví svatých ve světle. On nás vysvobodil z moci tmy a přenesl do království svého milovaného Syna.</text:p>
            <text:p text:style-name="P189"/>
          </table:table-cell>
        </table:table-row>
        <table:table-row table:style-name="Tabulka1.1">
          <table:table-cell table:style-name="Tabulka1.A1" table:number-columns-spanned="2" office:value-type="string">
            <text:p text:style-name="P46">Feria Tertia</text:p>
            <text:p text:style-name="P26">infra hebdomadam iv. post Epiphaniam.</text:p>
          </table:table-cell>
          <table:covered-table-cell/>
        </table:table-row>
        <table:table-row table:style-name="Tabulka1.1">
          <table:table-cell table:style-name="Tabulka1.A1" office:value-type="string">
            <text:p text:style-name="P47">De Epistola ad Colossénses.</text:p>
            <text:p text:style-name="P31">Lectio j. Cap. <text:span text:style-name="T234">3</text:span>.</text:p>
            <text:p text:style-name="P148"><text:span text:style-name="T171">Indúite</text:span> vos ergo sicut elécti Dei, sancti, et dilécti, víscera misericórdiæ, benignitátem, humilitátem, modéstiam, patiéntiam: supportántes ínvicem, et donántes vobismetípsis, si quis advérsus áliquem habet querélam: sicut et Dóminus donávit vobis, ita et vos. Super ómnia autem hæc, charitátem habéte, quod est vínculum perfectiónis: et pax Christi exúltet in córdibus vestris, in qua et vocáti estis in uno córpore: et grati estóte.</text:p>
            <text:p text:style-name="P11"/>
          </table:table-cell>
          <table:table-cell table:style-name="Tabulka1.A1" office:value-type="string">
            <text:p text:style-name="P35"/>
            <text:p text:style-name="P35"/>
            <text:p text:style-name="P153"><text:span text:style-name="T171">Jako</text:span> vyvolení Boží, svatí a milovaní, oblečte milosrdný soucit, dobrotu, skromnost, pokoru a trpělivost. Snášejte se navzájem a odpouštějte si, má-li kdo něco proti druhému. Jako Pán odpustil vám, odpouštějte i vy. Především však mějte lásku, která všechno spojuje k dokonalosti. A ve vaš<text:span text:style-name="T243">ich </text:span>srdc<text:span text:style-name="T243">ích</text:span> ať vládne pokoj Kristův, k němuž jste byli povoláni v jedno společné tělo. A buďte vděčni.</text:p>
            <text:p text:style-name="P14"/>
          </table:table-cell>
        </table:table-row>
        <table:table-row table:style-name="Tabulka1.1">
          <table:table-cell table:style-name="Tabulka1.A1" office:value-type="string">
            <text:p text:style-name="P31">Lectio ij.</text:p>
            <text:p text:style-name="P166">V<text:span text:style-name="T171">erbum</text:span> Christi hábitet in vobis abundánter, in omni sapiéntia, docéntes, et commonéntes vosmetípsos, psalmis, hymnis, et cánticis spirituálibus, in grátia cantántes in córdibus vestris Deo. Omne, quodcúmque fácitis in verbo aut in ópere, ómnia in nómine Dómini Jesu Christi, grátias agéntes Deo et Patri per ipsum.</text:p>
            <text:p text:style-name="P11"/>
          </table:table-cell>
          <table:table-cell table:style-name="Tabulka1.A1" office:value-type="string">
            <text:p text:style-name="P35"/>
            <text:p text:style-name="P170"><text:span text:style-name="T171">Nechť</text:span> ve vás přebývá slovo Kristovo v celém svém bohatství: se vší moudrostí se navzájem učte a napomínejte a s vděčností v srdci oslavujte Boha žalmy, <text:span text:style-name="T243">hymny</text:span> a zpěvem, jak vám dává Duch. Všechno, cokoli mluvíte nebo děláte, čiňte ve jménu Pána Ježíše a skrze něho děkujte Bohu Otci.</text:p>
            <text:p text:style-name="P14"/>
          </table:table-cell>
        </table:table-row>
        <table:table-row table:style-name="Tabulka1.1">
          <table:table-cell table:style-name="Tabulka1.A1" office:value-type="string">
            <text:p text:style-name="P31">Lectio iij.</text:p>
            <text:p text:style-name="P166"><text:span text:style-name="T171">Mulíeres</text:span> súbditæ estóte viris, sicut opórtet, in Dómino. Viri, dilígite uxóres vestras, et nolite amári esse ad illas. Fílii, obedíte paréntibus per ómnia: hoc enim plácitum est in Dómino. Patres, nolíte ad indignatiónem provocáre fílios vestros, ut non pusíllo ánimo fiant.</text:p>
            <text:p text:style-name="P11"/>
          </table:table-cell>
          <table:table-cell table:style-name="Tabulka1.A1" office:value-type="string">
            <text:p text:style-name="P36"/>
            <text:p text:style-name="P171"><text:span text:style-name="T171">Ženy</text:span>, podřizujte se svým mužům, jak se sluší na ty, kdo patří Pánu. Muži, milujte své ženy a nechovejte se k nim drsně. Děti, poslouchejte ve všem své rodiče, protože se to líbí Pánu. Otcové, neponižujte své děti, aby nemalomyslněly. </text:p>
            <text:p text:style-name="P192"/>
            <text:p text:style-name="P15"/>
          </table:table-cell>
        </table:table-row>
        <table:table-row table:style-name="Tabulka1.1">
          <table:table-cell table:style-name="Tabulka1.A1" table:number-columns-spanned="2" office:value-type="string">
            <text:p text:style-name="P46">Feria Quarta</text:p>
            <text:p text:style-name="P26">infra hebdomadam iv. post Epiphaniam.</text:p>
          </table:table-cell>
          <table:covered-table-cell/>
        </table:table-row>
        <table:table-row table:style-name="Tabulka1.1">
          <table:table-cell table:style-name="Tabulka1.A1" office:value-type="string">
            <text:p text:style-name="P51">Incipit Epístola prima beáti Pauli Apostoli </text:p>
            <text:p text:style-name="P51">ad Thessalonicénses.</text:p>
            <text:p text:style-name="P31"><text:soft-page-break/>Lectio j. Cap. <text:span text:style-name="T235">1</text:span>.</text:p>
            <text:p text:style-name="P148"><text:span text:style-name="T171">Paulus</text:span>, et Silvánus, et Timótheus Ecclésiæ Thessalonicénsium in Deo Patre, et Dómino Jesu Christo. Grátia vobis, et pax. Grátias ágimus Deo semper pro ómnibus vobis, memóriam vestri faciéntes in oratiónibus nostris sine intermissióne, mémores óperis fídei vestræ, et labóris, et charitátis et sustinéntiæ spei Dómini nostri Jesu Christi, ante Deum et Patrem nostrum.</text:p>
            <text:p text:style-name="P11"/>
          </table:table-cell>
          <table:table-cell table:style-name="Tabulka1.A1" office:value-type="string">
            <text:p text:style-name="P35"/>
            <text:p text:style-name="P35"/>
            <text:p text:style-name="P35"><text:soft-page-break/></text:p>
            <text:p text:style-name="P151"><text:span text:style-name="T171">Pavel</text:span>, Silvanus a Timoteus <text:span text:style-name="T244">soluňské</text:span> <text:span text:style-name="T244">křesťanské obci</text:span> v Bohu Otci a v Pánu Ježíši Kristu: Milost vám a pokoj. Stále vzdáváme díky Bohu za vás za všecky a ustavičně na vás pamatujeme ve svých modlitbách; před Bohem a Otcem naším si připomínáme vaši <text:span text:style-name="T244">ú</text:span>činnou víru, usilovnou lásku a vytrvalou naději v našeho Pána Ježíše Krista. </text:p>
            <text:p text:style-name="P14"/>
          </table:table-cell>
        </table:table-row>
        <table:table-row table:style-name="Tabulka1.1">
          <table:table-cell table:style-name="Tabulka1.A1" office:value-type="string">
            <text:p text:style-name="P31">Lectio ij.</text:p>
            <text:p text:style-name="P166"><text:span text:style-name="T171">Sciéntes</text:span> fratres dilécti a Deo, electiónem vestram: quia Evangélium nostrum non fuit ad vos in sermóne tantum, sed et in virtúte, et in Spíritu sancto, et in plenitúdine multa, sicut scitis quales fuérimus in vobis propter vos.</text:p>
          </table:table-cell>
          <table:table-cell table:style-name="Tabulka1.A1" office:value-type="string">
            <text:p text:style-name="P35"/>
            <text:p text:style-name="P168"><text:span text:style-name="T171">Víme</text:span> přece, bratř<text:span text:style-name="T244">i</text:span> Bohem milovaní, že patříte k vyvoleným, neboť naše <text:span text:style-name="T244">E</text:span>vangelium k vám nepřišlo pouze v slovech, ale v moci Ducha svatého a v přesvědčivé plnosti. Víte, jak jsme si kvůli vám počínali, když jsme byli u vás.</text:p>
            <text:p text:style-name="P188"/>
          </table:table-cell>
        </table:table-row>
        <table:table-row table:style-name="Tabulka1.1">
          <table:table-cell table:style-name="Tabulka1.A1" office:value-type="string">
            <text:p text:style-name="P31">Lectio iij.</text:p>
            <text:p text:style-name="P166"><text:span text:style-name="T171">Et</text:span> vos imitatóres nostri facti estis, et D<text:span text:style-name="T236">ó</text:span>mini, excipiéntes verbum in tribulatióne multa, cum gáudio Spíritus sancti: ita ut facti sitis forma ómnibus credéntibus in Macedónia, et in Acháia. A vobis enim diffamátus est sermo Dómini, non solum in Macedónia, et in Acháia, sed et in omni loco fides vestra, quæ est ad Deum, profécta est, ita ut non sit nobis necésse quidquam loqui.</text:p>
            <text:p text:style-name="P11"/>
          </table:table-cell>
          <table:table-cell table:style-name="Tabulka1.A1" office:value-type="string">
            <text:p text:style-name="P36"/>
            <text:p text:style-name="P172">A vy jste jednali jako my i Pán, když jste uprostřed mnohé tísně přijali slovo víry v radosti Ducha svatého. Tak jste se stali příkladem všem věřícím v Makedonii a v Achaji. Od vás pak se slovo Páně rozeznělo nejen po Makedonii a Achaji, ale o vaší víře v Boha se ví všude, takže není třeba, abychom o tom vůbec mluvili. </text:p>
            <text:p text:style-name="P15"/>
          </table:table-cell>
        </table:table-row>
        <table:table-row table:style-name="Tabulka1.1">
          <table:table-cell table:style-name="Tabulka1.A1" table:number-columns-spanned="2" office:value-type="string">
            <text:p text:style-name="P46">Feria Quinta</text:p>
            <text:p text:style-name="P26">infra hebdomadam iv. post Epiphaniam.</text:p>
          </table:table-cell>
          <table:covered-table-cell/>
        </table:table-row>
        <table:table-row table:style-name="Tabulka1.1">
          <table:table-cell table:style-name="Tabulka1.A1" office:value-type="string">
            <text:p text:style-name="P48">De Epístola prima ad Thessalonicénses.</text:p>
            <text:p text:style-name="P31">Lectio j. Cap. <text:span text:style-name="T236">4</text:span>.</text:p>
            <text:p text:style-name="P148"><text:span text:style-name="T171">Ne</text:span> quis supergrediátur, neque <text:s/>circumvéniat in negótio fratrem suum: quóniam vindex est Dóminus de his ómnibus, sicut praedíximus vobis, et testificáti sumus. Non enim vocávit nos Deus in immundítiam, sed in sanctificatiónem.</text:p>
            <text:p text:style-name="P11"/>
          </table:table-cell>
          <table:table-cell table:style-name="Tabulka1.A1" office:value-type="string">
            <text:p text:style-name="P35"/>
            <text:p text:style-name="P35"/>
            <text:p text:style-name="P154"><text:span text:style-name="T171">Ať</text:span> nikdo v této věci nevybočuje z mezí a neklame svého bratra, protože Pán ztrestá takové jednání, jak jsme vám už dříve řekli a dosvědčili. Vždyť Bůh nás nepovolal k nečistotě, nýbrž k posvěcení. </text:p>
          </table:table-cell>
        </table:table-row>
        <table:table-row table:style-name="Tabulka1.1">
          <table:table-cell table:style-name="Tabulka1.A1" office:value-type="string">
            <text:p text:style-name="P31">Lectio ij.</text:p>
            <text:p text:style-name="P166"><text:span text:style-name="T171">Itaque</text:span> qui hæc spernit, non hóminem spernit, sed Deum: qui étiam dedit Spíritum suum sanctum in nobis. De charitáte autem fraternitátis non necésse habémus scríbere vobis: ipsi enim vos a Deo didicístis, ut diligátis ínvicem.</text:p>
            <text:p text:style-name="P11"/>
          </table:table-cell>
          <table:table-cell table:style-name="Tabulka1.A1" office:value-type="string">
            <text:p text:style-name="P35"/>
            <text:p text:style-name="P164"><text:span text:style-name="T188">Kdo</text:span><text:span text:style-name="T143"> tím</text:span><text:span text:style-name="T150">to tedy</text:span><text:span text:style-name="T143"> pohrdá, nepohrdá člověkem, nýbrž Bohem, jenž </text:span><text:span text:style-name="T151">n</text:span><text:span text:style-name="T143">ám d</text:span><text:span text:style-name="T150">al</text:span><text:span text:style-name="T143"> svého svatého Ducha. O bratrské lásce není třeba, abych vám psal, neboť Bůh sám vás vyučil, jak se máte mít mezi sebou rádi.</text:span></text:p>
          </table:table-cell>
        </table:table-row>
        <table:table-row table:style-name="Tabulka1.1">
          <table:table-cell table:style-name="Tabulka1.A1" office:value-type="string">
            <text:p text:style-name="P31">Lectio iij.</text:p>
            <text:p text:style-name="P166"><text:span text:style-name="T171">Etenim</text:span> illud fácitis in omnes fratres in univérsa Macedónia. Rogámus autem vos, fratres ut abundétis magis, et óperam detis, ut quiéti sitis, et ut <text:soft-page-break/>vestrum negótium agátis et operémini mánibus vestris, sicut præcépimus vobis: et ut honéste ambulétis ad eos, qui foris sunt, et nullíus áliquid desiderétis.</text:p>
            <text:p text:style-name="P11"/>
          </table:table-cell>
          <table:table-cell table:style-name="Tabulka1.A1" office:value-type="string">
            <text:p text:style-name="P36"/>
            <text:p text:style-name="P173">A takoví opravdu jste ke všem bratřím v celé Makedonii; jen vás prosíme, bratř<text:span text:style-name="T245">i</text:span>, abyste v tom byli stále horlivější. Zakládejte si na tom, že budete <text:soft-page-break/>žít pokojně, věnovat se své práci a získávat obživu vlastníma rukama, jak jsme vám již dříve uložili. <text:s/>Tak získáte úctu těch, kdo stojí mimo, a na nikoho nebudete odkázáni.</text:p>
            <text:p text:style-name="P189"/>
          </table:table-cell>
        </table:table-row>
        <table:table-row table:style-name="Tabulka1.1">
          <table:table-cell table:style-name="Tabulka1.A1" table:number-columns-spanned="2" office:value-type="string">
            <text:p text:style-name="P46">Feria Sexta</text:p>
            <text:p text:style-name="P26">infra hebdomadam iv. post Epiphaniam.</text:p>
          </table:table-cell>
          <table:covered-table-cell/>
        </table:table-row>
        <table:table-row table:style-name="Tabulka1.1">
          <table:table-cell table:style-name="Tabulka1.A1" office:value-type="string">
            <text:p text:style-name="P48">Incipit Ep<text:span text:style-name="T238">í</text:span>stola secúnda ad Thessalonicénses.</text:p>
            <text:p text:style-name="P31">Lectio j. Cap. <text:span text:style-name="T237">1</text:span>.</text:p>
            <text:p text:style-name="P148"><text:span text:style-name="T171">Paulus</text:span>, et Silvánus, et Timótheus: Ecclésiæ Thessalonicénsium in Deo Patre nostro, et Dómino Jesu Christo. Grátia vobis et pax a Deo Patre nostro, et Dómino Jesu Christo. Grátias ágere debémus semper Deo pro vobis, fratres, ita ut dignum est, quóniam supercréscit fides vestra, et abúndat cháritas uniuscujúsque vestrum in ínvicem: ita ut et nos ipsi in vobis gloriémur in Ecclésiis Dei, pro patiéntia vestra, et fide, et in omnibus persecutiónibus vestris, et tribulatiónibus, quas sustinétis in exémplum justi judícii Dei, ut digni habeámini in regno Dei, pro quo et patímini.</text:p>
            <text:p text:style-name="P11"/>
          </table:table-cell>
          <table:table-cell table:style-name="Tabulka1.A1" office:value-type="string">
            <text:p text:style-name="P35"/>
            <text:p text:style-name="P35"/>
            <text:p text:style-name="P155"><text:span text:style-name="T171">Pavel</text:span>, Silvanus a Timoteus <text:span text:style-name="T244">soluňské</text:span> <text:span text:style-name="T244">křesťanské obci </text:span>v Bohu, našem Otci, a v Pánu Ježíši Kristu. Milost vám a pokoj od Boha <text:span text:style-name="T246">našeho </text:span>Otce a Pána Ježíše Krista. Musíme za vás, bratří, stále Bohu děkovat, jak se sluší, protože vaše víra mocně roste a vzájemná láska všech vás je stále větší. Proto jsme na vás hrdi v církvích Božích, neboť vaše víra je vytrvalá v každém pronásledování a útisku, které snášíte. V tom se ukazuje spravedlivý soud Boží, že máte býti uznáni hodnými království Božího, pro něž také trpíte.</text:p>
            <text:p text:style-name="P14"/>
          </table:table-cell>
        </table:table-row>
        <table:table-row table:style-name="Tabulka1.1">
          <table:table-cell table:style-name="Tabulka1.A1" office:value-type="string">
            <text:p text:style-name="P31">Lectio ij.</text:p>
            <text:p text:style-name="P166"><text:span text:style-name="T171">Si</text:span> tamen justum est apud Deum, retribúere tribulatiónem iis, qui vos tríbulant: et vobis, qui tribulámini, réquiem nobíscum in revelatióne Dómini Jesu de cœlo cum Angelis virtútis ejus, in flamma ignis dantis vind<text:span text:style-name="T238">í</text:span>ctam iis, qui non novérunt Deum, et qui non obédiunt Evangélio Dómini nostri Jesu Christi.</text:p>
            <text:p text:style-name="P11"/>
          </table:table-cell>
          <table:table-cell table:style-name="Tabulka1.A1" office:value-type="string">
            <text:p text:style-name="P35"/>
            <text:p text:style-name="P174">A je spravedlivé, že Bůh všem, kteří vás utiskují, odplatí útiskem, a vás utiskované spolu s námi vysvobodí, až se zjeví Pán Ježíš z nebe se svými mocnými <text:span text:style-name="T247">A</text:span>nděly, aby v plameni ohně vykonal trest na těch, kteří neznají Boha, a na těch, kteří odpírají poslušnost <text:span text:style-name="T247">E</text:span>vangeliu našeho Pána Ježíše. <text:s/></text:p>
            <text:p text:style-name="P188"/>
          </table:table-cell>
        </table:table-row>
        <table:table-row table:style-name="Tabulka1.1">
          <table:table-cell table:style-name="Tabulka1.A1" office:value-type="string">
            <text:p text:style-name="P31">Lectio iij.</text:p>
            <text:p text:style-name="P166"><text:span text:style-name="T171">Qui</text:span> pœnas dabunt in intéritu ætérnas a fácie D<text:span text:style-name="T238">ó</text:span>mini, et a glória virtútis ejus: cum vénerit glorificári in sanctis suis, et admirábilis fíeri in ómnibus, qui credidérunt, quia créditum est testimónium nostrum super vos in die illo. In quo étiam orámus semper pro vobis, ut dignétur vos vocatióne sua Deus noster, et <text:span text:style-name="T238">í</text:span>mpleat omnem voluntátem bonitátis, et opus fídei in virtúte, ut clarificétur nomen Dómini nostri Jesu Christi in vobis, et vos in illo secúndum grátiam Dei nostri, et Dómini Jesu Christi.</text:p>
            <text:p text:style-name="P11"/>
          </table:table-cell>
          <table:table-cell table:style-name="Tabulka1.A1" office:value-type="string">
            <text:p text:style-name="P36"/>
            <text:p text:style-name="P175"><text:span text:style-name="T197">Jejich</text:span><text:span text:style-name="T233"> trestem bude věčná záhuba ‚daleko od Pána a slávy jeho moci‘, až v onen den přijde, aby byl oslaven ve svých svatých a veleben všemi těmi, kdo uvěřili; neboť vy jste také uvěřili našemu svědectví. Proto se stále za vás modlíme, aby vás náš Bůh učinil hodnými svého povolání a svou mocí přivedl k naplnění každé vaše dobré rozhodnutí a dílo víry. Tak bude oslaveno jméno našeho Pána Ježíše ve vás a vy v něm podle milosti našeho Boha a Pána Ježíše Krista. <text:s/></text:span></text:p>
            <text:p text:style-name="P15"/>
          </table:table-cell>
        </table:table-row>
        <table:table-row table:style-name="Tabulka1.1">
          <table:table-cell table:style-name="Tabulka1.A1" table:number-columns-spanned="2" office:value-type="string">
            <text:p text:style-name="P38"><text:span text:style-name="T4">D</text:span><text:span text:style-name="T161">ominica </text:span><text:span text:style-name="T162">v</text:span><text:span text:style-name="T9">.</text:span></text:p>
            <text:p text:style-name="P29">post <text:s/>Epiphaniam.</text:p>
          </table:table-cell>
          <table:covered-table-cell/>
        </table:table-row>
        <table:table-row table:style-name="Tabulka1.1">
          <table:table-cell table:style-name="Tabulka1.A1" office:value-type="string">
            <text:p text:style-name="P24">In I. Nocturno</text:p>
            <text:p text:style-name="P22">Incipit Epístola <text:span text:style-name="T248">prima </text:span>beáti Pauli Apóstoli </text:p>
            <text:p text:style-name="P22">ad Timótheum.</text:p>
            <text:p text:style-name="P25">Lectio j. <text:span text:style-name="T165">Cap. 1.</text:span></text:p>
            <text:p text:style-name="P54"><text:soft-page-break/>P<text:span text:style-name="T171">aulus</text:span> Apóstolus Jesu Christi secúndum impérium Dei Salvatóris nostri, et Christi Jesu spei nostrae: Timótheo dilécto fílio in fide. Grátia, misericórdia, et pax a Deo Patre, et Christo Jesu Dómino nostro. Sicut rogávi te ut remanéres Ephesi cum irem in Macedóniam, ut denuntiáres quibúsdam ne áliter docérent, neque inténderent fábulis, et genealogíis interminátis; quæ quæstiónes præstant magis quam ædificatiónem Dei, quæ est in fide.</text:p>
            <text:p text:style-name="P54"/>
          </table:table-cell>
          <table:table-cell table:style-name="Tabulka1.A1" office:value-type="string">
            <text:p text:style-name="P1"/>
            <text:p text:style-name="P1"/>
            <text:p text:style-name="P1"/>
            <text:p text:style-name="P1"/>
            <text:p text:style-name="P79"><text:soft-page-break/><text:span text:style-name="T171">Pavel</text:span>, <text:span text:style-name="T248">A</text:span>poštol Ježíše Krista podle příkazu Boha, našeho Spasitele, a Krista Ježíše, naší naděje, Timothejovi, svému milému synu ve víře: Milost, milosrdenství a pokoj od Boha Otce a Krista Ježíše, našeho Pána. Při svém odchodu do Makedonie jsem tě prosil, abys zůstal v Efesu, abys jistým lidem zakázal učiti jinému učení a zabývati se bájemi a nekonečnými rodokmeny. Takové věci vedou spíše k hádkám než k Božímu řádu spásy založené ve víře.</text:p>
          </table:table-cell>
        </table:table-row>
        <table:table-row table:style-name="Tabulka1.1">
          <table:table-cell table:style-name="Tabulka1.A1" office:value-type="string">
            <text:p text:style-name="P25">Lectio ij.</text:p>
            <text:p text:style-name="P57"><text:span text:style-name="T171">Finis</text:span> autem præcépti est cháritas de corde puro, et consciéntia bona, et fide non ficta. A quibus quidam aberrántes, convérsi sunt in vanilóquium, voléntes esse legis doctóres, non intelligéntes neque quæ loquúntur, neque de quibus affírmant.</text:p>
            <text:p text:style-name="P8"/>
          </table:table-cell>
          <table:table-cell table:style-name="Tabulka1.A1" office:value-type="string">
            <text:p text:style-name="P3"/>
            <text:p text:style-name="P67"><text:span text:style-name="T171">Cílem</text:span> kázání je láska z čistého srdce, dobrého svědomí a nelíčené víry. Od toho někteří pobloudili a přiklonili se k pošetilému mluvení. Chtějí býti učiteli zákona, ale nerozumějí ani tomu, co mluví, ani tomu, co dokazují. </text:p>
          </table:table-cell>
        </table:table-row>
        <table:table-row table:style-name="Tabulka1.1">
          <table:table-cell table:style-name="Tabulka1.A1" office:value-type="string">
            <text:p text:style-name="P25">Lectio iij.</text:p>
            <text:p text:style-name="P58"><text:span text:style-name="T171">Scimus</text:span> autem quia bona est lex, si quis ea legítime utátur: sciens hoc quia lex justo non est pósita, sed injústis, et non súbditis, ímpiis, et peccatóribus, scelerátis, et contaminátis, parricídis, et matricídis, homicídis, fornicáriis, masculórum concubitóribus, plagiáriis, mendácibus, et perjúris, et si quid áliud sanæ doctrinae adversátur, quæ est secúndum Evangélium glóriæ beáti Dei, quod créditum est mihi.</text:p>
            <text:p text:style-name="P4"/>
          </table:table-cell>
          <table:table-cell table:style-name="Tabulka1.A1" office:value-type="string">
            <text:p text:style-name="P3"/>
            <text:p text:style-name="P66"><text:span text:style-name="T171">Víme</text:span> však, že zákon je dobrý, užívá-li ho kdo náležitě a ví-li, že zákon není dán pro spravedlivého, nýbrž pro nespravedlivé a nepoddajné, pro bezbožníky a hříšníky, pro <text:span text:style-name="T271">zločince</text:span> a hříchy poskvrněné, otcovrahy a matkovrahy, pro vražedníky, smilníky, pro prznitele chlapců, pro obchodníky s otroky, pro lháře, křivopřísežníky a co jiného se ještě příčí zdravému učení podle <text:span text:style-name="T272">E</text:span>vangelia <text:span text:style-name="T272">ku</text:span> slávě blaženého Boha, které mi bylo svěřeno.</text:p>
          </table:table-cell>
        </table:table-row>
        <table:table-row table:style-name="Tabulka1.1">
          <table:table-cell table:style-name="Tabulka1.A1" office:value-type="string">
            <text:p text:style-name="P25">Lectio i<text:span text:style-name="T166">v</text:span>.</text:p>
            <text:p text:style-name="P58"><text:span text:style-name="T171">Fidélis</text:span> sermo, et omni acceptióne dignus: quod Christus Jesus venit in hunc mundum peccatóres salvos fácere, quorum primus ego sum: sed ideo misericórdiam consecútus sum: ut in me primo osténderet Christus Jesus omnem patiéntiam ad informatiónem eórum qui creditúri sunt illi, in vitam ætérnam.</text:p>
            <text:p text:style-name="P4"/>
          </table:table-cell>
          <table:table-cell table:style-name="Tabulka1.A1" office:value-type="string">
            <text:p text:style-name="P3"/>
            <text:p text:style-name="P72"><text:span text:style-name="T196">Pravdivé</text:span><text:span text:style-name="T167"> je to slovo a zaslouží, aby bylo přijato všemi, totiž že Kristus Ježíš přišel na tento svět spasit hříšníky; mezi nimiž první jsem já. Ale právě proto jsem došel milosrdenství, aby Kristus Ježíš na mně prvním ukázal veškerou svou shovívavost jako příklad těm, kdo v něho uvěří a dosáhnou života věčného. </text:span></text:p>
          </table:table-cell>
        </table:table-row>
        <table:table-row table:style-name="Tabulka1.1">
          <table:table-cell table:style-name="Tabulka1.A1" office:value-type="string">
            <text:p text:style-name="P40">In II. Nocturno</text:p>
            <text:p text:style-name="P6">Sermo sancti Augustíni Epíscopi.</text:p>
            <text:p text:style-name="P32">De Verbis Apost. Serm. 8.</text:p>
            <text:p text:style-name="P18"><text:bookmark-start text:name="__DdeLink__2400_1673144709113111111"/><text:span text:style-name="T2">Lectio</text:span><text:bookmark-end text:name="__DdeLink__2400_1673144709113111111"/><text:span text:style-name="T2"> v.</text:span></text:p>
            <text:p text:style-name="P100"><text:span text:style-name="T144">H</text:span><text:span text:style-name="T189">umánus</text:span><text:span text:style-name="T144"> sermo, et omni acceptióne dignus, quia Christus Jesus venit in hunc mundum peccatóres salvos fácere. Atténde Evangélium: Venit enim Fílius hóminis quærere, et salváre, quod períerat. Si homo non periísset, Fílius hóminis non venísset. Ergo períerat homo; venit Deus homo, et invéntus est homo. Períerat homo per líberam voluntátem: venit Deus homo per grátiam liberatrícem.</text:span></text:p>
            <text:p text:style-name="P11"><text:soft-page-break/></text:p>
          </table:table-cell>
          <table:table-cell table:style-name="Tabulka1.A1" office:value-type="string">
            <text:p text:style-name="P10"/>
            <text:p text:style-name="P10"/>
            <text:p text:style-name="P10"/>
            <text:p text:style-name="P10"/>
            <text:p text:style-name="P111"><text:span text:style-name="T175">Lidské </text:span><text:span text:style-name="T249">je to slovo, a</text:span><text:span text:style-name="T250">však</text:span><text:span text:style-name="T249"> zaslouží </text:span><text:span text:style-name="T252">si</text:span><text:span text:style-name="T249">, aby bylo přijato všemi, totiž že Kristus Ježíš přišel na tento svět spasit hříšníky. </text:span><text:span text:style-name="T250">Pohleďme do Evangelia: „Syn člověka totiž přišel hledat a zachránit, co zahynulo.“ </text:span><text:span text:style-name="T251">Kdyby byl člověk nezahynul, Syn člověka by nepři</text:span><text:span text:style-name="T252">šel</text:span><text:span text:style-name="T251">. Proto tedy člověk </text:span><text:span text:style-name="T262">opravdu </text:span><text:span text:style-name="T267">zahynul a přišel Bůh a člověk a byl </text:span><text:span text:style-name="T263">opravdu </text:span><text:span text:style-name="T267">shledán člověkem. Člověk zahynul ze své svobodné vůle, Bůh a člověk přišel ze své osvobozující milosti.</text:span></text:p>
          </table:table-cell>
        </table:table-row>
        <table:table-row table:style-name="Tabulka1.1">
          <table:table-cell table:style-name="Tabulka1.A1" office:value-type="string">
            <text:p text:style-name="P33">Lectio vj.</text:p>
            <text:p text:style-name="P91"><text:span text:style-name="T171">Quæris</text:span>, quid váleat ad malum líberum arbítrium? Récole hóminem peccántem. Quæris, quid váleat ad auxílium Deus, et homo? Atténde in eo grátiam liberántem. Nusquam pótuit sic osténdi, quantum váleat volúntas hóminis usurpáta per supérbiam, ad uténdum sine adjutório Dei: malum non pótuit plus et maniféstius éxprimi, quam in hómine primo.</text:p>
            <text:p text:style-name="P5"/>
          </table:table-cell>
          <table:table-cell table:style-name="Tabulka1.A1" office:value-type="string">
            <text:p text:style-name="P10"/>
            <text:p text:style-name="P113"><text:span text:style-name="T71">P</text:span><text:span text:style-name="T65">táš se, co pro zlo znamená svobodná vůle? Vzpomeň si na člověka, </text:span><text:span text:style-name="T82">který </text:span><text:span text:style-name="T65">hřeší. Ptáš se, jak nám může pomoci Bůh a člověk? Pohleď na jeho osvobozující milost. Nikde jinde se tak jasně neuk</text:span><text:span text:style-name="T79">azuj</text:span><text:span text:style-name="T65">e, jak mnoho dokáže lidská vůle </text:span><text:span text:style-name="T78">uchvácená pýchou, co </text:span><text:span text:style-name="T79">udělá</text:span><text:span text:style-name="T78"> bez pomoci Boží: zlo se nemohlo nikde jinde více a jasněji projevit, než v prvním člověku.</text:span></text:p>
          </table:table-cell>
        </table:table-row>
        <table:table-row table:style-name="Tabulka1.1">
          <table:table-cell table:style-name="Tabulka1.A1" office:value-type="string">
            <text:p text:style-name="P33">Lectio vij.</text:p>
            <text:p text:style-name="P91">E<text:span text:style-name="T171">cce</text:span> perit primus homo, et ubi esset, nisi venísset secúndus homo? quia et ille homo, ídeo et iste homo; et ídeo humánus sermo. Prorsus nusquam sic appáret benígnitas grátiæ, et liberálitas omnipoténtiæ Dei, quam in hómine mediatóre Dei et hóminum, hómine Christo Jesu.</text:p>
            <text:p text:style-name="P13"/>
          </table:table-cell>
          <table:table-cell table:style-name="Tabulka1.A1" office:value-type="string">
            <text:p text:style-name="P10"/>
            <text:p text:style-name="P119"><text:span text:style-name="T184">P</text:span><text:span text:style-name="T182">rvní</text:span><text:span text:style-name="T125"> člověk tedy </text:span><text:span text:style-name="T132">zahynul</text:span><text:span text:style-name="T125"> a kde by byl, kdyby nepřišel druhý člověk? Oba, první i druhý, totiž byli člověkem, a proto tedy </text:span><text:span text:style-name="T130">i </text:span><text:span text:style-name="T125">to lidské slovo </text:span><text:span text:style-name="T104">v úvodu</text:span><text:span text:style-name="T125">. </text:span><text:span text:style-name="T130">A nikde jinde se neukazuje dobrota milosti a velkorysost všemohoucnosti Boží, než v člověku, který se stal prostředníkem mezi Bohem a člověkem, </text:span><text:span text:style-name="T134">v </text:span><text:span text:style-name="T130">člověku Kristu Ježíši.</text:span></text:p>
          </table:table-cell>
        </table:table-row>
        <table:table-row table:style-name="Tabulka1.1">
          <table:table-cell table:style-name="Tabulka1.A1" office:value-type="string">
            <text:p text:style-name="P33">Lectio viij.</text:p>
            <text:p text:style-name="P98"><text:span text:style-name="T190">Quid</text:span><text:span text:style-name="T136"> enim dícimus, fratres mei? in fide Cathólica nutrítis loquor, vel in pacem Cathólicam lucrátis. Nóvimus et tenémus, mediatórem Dei et hóminum, hóminem Christum Jesum, in quantum homo erat, ejus esse natúræ, cujus et nos sumus. Non enim altérius natúræ caro nostra, et caro illius; nec altérius natúræ ánim</text:span><text:span text:style-name="T137">a</text:span><text:span text:style-name="T136"> nostra, et ánima illius. Hanc suscépit naturam, quam salvándam esse judicávit.</text:span></text:p>
            <text:p text:style-name="P5"/>
          </table:table-cell>
          <table:table-cell table:style-name="Tabulka1.A1" office:value-type="string">
            <text:p text:style-name="P10"/>
            <text:p text:style-name="P121"><text:span text:style-name="T174">C</text:span><text:span text:style-name="T173">o</text:span><text:span text:style-name="T65"> tedy ještě dodat, bratři moji? </text:span><text:span text:style-name="T80">Říkám </text:span><text:span text:style-name="T81">to, abych vás</text:span><text:span text:style-name="T80"> </text:span><text:span text:style-name="T81">vzdělával </text:span><text:span text:style-name="T80">v Katolické víře, nebo </text:span><text:span text:style-name="T49">abyste</text:span><text:span text:style-name="T81"> získal</text:span><text:span text:style-name="T86">i</text:span><text:span text:style-name="T81"> pokoj Katolické víry. Dobře víme, že prostřed</text:span><text:span text:style-name="T86">­</text:span><text:span text:style-name="T81">ník mezi Bohem a lidmi, člověk Ježíš Kristus, </text:span><text:span text:style-name="T86">nakolik </text:span><text:span text:style-name="T81">byl člověkem, </text:span><text:span text:style-name="T86">byl </text:span><text:span text:style-name="T49">stejné </text:span><text:span text:style-name="T81">přirozenost</text:span><text:span text:style-name="T82">i</text:span><text:span text:style-name="T81">, jako jsme my. Naše tělo nemá jinou přirozenost než jeho tělo, ani naše duše nemá jinou přirozenost než jeho duše. </text:span><text:span text:style-name="T103">Kristus </text:span><text:span text:style-name="T131">přijal tuto přirozenost, neboť </text:span><text:span text:style-name="T55">usoudil</text:span><text:span text:style-name="T131">, že má být</text:span><text:span text:style-name="T135">i</text:span><text:span text:style-name="T131"> zachráněna.</text:span></text:p>
          </table:table-cell>
        </table:table-row>
        <table:table-row table:style-name="Tabulka1.1">
          <table:table-cell table:style-name="Tabulka1.A1" office:value-type="string">
            <text:p text:style-name="P40">In III. Nocturno</text:p>
            <text:p text:style-name="P18"><text:span text:style-name="T147">Léctio sancti Evangélii secúndum Matthæum.</text:span><text:span text:style-name="T2"> </text:span></text:p>
            <text:p text:style-name="P31">Lectio ix. Cap. <text:span text:style-name="T168">13</text:span>.</text:p>
            <text:p text:style-name="P95">IN illo témpore: Dixit Jesus turbis parábolam hanc: Simile factum est regnum cœlórum hómini, qui seminávit bonum semen in agro suo. Et réliqua.</text:p>
            <text:p text:style-name="P9"/>
            <text:p text:style-name="P18"><text:span text:style-name="T63">Homilía sancti Augustíni Epíscopi</text:span><text:span text:style-name="T147">.</text:span></text:p>
            <text:p text:style-name="P34">Lib. Quæst. Evang. in Matth. Cap. 11. tom. 4.</text:p>
            <text:p text:style-name="P97">C<text:span text:style-name="T171">um</text:span> negligéntius ágerent Præpósiti Ecclésiæ‚ aut cum dormitiónem mortis accíperent Apóstoli, venit diábolus, et superseminávit eos, quos malos fílios Dóminus interpretátur. Sed quæritur, utrum hærétici sint, an male vivéntes Cathólici? Possunt enim dici fílii mali étiam hærétici, quia ex eódem Evangélii sémine, et Christi nómine procreáti, pravis opiniónibus ad falsa dógmata convertúntur.</text:p>
            <text:p text:style-name="P9"/>
          </table:table-cell>
          <table:table-cell table:style-name="Tabulka1.A1" office:value-type="string">
            <text:p text:style-name="P17"/>
            <text:p text:style-name="P17"/>
            <text:p text:style-name="P17"/>
            <text:p text:style-name="P124"><text:span text:style-name="T87">Z</text:span><text:span text:style-name="T64">a onoho času ř</text:span><text:span text:style-name="T92">ekl</text:span><text:span text:style-name="T64"> Ježíš </text:span><text:span text:style-name="T92">zástupům toto podobenství: „</text:span><text:span text:style-name="T100">N</text:span><text:span text:style-name="T92">ebeské království </text:span><text:span text:style-name="T100">bylo </text:span><text:span text:style-name="T92">učiněno </text:span><text:span text:style-name="T100">p</text:span><text:span text:style-name="T92">odob</text:span><text:span text:style-name="T100">­</text:span><text:span text:style-name="T92">ný</text:span><text:span text:style-name="T100">m</text:span><text:span text:style-name="T92"> člověku, který zasel dobré semeno na své pole</text:span><text:span text:style-name="T88">.“</text:span><text:span text:style-name="T64"> A ostatní.</text:span></text:p>
            <text:p text:style-name="P17"/>
            <text:p text:style-name="P17"/>
            <text:p text:style-name="P17"/>
            <text:p text:style-name="P125"><text:span text:style-name="T180">Když</text:span><text:span text:style-name="T93"> se Představení Církve stali poněkud nedbalými, nebo když Apoštolové </text:span><text:span text:style-name="T100">přijali</text:span><text:span text:style-name="T93"> spán</text:span><text:span text:style-name="T100">e</text:span><text:span text:style-name="T93">k smrti, přišel ďábel a zasel místo nich ty, které Pán popisuje jako špatné syny. Avšak je třeba se ptát, </text:span><text:span text:style-name="T96">má na mysli </text:span><text:span text:style-name="T100">bludaře</text:span><text:span text:style-name="T93">, nebo jen špatně žijící Katolí</text:span><text:span text:style-name="T96">ky</text:span><text:span text:style-name="T93">? </text:span><text:span text:style-name="T96">J</text:span><text:span text:style-name="T93">ako špatní synové</text:span><text:span text:style-name="T96"> totiž mohou být</text:span><text:span text:style-name="T93"> označeni i </text:span><text:span text:style-name="T100">bludaři</text:span><text:span text:style-name="T93">, neboť jsou zrozeni ze stejného sémě Evangelia a z Kristova jména, avšak pro své špatné názory se obrátili k falešnému učení.</text:span></text:p>
          </table:table-cell>
        </table:table-row>
        <table:table-row table:style-name="Tabulka1.1">
          <table:table-cell table:style-name="Tabulka1.A1" office:value-type="string">
            <text:p text:style-name="P31">Lectio x.</text:p>
            <text:p text:style-name="P95"><text:soft-page-break/>S<text:span text:style-name="T171">ed</text:span> quod dicit eos in médio trítici seminátos, quasi vidéntur illi significári, qui uníus communiónis sunt. Verúmtamen quóniam Dóminus agrum ipsum, non Ecclésiam, sed hunc mundum interpretátus est: bene intelligúntur hærétici, quia non societáte uníus Ecclésiæ, vel uníus fidei, sed societáte solíus nóminis Christiáni in hoc mundo permiscéntur bonis.</text:p>
            <text:p text:style-name="P9"/>
          </table:table-cell>
          <table:table-cell table:style-name="Tabulka1.A1" office:value-type="string">
            <text:p text:style-name="P17"/>
            <text:p text:style-name="P126"><text:soft-page-break/><text:span text:style-name="T186">Avšak</text:span><text:span text:style-name="T117"> </text:span><text:span text:style-name="T120">když</text:span><text:span text:style-name="T117"> Pán </text:span><text:span text:style-name="T120">o něk</text:span><text:span text:style-name="T56">terých</text:span><text:span text:style-name="T120"> </text:span><text:span text:style-name="T117">mluvil jako o těch, kteří jsou zaseti mezi pšenici, zdá se, jako by mluvil o těch, kteří jsou v jednom společenství. </text:span><text:span text:style-name="T118">Ve skutečnosti totiž Pán tím polem samotným nemyslel Církev, nýbrž tento svět. Potom správně pochopíme, že </text:span><text:span text:style-name="T123">bludaři</text:span><text:span text:style-name="T119"> jsou </text:span><text:span text:style-name="T120">vmí</text:span><text:span text:style-name="T56">s</text:span><text:span text:style-name="T120">eni</text:span><text:span text:style-name="T119"> mezi dobré v tomto světě, ne však ve společenství jedné Církve či jedné víry, nýbrž ve společenství jediného jména – Křesťanů.</text:span></text:p>
          </table:table-cell>
        </table:table-row>
        <table:table-row table:style-name="Tabulka1.1">
          <table:table-cell table:style-name="Tabulka1.A1" office:value-type="string">
            <text:p text:style-name="P31">Lectio xj.</text:p>
            <text:p text:style-name="P95">A<text:span text:style-name="T171">t</text:span> illi, qui in eádem fide mali sunt, pálea pótius, quam zizánia reputántur: quia pálea étiam fundaméntum ipsum habet cum fruménto, radicémque commúnem. In illa plane sagéna, qua concludúntur et mali et boni pisces, non absúrde mali Cathólici intelligúntur.</text:p>
            <text:p text:style-name="P9"/>
          </table:table-cell>
          <table:table-cell table:style-name="Tabulka1.A1" office:value-type="string">
            <text:p text:style-name="P17"/>
            <text:p text:style-name="P127"><text:span text:style-name="T181">Avšak</text:span><text:span text:style-name="T94"> t</text:span><text:span text:style-name="T96">y</text:span><text:span text:style-name="T94">, kteří jsou ti špatní v</text:span><text:span text:style-name="T96">e</text:span><text:span text:style-name="T94"> </text:span><text:span text:style-name="T96">stejn</text:span><text:span text:style-name="T94">é víře, bychom mohli považovat spíše za plevy než </text:span><text:span text:style-name="T96">za </text:span><text:span text:style-name="T94">koukol. Neboť plevy mají také stejný </text:span><text:span text:style-name="T96">původ</text:span><text:span text:style-name="T94"> s obilím i společný kořen. Stejně tak v jedné síti, kam se chytí špatné i dobré ryby, </text:span><text:span text:style-name="T95">není překvapením, že </text:span><text:span text:style-name="T96">nalezneme</text:span><text:span text:style-name="T95"> i špatné Katolíky. </text:span><text:span text:style-name="T64"><text:s/></text:span></text:p>
          </table:table-cell>
        </table:table-row>
        <table:table-row table:style-name="Tabulka1.1">
          <table:table-cell table:style-name="Tabulka1.A1" office:value-type="string">
            <text:p text:style-name="P31">Lectio xij.</text:p>
            <text:p text:style-name="P95">A<text:span text:style-name="T171">liud</text:span> est enim mare, quod magis mundum istum signíficat: áliud sagéna, quæ uníus fídei, vel uníus Ecclésiæ communiónem vidétur osténdere. Inter hæréticos, et malos Cathólicos, hoc ínterest, quod hærétici falsa credunt: illi autem vera credéntes, non vivunt ita ut credunt.</text:p>
            <text:p text:style-name="P9"/>
          </table:table-cell>
          <table:table-cell table:style-name="Tabulka1.A1" office:value-type="string">
            <text:p text:style-name="P17"/>
            <text:p text:style-name="P128"><text:span text:style-name="T185">Něco</text:span><text:span text:style-name="T111"> jiného je totiž moře, které </text:span><text:span text:style-name="T120">spíše</text:span><text:span text:style-name="T111"> znamená tento svět, něco jiného pak síť, která, jak se zdá, znázorňuje </text:span><text:span text:style-name="T120">pak </text:span><text:span text:style-name="T111">společenství jedné víry </text:span><text:span text:style-name="T120">nebo</text:span><text:span text:style-name="T111"> jedné Církve. Mezi </text:span><text:span text:style-name="T123">bludaři</text:span><text:span text:style-name="T111"> a špatnými Katolíky je ten rozdíl, že </text:span><text:span text:style-name="T123">bludaři</text:span><text:span text:style-name="T111"> věří ve špatné věci, </text:span><text:span text:style-name="T120">zatímco </text:span><text:span text:style-name="T111">špatní Katolíci </text:span><text:span text:style-name="T120">sice</text:span><text:span text:style-name="T111"> ve správné, podle své víry však nežijí. </text:span></text:p>
          </table:table-cell>
        </table:table-row>
        <table:table-row table:style-name="Tabulka1.1">
          <table:table-cell table:style-name="Tabulka1.A1" table:number-columns-spanned="2" office:value-type="string">
            <text:p text:style-name="P45">Feria Secunda</text:p>
            <text:p text:style-name="P27">infra hebdomadam v. post Epiphaniam.</text:p>
          </table:table-cell>
          <table:covered-table-cell/>
        </table:table-row>
        <table:table-row table:style-name="Tabulka1.1">
          <table:table-cell table:style-name="Tabulka1.A1" office:value-type="string">
            <text:p text:style-name="P23">De Epístola prima beáti Pauli Apóstoli </text:p>
            <text:p text:style-name="P23">ad Timótheum.</text:p>
            <text:p text:style-name="P25">Lectio j. <text:span text:style-name="T273">Cap. 3.</text:span></text:p>
            <text:p text:style-name="P54">F<text:span text:style-name="T171">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54"/>
          </table:table-cell>
          <table:table-cell table:style-name="Tabulka1.A1" office:value-type="string">
            <text:p text:style-name="P1"/>
            <text:p text:style-name="P1"/>
            <text:p text:style-name="P1"/>
            <text:p text:style-name="P80">Věrohodné je to<text:span text:style-name="T274">to</text:span> slovo: Kdo chce být<text:span text:style-name="T274">i</text:span> <text:span text:style-name="T274">B</text:span>iskupem, touží po krásném úkolu. Nuže, <text:span text:style-name="T274">B</text:span>iskup má být bezúhonný, jen <text:span text:style-name="T274">s </text:span>jednou <text:span text:style-name="T274">manželkou </text:span>ženatý, střídmý, rozvážný, řádný, pohostinný, schopný učit, ne pijan, ne rváč, nýbrž vlídný, smířlivý, nezištný, ne svárlivý ani lakomý. Má dobře vést <text:span text:style-name="T274">svůj dům i</text:span> rodinu a mít děti poslušné a počestné.</text:p>
          </table:table-cell>
        </table:table-row>
        <table:table-row table:style-name="Tabulka1.1">
          <table:table-cell table:style-name="Tabulka1.A1" office:value-type="string">
            <text:p text:style-name="P25">Lectio ij.</text:p>
            <text:p text:style-name="P57">S<text:span text:style-name="T171">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8"/>
          </table:table-cell>
          <table:table-cell table:style-name="Tabulka1.A1" office:value-type="string">
            <text:p text:style-name="P3"/>
            <text:p text:style-name="P68"><text:span text:style-name="T274">N</text:span><text:span text:style-name="T171">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31">Lectio iij.</text:p>
            <text:p text:style-name="P161"><text:span text:style-name="T188">Diáconos</text:span><text:span text:style-name="T143"> simíliter pudícos, non bilíngues, non multo vino déditos, non turpe lucrum sectán</text:span><text:soft-page-break/><text:span text:style-name="T143">tes: habéntes mystérium fídei in consciéntia pura. Et hi autem probéntur primum: et sic minístrent, nullum crimen habéntes. Mulíeres simíliter pudícas, non detrahéntes, sóbrias, fidéles in ómnibus.</text:span></text:p>
            <text:p text:style-name="P166"/>
          </table:table-cell>
          <table:table-cell table:style-name="Tabulka1.A1" office:value-type="string">
            <text:p text:style-name="P36"/>
            <text:p text:style-name="P169">Rovněž jáhnové mají být čestní, ne dvojací v řeči, ne oddaní vínu, ne ziskuchtiví. Mají uchovávat <text:soft-page-break/>tajemství víry v čistém svědomí. Ať jsou nejdříve vyzkoušeni, a teprve potom, když jim nelze nic vytknout, ať konají svou službu. P<text:span text:style-name="T276">odobně</text:span> <text:span text:style-name="T275">i </text:span>ženy mají být čestné, ne pomlouvačné, střídmé, ve všem věrné.</text:p>
            <text:p text:style-name="P189"/>
          </table:table-cell>
        </table:table-row>
        <table:table-row table:style-name="Tabulka1.1">
          <table:table-cell table:style-name="Tabulka1.A1" table:number-columns-spanned="2" office:value-type="string">
            <text:p text:style-name="P46">Feria Tertia</text:p>
            <text:p text:style-name="P26">infra hebdomadam v. post Epiphaniam.</text:p>
          </table:table-cell>
          <table:covered-table-cell/>
        </table:table-row>
        <table:table-row table:style-name="Tabulka1.1">
          <table:table-cell table:style-name="Tabulka1.A1" office:value-type="string">
            <text:p text:style-name="P49">Incipit Epístola secúnda beáti Pauli Apóstoli </text:p>
            <text:p text:style-name="P49">ad Timótheum.</text:p>
            <text:p text:style-name="P31">Lectio j. Cap. <text:span text:style-name="T277">1</text:span>.</text:p>
            <text:p text:style-name="P148"><text:span text:style-name="T171">Paulus</text:span> Apóstolus Jesu Christi, per voluntátem Dei, secúndum promissiónem vitæ, quæ est in Christo Jesu: Timótheo charí<text:span text:style-name="T328">s</text:span>simo fílio, grátia, misericórdia, pax a Deo Patre, et Christo Jesu Dómino nostro. Grátias ago Deo, cui sérvio a progenitóribus in consciéntia pura, quod sine intermissióne hábeam tui memóriam in oratiónibus meis, nocte ac die desiderans te vidére, memor lacrymárum tuárum, ut gáudio implear.</text:p>
            <text:p text:style-name="P11"/>
          </table:table-cell>
          <table:table-cell table:style-name="Tabulka1.A1" office:value-type="string">
            <text:p text:style-name="P35"/>
            <text:p text:style-name="P35"/>
            <text:p text:style-name="P35"/>
            <text:p text:style-name="P153"><text:span text:style-name="T171">Pavel</text:span>, z vůle Boží <text:span text:style-name="T279">A</text:span>poštol Krista Ježíše, poslaný hlásat zaslíbený život v Kristu Ježíši: Timoteovi, milovanému synu: Milost, milosrdenství a pokoj od Boha Otce a Krista Ježíše, našeho Pána. Děkuji za tebe Bohu, kterému sloužím s čistým svědomím jako moji předkové, když na tebe neustále myslím ve svých modlitbách ve dne v noci. Vzpomínám na tvé slzy a toužím tě spatřit, aby moje radost byla úplná.</text:p>
            <text:p text:style-name="P14"/>
          </table:table-cell>
        </table:table-row>
        <table:table-row table:style-name="Tabulka1.1">
          <table:table-cell table:style-name="Tabulka1.A1" office:value-type="string">
            <text:p text:style-name="P31">Lectio ij.</text:p>
            <text:p text:style-name="P166"><text:span text:style-name="T171">Admóneo</text:span> te ut resúscites grátiam Dei, quæ est in te per impositiónem mánuum meárum. Non enim dedit nobis Deus spíritum timóris: sed virtútis, et dilectiónis, et sobrietátis. Noli ítaque erubéscere testimónium Dómini nostri, neque me vinctum ejus: sed collabóra Evangélio secúndum virtútem Dei.</text:p>
            <text:p text:style-name="P11"/>
          </table:table-cell>
          <table:table-cell table:style-name="Tabulka1.A1" office:value-type="string">
            <text:p text:style-name="P35"/>
            <text:p text:style-name="P176"><text:span text:style-name="T171">Proto</text:span> ti kladu na srdce, abys rozněcoval oheň Božího daru, kterého se ti dostalo vzkládáním mých rukou. Neboť Bůh nám nedal ducha <text:span text:style-name="T280">strachu</text:span>, nýbrž ducha síly, lásky a <text:span text:style-name="T280">střízlivosti</text:span>. Nestyď se tedy vydávat svědectví o našem Pánu; ani za mne, jeho vězně, se nestyď, nýbrž snášej spolu se mnou všechno zlé pro <text:span text:style-name="T280">E</text:span>vangelium. K tomu ti dá sílu Bůh, </text:p>
            <text:p text:style-name="P14"/>
          </table:table-cell>
        </table:table-row>
        <table:table-row table:style-name="Tabulka1.1">
          <table:table-cell table:style-name="Tabulka1.A1" office:value-type="string">
            <text:p text:style-name="P31">Lectio iij.</text:p>
            <text:p text:style-name="P166"><text:span text:style-name="T171">Qui</text:span> nos liberávit, et vocávit vocatióne sua sancta, non secúndum ópera nostra, sed secúndum propósitum suum, et grátiam, quæ data est nobis in Christo Jesu ante témpora sæculária. Manifestáta est autem nunc per illuminatiónem Salvatóris nostri Jesu Christi, qui destrúxit quidem mortem, illuminávit autem vitam, et incorruptiónem per Evangélium: in quo positus sum ego prædicátor, e<text:span text:style-name="T282">t</text:span> Apóstolus, et magister Géntium.</text:p>
            <text:p text:style-name="P11"/>
          </table:table-cell>
          <table:table-cell table:style-name="Tabulka1.A1" office:value-type="string">
            <text:p text:style-name="P36"/>
            <text:p text:style-name="P177"><text:span text:style-name="T198">On</text:span> nás spasil a povolal svatým povoláním ne pro naše skutky, nýbrž ze svého rozhodnutí a z milosti, kterou nám daroval v Kristu Ježíši před věčnými časy a nyní <text:span text:style-name="T281">se pro</text:span>jevil<text:span text:style-name="T281">a</text:span> příchodem našeho Spasitele Ježíše Krista. On zlomil moc smrti a zjevil nepomíjející život <text:span text:style-name="T282">skrze E</text:span>vangeliu<text:span text:style-name="T282">m</text:span>. K jeho zvěstování jsem já byl ustanoven hlasatelem, <text:span text:style-name="T282">A</text:span>poštolem a učitelem <text:span text:style-name="T282">pohanských Národů</text:span>.</text:p>
            <text:p text:style-name="P192"/>
            <text:p text:style-name="P15"/>
          </table:table-cell>
        </table:table-row>
        <table:table-row table:style-name="Tabulka1.1">
          <table:table-cell table:style-name="Tabulka1.A1" table:number-columns-spanned="2" office:value-type="string">
            <text:p text:style-name="P46">Feria Quarta</text:p>
            <text:p text:style-name="P26">infra hebdomadam v. post Epiphaniam.</text:p>
          </table:table-cell>
          <table:covered-table-cell/>
        </table:table-row>
        <table:table-row table:style-name="Tabulka1.1">
          <table:table-cell table:style-name="Tabulka1.A1" office:value-type="string">
            <text:p text:style-name="P47">De Epístola secúnda ad Tim<text:span text:style-name="T278">ó</text:span>theum.</text:p>
            <text:p text:style-name="P31">Lectio j. Cap. <text:span text:style-name="T278">3</text:span>.</text:p>
            <text:p text:style-name="P148"><text:span text:style-name="T171">Hoc</text:span> autem scito, quod in novíssimis diébus instábunt témpora periculósa: erunt hómines seípsos amántes, cúpidi, eláti, supérbi, blasphémi, paréntibus non obediéntes, ingráti, sce<text:soft-page-break/>lésti, sine affectióne, sine pace, criminatóres, incontinéntes, <text:span text:style-name="T283">í</text:span>mmites, sine benignitáte, proditóres, protérvi, túmidi, et voluptátum amatóres magis quam Dei: habéntes spéciem quidem pietátis, virtútem autem ejus abnegántes. Et hos devíta.</text:p>
            <text:p text:style-name="P11"/>
          </table:table-cell>
          <table:table-cell table:style-name="Tabulka1.A1" office:value-type="string">
            <text:p text:style-name="P35"/>
            <text:p text:style-name="P35"/>
            <text:p text:style-name="P151"><text:span text:style-name="T171">Věz</text:span>, že v posledních dnech nastanou <text:span text:style-name="T283">nebezpečné</text:span> časy. Lidé budou sobečtí, chamtiví, chvástaví, domýšliví, budou se rouhat, nebudou poslouchat rodiče, budou nevděční, bezbožní, <text:soft-page-break/>bez lásky, nesmiřitelní, pomlouvační, nevázaní, hrubí, lhostejní k dobrému, zrádní, bezhlaví, nadutí, budou mít raději rozkoš než Boha, budou se tvářit jako <text:span text:style-name="T284">vzor </text:span>zbožn<text:span text:style-name="T284">osti</text:span>, ale svým jednáním to budou popírat. Takový<text:span text:style-name="T284">m</text:span> lid<text:span text:style-name="T284">em</text:span> se <text:span text:style-name="T284">vyhýbej</text:span>. </text:p>
            <text:p text:style-name="P14"/>
          </table:table-cell>
        </table:table-row>
        <table:table-row table:style-name="Tabulka1.1">
          <table:table-cell table:style-name="Tabulka1.A1" office:value-type="string">
            <text:p text:style-name="P31">Lectio ij.</text:p>
            <text:p text:style-name="P166"><text:span text:style-name="T171">Ex</text:span> his enim sunt, qui pénetrant domos, et captívas ducunt muliérculas onerátas peccátis, quæ ducúntur váriis desidériis: semper discéntes, et numquam ad sciéntiam veritátis perveniéntes. Quemádmodum autem Jannes, et Mambres restitérunt Móysi: ita et hi resístunt veritáti, hómines corrúpti mente, réprobi circa fidem, sed ultra non profícient: insipiéntia enim eórum manifésta erit ómnibus, sicut et illórum fuit.</text:p>
            <text:p text:style-name="P166"/>
          </table:table-cell>
          <table:table-cell table:style-name="Tabulka1.A1" office:value-type="string">
            <text:p text:style-name="P35"/>
            <text:p text:style-name="P168"><text:span text:style-name="T171">Patří</text:span> k nim ti, kdo vnikají do rodin, aby nalákali lehkověrné ženy <text:span text:style-name="T284">obtěžkané</text:span> hřích<text:span text:style-name="T284">y</text:span>, <text:span text:style-name="T284">které se nechávají vést </text:span>rozličnými touhami, <text:span text:style-name="T284">chtěly </text:span>by se pořád učit, a<text:span text:style-name="T284">le</text:span> nikdy nemohou přijít k poznání pravdy. <text:span text:style-name="T284">Podobně j</text:span>ako Jannés a <text:span text:style-name="T284">M</text:span>ambrés <text:span text:style-name="T285">(</text:span><text:span text:style-name="T227">egyptští kouzelníci</text:span><text:span text:style-name="T285">) </text:span>odporovali Mojžíšovi, tak i ti falešní učitelé odporují pravdě. Jsou to lidé se zvrácenou myslí, kteří <text:span text:style-name="T285">odmítají </text:span>ví<text:span text:style-name="T285">ru</text:span>. Ale s jejich úspěchy už je konec. Jejich zaslepenost bude všem stejně zjevná jako oněch dvou.</text:p>
            <text:p text:style-name="P188"/>
          </table:table-cell>
        </table:table-row>
        <table:table-row table:style-name="Tabulka1.1">
          <table:table-cell table:style-name="Tabulka1.A1" office:value-type="string">
            <text:p text:style-name="P31">Lectio iij.</text:p>
            <text:p text:style-name="P166"><text:span text:style-name="T171">Tu</text:span> autem assecútus es meam doctrínam, institutiónem, propósitum, fidem, longanimitátem, dilectiónem, patiéntiam, persecutiónes, passiónes: quália mihi facta sunt Antiochíæ, Icónii, et Lystris: quales persecutiónes sustínui, et ex ómnibus erípuit me Dóminus. Et omnes, qui pie volunt vívere in Christo Jesu, persecutiónem patiéntur. Mali autem hómines, et seductóres profícient in pejus, errántes, et in errórem mitténtes.</text:p>
            <text:p text:style-name="P11"/>
          </table:table-cell>
          <table:table-cell table:style-name="Tabulka1.A1" office:value-type="string">
            <text:p text:style-name="P36"/>
            <text:p text:style-name="P172"><text:span text:style-name="T171">Ty</text:span> však jsi <text:span text:style-name="T285">nás</text:span>ledoval mé učení, můj způsob života, mé úmysly, mou víru, shovívavost, lásku, trpělivost, pronásledování a útrapy, jaké mne stihly v Antiochii, v Ikoniu a v Lystře. Jaká pronásledování jsem přestál, a ze všech mě vysvobodil Pán! A všichni, kdo chtějí zbožně žít v Kristu Ježíši, zakusí pronásledování. Avšak se zlými lidmi a podvodníky to půjde stále k horšímu, neboť klamou jiné i sebe.</text:p>
            <text:p text:style-name="P15"/>
          </table:table-cell>
        </table:table-row>
        <table:table-row table:style-name="Tabulka1.1">
          <table:table-cell table:style-name="Tabulka1.A1" table:number-columns-spanned="2" office:value-type="string">
            <text:p text:style-name="P46">Feria Quinta</text:p>
            <text:p text:style-name="P26">infra hebdomadam v. post Epiphaniam.</text:p>
          </table:table-cell>
          <table:covered-table-cell/>
        </table:table-row>
        <table:table-row table:style-name="Tabulka1.1">
          <table:table-cell table:style-name="Tabulka1.A1" office:value-type="string">
            <text:p text:style-name="P48">Incipit Epístola beáti Pauli Apóstoli ad Titum.</text:p>
            <text:p text:style-name="P31">Lectio j. Cap. <text:span text:style-name="T278">1</text:span>.</text:p>
            <text:p text:style-name="P148">P<text:span text:style-name="T171">aulus</text:span> servus Dei, Apóstolus autem Jesu Christi, secúndum fidem electórum Dei, et agnitiónem veritátis, quæ secúndum pietátem est in spem vitæ ætérnæ, quam promísit qui non mentítur, Deus, ante témpora sæculária: manifestávit autem tempóribus suis verbum suum in prædicatióne, quæ crédita est mihi secúndum præcéptum Salvatóris nostri Dei: Tito dilécto fílio secúndum commúnem fidem, grátia, et pax a Deo Patre, et Christo Jesu Salvatóre nostro.</text:p>
            <text:p text:style-name="P148"/>
          </table:table-cell>
          <table:table-cell table:style-name="Tabulka1.A1" office:value-type="string">
            <text:p text:style-name="P35"/>
            <text:p text:style-name="P35"/>
            <text:p text:style-name="P154"><text:span text:style-name="T171">Pavel</text:span>, služebník Boží a <text:span text:style-name="T286">hlavně A</text:span>poštol Ježíše Krista, poslaný k tomu, aby Boží vyvolené přivedl k víře a k poznání pravdy <text:span text:style-name="T287">která podle zbožnosti vede k </text:span>naději na věčný život, jejž slíbil Bůh, <text:span text:style-name="T287">který nelže,</text:span> před<text:span text:style-name="T287">e všemi</text:span> věky: a ve svůj čas zjevil své slovo v kázání, které mi bylo svěřeno z rozkazu našeho Spasitele Boha: Titovi, <text:span text:style-name="T287">milovanému</text:span> synu ve společné víře: Milost a pokoj od Boha Otce a Krista Ježíše, našeho Spasitele.</text:p>
          </table:table-cell>
        </table:table-row>
        <table:table-row table:style-name="Tabulka1.1">
          <table:table-cell table:style-name="Tabulka1.A1" office:value-type="string">
            <text:p text:style-name="P31">Lectio ij. <text:span text:style-name="T287">Cap. 2. et 3.</text:span></text:p>
            <text:p text:style-name="P166"><text:span text:style-name="T171">Hæc</text:span> lóquere, et exhortáre, et árgue cum omni império. Nemo te contémnat. Admone illos princípibus, et potestátibus súbditos esse, dicto obedíre, ad omne opus bonum parátos esse: néminem blasphemáre, non litigiósos esse, sed modéstos, om<text:soft-page-break/>nem ostendéntes mansuetúdinem ad omnes hómines.</text:p>
            <text:p text:style-name="P11"/>
          </table:table-cell>
          <table:table-cell table:style-name="Tabulka1.A1" office:value-type="string">
            <text:p text:style-name="P35"/>
            <text:p text:style-name="P164"><text:span text:style-name="T188">Tak</text:span><text:span text:style-name="T143"> mluv, </text:span><text:span text:style-name="T152">povzbuzuj</text:span><text:span text:style-name="T143"> a přesvědčuj se vším důrazem. Nikdo ať tebou nepohrdá. Připomínej bratřím, ať jsou podřízeni těm, kdo mají vládu a moc, a ať je poslouchají. Ať jsou vždy </text:span><text:span text:style-name="T152">připraveni</text:span><text:span text:style-name="T143"> </text:span><text:span text:style-name="T152">konat</text:span><text:span text:style-name="T143"> dob</text:span><text:span text:style-name="T152">ro</text:span><text:span text:style-name="T143">. Ať nikoho nepomlouvají, ať se nepřou, <text:s/></text:span><text:soft-page-break/><text:span text:style-name="T152">ale ať jsou </text:span><text:span text:style-name="T143">skromní a ke všem lidem ať se chovají vlídně!</text:span></text:p>
          </table:table-cell>
        </table:table-row>
        <table:table-row table:style-name="Tabulka1.1">
          <table:table-cell table:style-name="Tabulka1.A1" office:value-type="string">
            <text:p text:style-name="P31">Lectio iij.</text:p>
            <text:p text:style-name="P166"><text:span text:style-name="T171">Fidélis</text:span> sermo est: et de his volo te confirmáre: ut curent bonis opéribus præésse, qui credunt Deo. Hæc sunt bona, et utília homínibus. Stultas autem quaestiónes, et genealogías, et contentiónes, et pugnas legis devíta; sunt enim inútiles, et vanæ. Haeréticum hóminem post unam, et secúndam correptiónem devíta: sciens quia subvérsus est, qui ejúsmodi est, et del<text:span text:style-name="T288">í</text:span>nquit, cum sit próprio judício condemnátus.</text:p>
            <text:p text:style-name="P11"/>
          </table:table-cell>
          <table:table-cell table:style-name="Tabulka1.A1" office:value-type="string">
            <text:p text:style-name="P36"/>
            <text:p text:style-name="P173"><text:span text:style-name="T171">Tato </text:span>slova jsou spolehlivá, a chci, abys tomu všemu neochvějně učil, tak aby ti, kdo uvěřili Bohu, snažili se vynikat dobrým<text:span text:style-name="T288">i</text:span> <text:span text:style-name="T288">skutky</text:span>. To je dobré a lidem prospěšné. Hloupým sporům o rodokmeny, rozbrojům a hádkám o Zákon se vyhýbej. Jsou zbytečné a k ničemu. <text:span text:style-name="T288">Heretika</text:span> jednou nebo dvakrát napomeň a pak se <text:span text:style-name="T288">mu vyhýbej:</text:span> je jasné, že takový člověk je převrácený, hřeší, a tak sám nad sebou vynáší soud.</text:p>
            <text:p text:style-name="P189"/>
          </table:table-cell>
        </table:table-row>
        <table:table-row table:style-name="Tabulka1.1">
          <table:table-cell table:style-name="Tabulka1.A1" table:number-columns-spanned="2" office:value-type="string">
            <text:p text:style-name="P46">Feria Sexta</text:p>
            <text:p text:style-name="P26">infra hebdomadam v. post Epiphaniam.</text:p>
          </table:table-cell>
          <table:covered-table-cell/>
        </table:table-row>
        <table:table-row table:style-name="Tabulka1.1">
          <table:table-cell table:style-name="Tabulka1.A1" office:value-type="string">
            <text:p text:style-name="P50">Incipit Epístola beáti Pauli Apóstoli </text:p>
            <text:p text:style-name="P50">ad Philémonem.</text:p>
            <text:p text:style-name="P31">Lectio j. Cap. <text:span text:style-name="T237">1</text:span>.</text:p>
            <text:p text:style-name="P148">P<text:span text:style-name="T171">aulus</text:span> vinctus Christi Jesu, et Timótheus frater: Philémoni dilécto, et adjutóri nostro, et Appiæ soróri charíssimæ, et Archíppo commilitóni nostro, et Ecclésiæ, quæ in domo tua est. Grátia vobis, et pax a Deo Patre nostro, et Dómino Jesu Christo. Grátias ago Deo meo, semper memóriam tui fáciens in oratiónibus meis, áudiens charitátem tuam, et fidem, quam habes in Dómino Jesu, et in omnes sanctos: ut communicátio fídei tuæ évidens fiat in agnitióne omnis óperis boni, quod est in vobis in Christo Jesu.</text:p>
            <text:p text:style-name="P11"/>
          </table:table-cell>
          <table:table-cell table:style-name="Tabulka1.A1" office:value-type="string">
            <text:p text:style-name="P35"/>
            <text:p text:style-name="P35"/>
            <text:p text:style-name="P35"/>
            <text:p text:style-name="P156"><text:span text:style-name="T171">Pavel</text:span>, vězeň Krista Ježíše, a bratr Timoteus Filemonovi, našemu milovanému <text:span text:style-name="T289">pomoc</text:span>ník<text:span text:style-name="T289">ovi</text:span>, <text:span text:style-name="T289">nejdražší </text:span>sestře Apfii, Archippovi, našemu spolubojovníku, a shromážděným v tvém domě: <text:s/>Milost vám a pokoj od Boha našeho Otce a Pána Ježíše Krista. Děkuji svému Bohu a stále na tebe pamatuji ve svých modlitbách, když slyším o tvé lásce <text:span text:style-name="T289">a </text:span>víře, <text:span text:style-name="T289">kterou máš</text:span> v Pána Ježíše a ke všem <text:s/>svatým. <text:span text:style-name="T226">Prosím za tebe</text:span>, aby dobrodiní vycházející z tvé víry ukázalo lidem, co dobrého můžeme učinit pro Krista.</text:p>
            <text:p text:style-name="P14"/>
          </table:table-cell>
        </table:table-row>
        <table:table-row table:style-name="Tabulka1.1">
          <table:table-cell table:style-name="Tabulka1.A1" office:value-type="string">
            <text:p text:style-name="P31">Lectio ij.</text:p>
            <text:p text:style-name="P166"><text:span text:style-name="T171">Gáudium</text:span> enim magnum hábui, et consolatiónem in charitáte tua: quia víscera sanctórum requievérunt per te, frater. Propter quod multam fidúciam habens in Christo Jesu imperándi tibi quod ad rem pértinet: propter charitátem magis óbsecro, cum sis talis, ut Paulus senex, nunc autem et vinctus Jesu Christi. Obsecro te pro meo fílio, quem génui in vínculis, Onésimo, qui tibi aliquándo inútilis fuit, nunc autem et mihi, et tibi útilis, quem remisi tibi.</text:p>
            <text:p text:style-name="P161"/>
          </table:table-cell>
          <table:table-cell table:style-name="Tabulka1.A1" office:value-type="string">
            <text:p text:style-name="P35"/>
            <text:p text:style-name="P178"><text:span text:style-name="T199">T</text:span><text:span text:style-name="T171">vá </text:span>láska mi přinesla velkou radost a <text:span text:style-name="T290">útěchu</text:span>, <text:span text:style-name="T290">neboť</text:span> jsi <text:span text:style-name="T290">u</text:span>těšil srdce svatých, bratře. Ačkoli bych ti v<text:span text:style-name="T291">e veliké víře v</text:span> Krist<text:span text:style-name="T291">a Ježíše</text:span> mohl směle nařídit, co máš <text:span text:style-name="T291">v této věci </text:span>udělat, pro lásku raději prosím, <text:span text:style-name="T292">abys byl takový, </text:span>já, stařec Pavel, a nyní i vězeň Krista Ježíše. Prosím tě za svého syna, kterému jsem dal život ve vězení, Onezima, který ti před časem způsobil škodu, ale nyní je tobě i mně k užitku. Posílám ti ho zpět.</text:p>
            <text:p text:style-name="P188"/>
          </table:table-cell>
        </table:table-row>
        <table:table-row table:style-name="Tabulka1.1">
          <table:table-cell table:style-name="Tabulka1.A1" office:value-type="string">
            <text:p text:style-name="P31">Lectio iij.</text:p>
            <text:p text:style-name="P166"><text:span text:style-name="T171">Tu</text:span> autem illum, ut mea víscera súscipe: quem ego volúeram mecum detinére, ut pro te mihi ministráret in vínculis Evangélii: sine consílio autem tuo nihil vólui fácere, uti ne velut ex necessitáte bonum tuum esset, sed voluntárium. Fórsitan <text:soft-page-break/>enim ideo discéssit ad horam a te, ut ætérnum illum recíperes: jam non ut servum, sed pro servo charíssimum fratrem, máxime mihi, quanto autem magis tibi et in carne et in Dómino? Si ergo habes me sócium, súscipe illum sicut me: si autem áliquid nócuit tibi, aut debet: hoc mihi ímputa: Ego Paulus scripsi mea manu.</text:p>
            <text:p text:style-name="P11"/>
          </table:table-cell>
          <table:table-cell table:style-name="Tabulka1.A1" office:value-type="string">
            <text:p text:style-name="P36"/>
            <text:p text:style-name="P179"><text:span text:style-name="T171">Přijmi</text:span> jej jako mé vlastní srdce. Chtěl jsem si ho ponechat u sebe, aby mi ve vězení, kde jsem pro <text:span text:style-name="T293">E</text:span>vangelium, sloužil místo tebe, avšak bez tvého souhlasu jsem nechtěl nic udělat, aby tvá dobrota nebyla jakoby vynucená, nýbrž aby byla dobrovolná. <text:soft-page-break/>Snad proto byl na čas od tebe odloučen, abys ho měl navěky: ne už jako otroka, nýbrž <text:span text:style-name="T293">namísto</text:span> otroka jako milovaného bratra. Když se jím stal mně, oč více jím bude tobě před lidmi i před Pánem. Jsme-li tedy spolu spojeni, přijmi ho k sobě jako mne. Jestliže ti způsobil nějakou škodu nebo je ti něco dlužen, připiš to na můj účet. Já, Pavel, <text:span text:style-name="T294">na</text:span>p<text:span text:style-name="T294">sal jsem</text:span> vlastní rukou:</text:p>
            <text:p text:style-name="P15"/>
          </table:table-cell>
        </table:table-row>
        <table:table-row table:style-name="Tabulka1.1">
          <table:table-cell table:style-name="Tabulka1.A1" table:number-columns-spanned="2" office:value-type="string">
            <text:p text:style-name="P38"><text:span text:style-name="T4">D</text:span><text:span text:style-name="T161">ominica </text:span><text:span text:style-name="T162">v</text:span><text:span text:style-name="T163">j</text:span><text:span text:style-name="T9">.</text:span></text:p>
            <text:p text:style-name="P19"><text:span text:style-name="T3">post Epiphaniam.</text:span></text:p>
          </table:table-cell>
          <table:covered-table-cell/>
        </table:table-row>
        <table:table-row table:style-name="Tabulka1.1">
          <table:table-cell table:style-name="Tabulka1.A1" office:value-type="string">
            <text:p text:style-name="P24">In I. Nocturno</text:p>
            <text:p text:style-name="P22">Incipit Epistola beáti Pauli Apostoli ad Hebræos.</text:p>
            <text:p text:style-name="P25">Lectio j. <text:span text:style-name="T165">Cap. 1.</text:span></text:p>
            <text:p text:style-name="P54"><text:span text:style-name="T171">Multifáriam</text:span>, multísque modis olim Deus loquens patribus in Prophétis: novíssime, diébus istis locútus est nobis in Fílio, quem constítuit hærédem universórum, per quem fecit et sæcula: qui cum sit splendor glóriæ, et figúra substántiæ ejus, portánsque ómnia verbo virtútis suæ, purgationem peccatórum fáciens, sedet ad déxteram Majestátis in excélsis: tanto mélior Angelis efféctus, quanto differéntius præ illis nomen hæreditávit.</text:p>
            <text:p text:style-name="P54"/>
          </table:table-cell>
          <table:table-cell table:style-name="Tabulka1.A1" office:value-type="string">
            <text:p text:style-name="P1"/>
            <text:p text:style-name="P1"/>
            <text:p text:style-name="P1"/>
            <text:p text:style-name="P79"><text:span text:style-name="T171">Mnohokrát</text:span> a mnoha způsoby mluvil Pán v minulosti k našim předkům skrze <text:span text:style-name="T58">P</text:span>roroky. V této poslední době však promluvil k nám skrze svého Syna. Jeho ustanovil dědicem všeho a skrze něj také stvořil svět. On je odlesk jeho slávy a výrazná podoba jeho podstaty, on všechno udržuje svým mocným slovem. Když vykonal očistu od hříchů, zasedl na výsostech po pravici Bož<text:span text:style-name="T338">ské V</text:span>elebnosti a stal se o to vznešenějším než <text:span text:style-name="T58">A</text:span>ndělé, oč je převyšuje svou důstojností.</text:p>
          </table:table-cell>
        </table:table-row>
        <table:table-row table:style-name="Tabulka1.1">
          <table:table-cell table:style-name="Tabulka1.A1" office:value-type="string">
            <text:p text:style-name="P25">Lectio ij.</text:p>
            <text:p text:style-name="P57"><text:span text:style-name="T171">Cui</text:span> enim dixit aliquándo Angelórum: Fílius meus es tu, ego hódie génui te? Et rursum: Ego ero illi in patrem, et ipse erit mihi in fílium? Et cum íterum introdúcit primogénitum in orbem terræ, dicit: Et adórent eum omnes Angeli Dei.</text:p>
            <text:p text:style-name="P8"/>
          </table:table-cell>
          <table:table-cell table:style-name="Tabulka1.A1" office:value-type="string">
            <text:p text:style-name="P3"/>
            <text:p text:style-name="P69"><text:span text:style-name="T171">Vždyť</text:span> komu z <text:span text:style-name="T59">A</text:span>ndělů kdy <text:span text:style-name="T226">Bůh</text:span> řekl: ‚Ty jsi můj syn, já jsem tě dnes zplodil‘? A dále: ‚Já mu budu otcem a on mi bude synem.‘ A až bude opět uvádět svého Prvorozeného na svět, řekne: ‚Ať se mu klanějí všichni Boží <text:span text:style-name="T59">A</text:span>ndělé!‘ </text:p>
          </table:table-cell>
        </table:table-row>
        <table:table-row table:style-name="Tabulka1.1">
          <table:table-cell table:style-name="Tabulka1.A1" office:value-type="string">
            <text:p text:style-name="P25">Lectio iij.</text:p>
            <text:p text:style-name="P58"><text:span text:style-name="T171">Et</text:span> ad Angelos quidem dicit: Qui facit Angelos suos spíritus, et minístros suos flammam ignis. Ad Fílium autem : Thronus tuus, Deus, in sæculum sæculi: virga aequitatis, virga regni tui. Dilexísti justítiam, et odísti iniquitátem: proptérea unxit te Deus, Deus tuus óleo exultatiónis præ particípibus tuis.</text:p>
            <text:p text:style-name="P4"/>
          </table:table-cell>
          <table:table-cell table:style-name="Tabulka1.A1" office:value-type="string">
            <text:p text:style-name="P3"/>
            <text:p text:style-name="P66"><text:span text:style-name="T339">A o</text:span> <text:span text:style-name="T59">A</text:span>ndělích mluví takto: ‚Užívá větrů jako svých <text:span text:style-name="T59">P</text:span>oslů a ohnivých plamenů jako svých služebníků,‘ ale o Synovi říká: ‚Tvůj trůn, Bože, trvá na věčné věky‘ a ‚Žezlo spravedlnosti je žezlo jeho království. Miluješ spravedlnost a nenávidíš nepravost; proto tě pomazal Bůh, tvůj Bůh, olejem radosti před tvými druhy.‘</text:p>
          </table:table-cell>
        </table:table-row>
        <table:table-row table:style-name="Tabulka1.1">
          <table:table-cell table:style-name="Tabulka1.A1" office:value-type="string">
            <text:p text:style-name="P25">Lectio i<text:span text:style-name="T166">v</text:span>.</text:p>
            <text:p text:style-name="P58"><text:span text:style-name="T171">Et</text:span>: Tu in princípio Dómine terram fundásti: et ópera mánuum tuárum sunt coeli. Ipsi períbunt, tu autem permanébis, et omnes ut vestiméntum veteráscent: et velut amíctum mutábis eos et mutabúntur: tu autem idem ipse es, et anni tui non defícient. Ad quem autem Angelórum dixit aliquándo: Sede a dextris meis, quoadúsque ponam inimícos tuos scabéllum pedum tuórum? Nonne omnes sunt <text:soft-page-break/>administratórii spíritus, in ministérium missi propter eos, qui hæreditátem cápient salútis?</text:p>
            <text:p text:style-name="P4"/>
          </table:table-cell>
          <table:table-cell table:style-name="Tabulka1.A1" office:value-type="string">
            <text:p text:style-name="P3"/>
            <text:p text:style-name="P73"><text:span text:style-name="T167">A dále: ‚Ty jsi, Pane, na počátku položil základy zemi a dílem tvých rukou jsou nebesa. Ta pominou, ale ty zůstáváš; </text:span><text:span text:style-name="T341">celá </text:span><text:span text:style-name="T167">nebesa zetlí jak oděv, jako plášť je svineš a vymění se jako šaty. Ty však zůstáváš stále týž a tvá léta nepřestanou.‘ Kterému </text:span><text:span text:style-name="T60">A</text:span><text:span text:style-name="T167">ndělovi kdy řekl: ‚Seď po </text:span><text:span text:style-name="T341">mé </text:span><text:span text:style-name="T167">pravici, dokud ti nepoložím jako podnož k nohám tvé nepřátele‘? Což nejsou všichni </text:span><text:span text:style-name="T61">A</text:span><text:span text:style-name="T228">ndělé</text:span><text:span text:style-name="T167"> jen duchové, poslaní k tomu, </text:span><text:soft-page-break/><text:span text:style-name="T167">aby sloužili těm, kdo mají jako dědictví dostat spásu? </text:span><text:span text:style-name="T340">(</text:span><text:span text:style-name="T61">ČLP, </text:span><text:span text:style-name="T62">lehce upraveno</text:span><text:span text:style-name="T340">)</text:span></text:p>
          </table:table-cell>
        </table:table-row>
        <table:table-row table:style-name="Tabulka1.1">
          <table:table-cell table:style-name="Tabulka1.A1" office:value-type="string">
            <text:p text:style-name="P40">In II. Nocturno</text:p>
            <text:p text:style-name="P6">Sermo sancti Athanásii Epíscopi.</text:p>
            <text:p text:style-name="P32">Orat. 2. contra Arianos.</text:p>
            <text:p text:style-name="P18"><text:bookmark-start text:name="__DdeLink__2400_16731447091131111111"/><text:span text:style-name="T2">Lectio</text:span><text:bookmark-end text:name="__DdeLink__2400_16731447091131111111"/><text:span text:style-name="T2"> v.</text:span></text:p>
            <text:p text:style-name="P100"><text:span text:style-name="T189">Si</text:span><text:span text:style-name="T144"> persónam, rem, tempus Apostólici dicti cognóscerent hærétici, numquam humána in Deitátem transferéntes, tam ímpie et stulte advérsus Christum sese habuíssent. Id intuéri licébit, si inítium lectiónis dénuo repetítum probe excípias. Dixit enim Ap</text:span><text:span text:style-name="T146">ó</text:span><text:span text:style-name="T144">stolus: Multifáriam, multísque modis olim Deus locútus est pátribus nostris per Prophétas: últimis autem diébus locútus est nobis in Fílio.</text:span></text:p>
            <text:p text:style-name="P11"/>
          </table:table-cell>
          <table:table-cell table:style-name="Tabulka1.A1" office:value-type="string">
            <text:p text:style-name="P134"><text:s/></text:p>
            <text:p text:style-name="P10"/>
            <text:p text:style-name="P10"/>
            <text:p text:style-name="P10"/>
            <text:p text:style-name="P111"><text:span text:style-name="T205">Kdyby</text:span><text:span text:style-name="T175"> </text:span><text:span text:style-name="T140">bludaři znali osobu, okolnosti a dobu toho, co říkal svatý Apoštol Pavel, nikdy by se nesnažili vnímat Božství lidskýma očima, a tak nestoudně a hloupě se stavět proti Kristu. Je dovoleno nahlédnout </text:span><text:span text:style-name="T141">na to tak, že si začátek čtení znovu a opakovaně pořádně přečteš. Apoštol totiž praví: „Mnohokráte a mnoha způsoby mluvil kdysi Bůh k našim otcům skrze Proroky. V poslední době k nám však promluvil skrze </text:span><text:span text:style-name="T142">svého</text:span><text:span text:style-name="T141"> Syna. </text:span></text:p>
          </table:table-cell>
        </table:table-row>
        <table:table-row table:style-name="Tabulka1.1">
          <table:table-cell table:style-name="Tabulka1.A1" office:value-type="string">
            <text:p text:style-name="P33">Lectio vj.</text:p>
            <text:p text:style-name="P91">A<text:span text:style-name="T171">tque</text:span> ita paulo post dicit: perfécta ab eo nostrórum peccatórum purificatióne, ipsum sedére ad déxteram Majestátis in excélsis, tanto meliórem Angelis factum, quanto præstántius nomen præ illis sortítus est De eo ígitur témpore, quo nobis per Fí<text:span text:style-name="T332">l</text:span>ium locútus est, cum peccatórum purgátio fíeret, Apostólicum dictum mentiónem facit. Quando autem nobis locútus est in Fílio, aut quando purgátio peccatórum facta, aut quando natus est homo, nisi post Prophétas, idque in últimis diébus?</text:p>
            <text:p text:style-name="P5"/>
          </table:table-cell>
          <table:table-cell table:style-name="Tabulka1.A1" office:value-type="string">
            <text:p text:style-name="P10"/>
            <text:p text:style-name="P113"><text:span text:style-name="T50">A</text:span><text:span text:style-name="T65"> </text:span><text:span text:style-name="T50">toto říká o něco později: „Když vykonal očistu od hříchů, zasedl na výsostech po pravici Božské Velebnosti a stal se o to vznešenějším než Andělé, oč je převyšuje svou důstojností.</text:span></text:p>
          </table:table-cell>
        </table:table-row>
        <table:table-row table:style-name="Tabulka1.1">
          <table:table-cell table:style-name="Tabulka1.A1" office:value-type="string">
            <text:p text:style-name="P33">Lectio vij.</text:p>
            <text:p text:style-name="P91"><text:span text:style-name="T171">Deínde</text:span>, cum narr<text:span text:style-name="T332">á</text:span>tio institúta esset de humána Verbi dispensatióne, deque últimis temporibus: consequénter commemorávit, Deum neque superióribus ætátibus tacuísse. sed locútum esse per Prophétas: et postquam Prophétæ suo offício perfúncti sunt, et lex per Angelos pronuntiáta est, et Fílius étiam ad nos descéndit, et ad ministrándum accéssit; tum demum necessário subíntulit: Tanto mélior Angelis factus: osténdere volens, quanto Fílius præ servo excéllit, tanto functióne officióque servórum, Fílii administratiónem meliórem fuísse.</text:p>
            <text:p text:style-name="P91"/>
            <text:p text:style-name="P13"/>
          </table:table-cell>
          <table:table-cell table:style-name="Tabulka1.A1" office:value-type="string">
            <text:p text:style-name="P10"/>
            <text:p text:style-name="P119"><text:span text:style-name="T184">P</text:span><text:span text:style-name="T182">rvní</text:span><text:span text:style-name="T125"> člověk tedy </text:span></text:p>
          </table:table-cell>
        </table:table-row>
        <table:table-row table:style-name="Tabulka1.1">
          <table:table-cell table:style-name="Tabulka1.A1" office:value-type="string">
            <text:p text:style-name="P33">Lectio viij.</text:p>
            <text:p text:style-name="P98"><text:span text:style-name="T136">F</text:span><text:span text:style-name="T190">unctiónem</text:span><text:span text:style-name="T136"> ígitur discérnens Apóstolus, tum véterem, tum novam, magna dicéndi libertáte útitur, ad Judæos scribens et loquens. Propter hoc ígitur non in univérsum ex própria comparatiónis ratióne dixit, quod major aut honorátior esset: ne quis quasi de ejúsdem géneris, et cum eo commúnibus rebus hæc verba intellígeret: sed ídeo meliórem </text:span><text:soft-page-break/><text:span text:style-name="T136">illum dixit, ut discrímen natúræ Fílii ad res creátas indicáret.</text:span></text:p>
            <text:p text:style-name="P5"/>
          </table:table-cell>
          <table:table-cell table:style-name="Tabulka1.A1" office:value-type="string">
            <text:p text:style-name="P10"/>
            <text:p text:style-name="P121"><text:span text:style-name="T174">C</text:span><text:span text:style-name="T173">o</text:span><text:span text:style-name="T65"> tedy ještě dodat, </text:span></text:p>
          </table:table-cell>
        </table:table-row>
        <table:table-row table:style-name="Tabulka1.1">
          <table:table-cell table:style-name="Tabulka1.A1" office:value-type="string">
            <text:p text:style-name="P40">In III. Nocturno</text:p>
            <text:p text:style-name="P18"><text:span text:style-name="T147">Léctio sancti Evangélii secúndum Matthæum.</text:span><text:span text:style-name="T2"> </text:span></text:p>
            <text:p text:style-name="P31">Lectio ix. Cap. <text:span text:style-name="T168">13</text:span>.</text:p>
            <text:p text:style-name="P95">I<text:span text:style-name="T171">n</text:span> illo témpore: Dixit Jesus turbis parábolam hanc: Símile est regnum cœlórum grano sináp<text:span text:style-name="T169">i</text:span>s, quod accípiens homo seminávit in agro suo. Et réliqua.</text:p>
            <text:p text:style-name="P9"/>
            <text:p text:style-name="P18"><text:span text:style-name="T63">Homilía sancti </text:span><text:span text:style-name="T147">Hierónymi Presbyteri.</text:span></text:p>
            <text:p text:style-name="P34">Lib. 2. Comment. in Cap. 13. Matthæi.</text:p>
            <text:p text:style-name="P86"><text:span text:style-name="T156">R</text:span><text:span text:style-name="T194">egnum</text:span><text:span text:style-name="T156"> cœlórum, prædicátio Evangélii est, et notítia scripturárum‚ quæ ducit ad vitam, et de qua dícitur ad Judæos: Auferétur a vobis regnum Dei, et dábitur genti faciénti f</text:span><text:span text:style-name="T159">r</text:span><text:span text:style-name="T156">uctus ejus. Símile est ergo hujuscémodi regnum grano sinápis, quod accípiens homo seminávit in agro suo.</text:span></text:p>
            <text:p text:style-name="P9"/>
          </table:table-cell>
          <table:table-cell table:style-name="Tabulka1.A1" office:value-type="string">
            <text:p text:style-name="P10"/>
            <text:p text:style-name="P16"/>
            <text:p text:style-name="P16"/>
            <text:p text:style-name="P123"><text:span text:style-name="T177">Z</text:span><text:span text:style-name="T172">a</text:span><text:span text:style-name="T64"> onoho času ř</text:span><text:span text:style-name="T92">ekl</text:span><text:span text:style-name="T64"> Ježíš </text:span><text:span text:style-name="T92">zástupům toto podobenství: „</text:span><text:span text:style-name="T100">N</text:span><text:span text:style-name="T92">ebeské království </text:span><text:span text:style-name="T100">je p</text:span><text:span text:style-name="T92">odobné </text:span><text:span text:style-name="T97">hořčičnému zrnu</text:span><text:span text:style-name="T92">, který č</text:span><text:span text:style-name="T97">lověk vzal a </text:span><text:span text:style-name="T92">zasel na své pole</text:span><text:span text:style-name="T88">.“</text:span><text:span text:style-name="T64"> A ostatní.</text:span></text:p>
            <text:p text:style-name="P16"/>
            <text:p text:style-name="P16"/>
            <text:p text:style-name="P10"/>
            <text:p text:style-name="P86"><text:span text:style-name="T202">Království</text:span><text:span text:style-name="T19"> nebeské, jak káže Evangelium,</text:span><text:span text:style-name="T311"> </text:span><text:span text:style-name="T19">je </text:span><text:span text:style-name="T20">znalost písma, která vede k životu, a o které se říká v listu Židům: „Bude vám odňato království Boží, a bude dáno národu, který ponese jeho plody.“ Takto je tedy </text:span><text:span text:style-name="T34">nebeské</text:span><text:span text:style-name="T20"> království</text:span><text:span text:style-name="T34"> </text:span><text:span text:style-name="T29">podobné</text:span><text:span text:style-name="T34"> </text:span><text:span text:style-name="T29">hořčičnému zrnu, které člověk vzal a zasel na své pole.</text:span></text:p>
          </table:table-cell>
        </table:table-row>
        <table:table-row table:style-name="Tabulka1.1">
          <table:table-cell table:style-name="Tabulka1.A1" office:value-type="string">
            <text:p text:style-name="P31">Lectio x.</text:p>
            <text:p text:style-name="P95">H<text:span text:style-name="T171">omo</text:span> qui séminat in agro suo, a plerísque Salvátor intellígitur, quod in ánimis credéntium séminet: ab áliis ipse homo séminans in agro suo, hoc est, in semetípso‚ et in corde suo. Quis est iste qui séminat, nisi sensus noster et ánimus, qui suscípiens granum prædica<text:span text:style-name="T170">tió</text:span>nis, et fovens seméntem, humóre fídei facit in agro sui péctoris pulluláre?</text:p>
            <text:p text:style-name="P9"/>
          </table:table-cell>
          <table:table-cell table:style-name="Tabulka1.A1" office:value-type="string">
            <text:p text:style-name="P2"/>
            <text:p text:style-name="P130"><text:span text:style-name="T221">Č</text:span><text:span text:style-name="T222">lověkem</text:span><text:span text:style-name="T268">, který osévá své pole, mnozí rozumí Spasitele, který osévá duše věřících. Jiní tomu rozumí tak, že sám člověk si osévá své pole, t</text:span><text:span text:style-name="T44">edy</text:span><text:span text:style-name="T268"> sám sebe, své srdce. Kdo je tedy ten, kdo seje, </text:span><text:span text:style-name="T44">ne-li</text:span><text:span text:style-name="T268"> náš rozum a duch, </text:span><text:span text:style-name="T269">který</text:span><text:span text:style-name="T268"> vezme zrno hlásání, s láskou je zalévá vláhou víry a tak je nechá vzejít na poli svého srdce?</text:span><text:span text:style-name="T270"> </text:span></text:p>
          </table:table-cell>
        </table:table-row>
        <table:table-row table:style-name="Tabulka1.1">
          <table:table-cell table:style-name="Tabulka1.A1" office:value-type="string">
            <text:p text:style-name="P31">Lectio xj.</text:p>
            <text:p text:style-name="P88"><text:span text:style-name="T156">P</text:span><text:span text:style-name="T194">raedicátio</text:span><text:span text:style-name="T156"> Evangélii m</text:span><text:span text:style-name="T160">í</text:span><text:span text:style-name="T156">nima est ómnibus disciplínis. Ad primam quippe doctrínam, fidem non habet veritátis, hóminem Deum, Christum mórtuum, et scándalum crucis prædicans. </text:span><text:span text:style-name="T157">Confer</text:span><text:span text:style-name="T156"> hujuscémodi doctrínam dogmátibus Philosophórum, et libris eórum, et splendóri eloquéntiæ‚ et compositióni sermónum: et vidébis quanto minor sit céteris seminibus seméntis Evangélii.</text:span></text:p>
            <text:p text:style-name="P9"/>
          </table:table-cell>
          <table:table-cell table:style-name="Tabulka1.A1" office:value-type="string">
            <text:p text:style-name="P16"/>
            <text:p text:style-name="P131"><text:span text:style-name="T216">Hlásání</text:span><text:span text:style-name="T312"> </text:span><text:span text:style-name="T35">E</text:span><text:span text:style-name="T312">vangelia je nejmenší ze všech disciplín. Na začátku </text:span><text:span text:style-name="T313">vyučování</text:span><text:span text:style-name="T312">, kdy ještě posluchači nemají víru v pravdu, </text:span><text:span text:style-name="T313">se </text:span><text:span text:style-name="T312">káže o Bohu, který se stal člověkem, o smrti Krist</text:span><text:span text:style-name="T36">ově</text:span><text:span text:style-name="T312"> a o kříži jako kameni ú</text:span><text:span text:style-name="T314">razu a pohoršení</text:span><text:span text:style-name="T312">. Srovnej toto učení s dogmatickou naukou </text:span><text:span text:style-name="T35">F</text:span><text:span text:style-name="T312">ilosofů a s jejich knihami, s krásnou výřečností a </text:span><text:span text:style-name="T315">dobře vystavěným</text:span><text:span text:style-name="T312"> projevem. A uvidíš, o</text:span><text:span text:style-name="T313">č</text:span><text:span text:style-name="T312"> menší je semeno </text:span><text:span text:style-name="T35">E</text:span><text:span text:style-name="T312">vangelia oproti ostatním semenům. </text:span></text:p>
          </table:table-cell>
        </table:table-row>
        <table:table-row table:style-name="Tabulka1.1">
          <table:table-cell table:style-name="Tabulka1.A1" office:value-type="string">
            <text:p text:style-name="P31">Lectio xij.</text:p>
            <text:p text:style-name="P95">S<text:span text:style-name="T171">ed</text:span> illa cum créverint, nihil mordax, nihil vívidum, nihil vitále demónstrant: sed totum fláccidum, marcidúmque et mollítum ebúllit in ólera et in herbas, quæ cito aréscunt et córruunt. Hæc autem prædicátio, quæ parva videbátur in princípio, cum vel in ánima credéntis, vel in toto mundo sata fúerit, non exúrgit in ólera, sed crescit in árborem: ita ut vólucres cœli (quas vel ánimas credéntium, vel fortitúdines, Dei servítio mancipátas, sentíre debémus) véniant et hábitent in ramis ejus.</text:p>
            <text:p text:style-name="P9"><text:soft-page-break/></text:p>
          </table:table-cell>
          <table:table-cell table:style-name="Tabulka1.A1" office:value-type="string">
            <text:p text:style-name="P16"/>
            <text:p text:style-name="P132"><text:span text:style-name="T208">Avšak</text:span><text:span text:style-name="T322"> když ta </text:span><text:span text:style-name="T318">ostatní </text:span><text:span text:style-name="T322">vyrostou, není v nich nic pronikavého, nic živoucího a nevykazují životaschopnost, ale vyroste z nich bylina, která je celá povadlá, uschlá a změklá a květiny, které rychle uschnou a odumřou. Ovšem hlásání </text:span><text:span text:style-name="T37">E</text:span><text:span text:style-name="T322">vangelia, </text:span><text:span text:style-name="T37">třebaže </text:span><text:span text:style-name="T322">se na </text:span><text:span text:style-name="T37">po</text:span><text:span text:style-name="T322">čátku zdá nicotné, když je pak zaseto do duše věřících nebo i do celého světa, nevzroste v drobnou bylinu, ale vyroste v takový strom, že ptactvo nebeské (pod nímž m</text:span><text:span text:style-name="T37">á</text:span><text:span text:style-name="T322">me rozumět buď duše věřících, nebo andělské mocnosti oddané službě </text:span><text:soft-page-break/><text:span text:style-name="T322">Bohu) přiletí a bude přebývat v jeho větvích. </text:span></text:p>
          </table:table-cell>
        </table:table-row>
        <table:table-row table:style-name="Tabulka1.1">
          <table:table-cell table:style-name="Tabulka1.A1" table:number-columns-spanned="2" office:value-type="string">
            <text:p text:style-name="P45">Feria Secunda</text:p>
            <text:p text:style-name="P27">infra hebdomadam v. post Epiphaniam.</text:p>
          </table:table-cell>
          <table:covered-table-cell/>
        </table:table-row>
        <table:table-row table:style-name="Tabulka1.1">
          <table:table-cell table:style-name="Tabulka1.A1" office:value-type="string">
            <text:p text:style-name="P137">De Epístola ad Hebræos.</text:p>
            <text:p text:style-name="P25">Lectio j. <text:span text:style-name="T273">Cap. 3.</text:span></text:p>
            <text:p text:style-name="P54">U<text:span text:style-name="T171">nde</text:span> fratres sancti, vocatiónis cœléstis partícipes, consideráte Apóstolum, et Pontíficem confessiónis nostræ Jesum: qui fidélis est ei, qui fecit illum, sicut et Moyses in omni domo ejus. Amplióris enim glóriæ iste præ Móyse dignus est hábitus, quanto ampliórem honórem habet domus, qui fabricávit illum. Omnis namque domus fabricátur ab áliquo: qui autem ómnia creávit, Deus est.</text:p>
            <text:p text:style-name="P54"/>
          </table:table-cell>
          <table:table-cell table:style-name="Tabulka1.A1" office:value-type="string">
            <text:p text:style-name="P1"/>
            <text:p text:style-name="P1"/>
            <text:p text:style-name="P80">Věrohodné je to<text:span text:style-name="T274">to</text:span> </text:p>
          </table:table-cell>
        </table:table-row>
        <table:table-row table:style-name="Tabulka1.1">
          <table:table-cell table:style-name="Tabulka1.A1" office:value-type="string">
            <text:p text:style-name="P25">Lectio ij.</text:p>
            <text:p text:style-name="P57">E<text:span text:style-name="T171">t</text:span> Moyses quidem fidélis erat in tota domo ejus tamquam fámulus, in testimónium eórum, quæ dicénda erant: Christus vero tamquam fílius in domo sua: quæ domus sumus nos, si fidúciam, et glóriam spei usque ad finem, firmam retineámus. Quaprópter sicut dicit Spíritus sanctus: Hódie si vocem ejus audiéritis, nolíte obduráre corda vestra, sicut in exacerbatióne secundum diem tentatiónis in desérto.</text:p>
            <text:p text:style-name="P8"/>
          </table:table-cell>
          <table:table-cell table:style-name="Tabulka1.A1" office:value-type="string">
            <text:p text:style-name="P3"/>
            <text:p text:style-name="P68"><text:span text:style-name="T274">N</text:span><text:span text:style-name="T171">edovede-li</text:span> někdo vést svou</text:p>
          </table:table-cell>
        </table:table-row>
        <table:table-row table:style-name="Tabulka1.1">
          <table:table-cell table:style-name="Tabulka1.A1" office:value-type="string">
            <text:p text:style-name="P31">Lectio iij.</text:p>
            <text:p text:style-name="P161"><text:span text:style-name="T188">Vidéte</text:span><text:span text:style-name="T143"> fratres, ne forte sit in áliquo vestrum cor malum incredulitátis, discedéndi a Deo vivo: sed adhortámini vosmetípsos per síngulos dies, donec Hódie cognominátur, ut non obdurétur quis ex vobis fallácia peccáti. Partícipes enim Christi effécti sumus: si tamen inítium súbstántiæ ejus usque ad finem firmum retineámus.</text:span></text:p>
            <text:p text:style-name="P166"/>
          </table:table-cell>
          <table:table-cell table:style-name="Tabulka1.A1" office:value-type="string">
            <text:p text:style-name="P36"/>
            <text:p text:style-name="P169">Rovněž jáhnové mají být </text:p>
            <text:p text:style-name="P189"/>
          </table:table-cell>
        </table:table-row>
        <table:table-row table:style-name="Tabulka1.1">
          <table:table-cell table:style-name="Tabulka1.A1" table:number-columns-spanned="2" office:value-type="string">
            <text:p text:style-name="P46">Feria Tertia</text:p>
            <text:p text:style-name="P26">infra hebdomadam v. post Epiphaniam.</text:p>
          </table:table-cell>
          <table:covered-table-cell/>
        </table:table-row>
        <table:table-row table:style-name="Tabulka1.1">
          <table:table-cell table:style-name="Tabulka1.A1" office:value-type="string">
            <text:p text:style-name="P137">De Epístola ad Hebræos.</text:p>
            <text:p text:style-name="P31">Lectio j. Cap. <text:span text:style-name="T333">4</text:span>.</text:p>
            <text:p text:style-name="P148"><text:span text:style-name="T171">Timeámus</text:span> ergo ne forte relícta pollicitatione introeúndi in réquiem ejus, existimétur áliquis ex vobis deésse. Etenim et nobis nuntiátum est, quemádmodum et illis. Sed non prófuit illis sermo audítus, non admístus fídei ex iis, quæ audiérunt. Ingrediémur enim in réquiem, qui credídimus: quemádmodum dixit: Sicut jurávi in ira mea: Si introíbunt in réquiem meam: et quidem opéribus ab institutióne mundi perféctis.</text:p>
            <text:p text:style-name="P148"><text:soft-page-break/></text:p>
          </table:table-cell>
          <table:table-cell table:style-name="Tabulka1.A1" office:value-type="string">
            <text:p text:style-name="P35"/>
            <text:p text:style-name="P35"/>
            <text:p text:style-name="P153"><text:span text:style-name="T171">Pavel</text:span>, z vůle Boží </text:p>
            <text:p text:style-name="P14"/>
          </table:table-cell>
        </table:table-row>
        <table:table-row table:style-name="Tabulka1.1">
          <table:table-cell table:style-name="Tabulka1.A1" office:value-type="string">
            <text:p text:style-name="P31">Lectio ij.</text:p>
            <text:p text:style-name="P166"><text:span text:style-name="T171">Dixit</text:span> enim in quodam loco de die séptima sic: Et requiévit Deus die séptima ab ómnibus opéribus suis. Et in isto rursum: Si introíbunt in réquiem meam. Quóniam ergo súperest introíre quosdam in illam, et ii, quibus prióribus annuntiátum est, non introiérunt propter incredulitátem: íterum términat diem quemdam, Hódie, in David dicéndo, post tantum témporis, sicut supra dictum est: Hódie si vocem ejus audiéritis, nolíte obduráre corda vestra.</text:p>
            <text:p text:style-name="P11"/>
          </table:table-cell>
          <table:table-cell table:style-name="Tabulka1.A1" office:value-type="string">
            <text:p text:style-name="P35"/>
            <text:p text:style-name="P176"><text:span text:style-name="T171">Proto</text:span> ti kladu na srdce, </text:p>
            <text:p text:style-name="P14"/>
          </table:table-cell>
        </table:table-row>
        <table:table-row table:style-name="Tabulka1.1">
          <table:table-cell table:style-name="Tabulka1.A1" office:value-type="string">
            <text:p text:style-name="P31">Lectio iij.</text:p>
            <text:p text:style-name="P166"><text:span text:style-name="T171">Nam</text:span> si eis Jesus réquiem præstitísset, numquam de ália loquerétur, posthac, die. Itaque relínquitur sabbatísmus pópulo Dei. Qui enim ingréssus est in réquiem ejus: étiam ipse requiévit ab opéribus suis, sicut a suis Deus. Festinémus ergo íngredi in illam réquiem: ut ne in idípsum quis íncidat incredulitáte exémplum.</text:p>
            <text:p text:style-name="P11"/>
          </table:table-cell>
          <table:table-cell table:style-name="Tabulka1.A1" office:value-type="string">
            <text:p text:style-name="P36"/>
            <text:p text:style-name="P177"><text:span text:style-name="T198">On</text:span> nás spasil a povolal </text:p>
            <text:p text:style-name="P192"/>
            <text:p text:style-name="P15"/>
          </table:table-cell>
        </table:table-row>
        <table:table-row table:style-name="Tabulka1.1">
          <table:table-cell table:style-name="Tabulka1.A1" table:number-columns-spanned="2" office:value-type="string">
            <text:p text:style-name="P46">Feria Quarta</text:p>
            <text:p text:style-name="P26">infra hebdomadam v. post Epiphaniam.</text:p>
          </table:table-cell>
          <table:covered-table-cell/>
        </table:table-row>
        <table:table-row table:style-name="Tabulka1.1">
          <table:table-cell table:style-name="Tabulka1.A1" office:value-type="string">
            <text:p text:style-name="P137">De Epístola ad Hebræos.</text:p>
            <text:p text:style-name="P31">Lectio j. Cap. <text:span text:style-name="T334">6</text:span>.</text:p>
            <text:p text:style-name="P148">Q<text:span text:style-name="T171">uaprópter</text:span> intermitténtes inchoatiónis Christi sermónem, ad perfectióra ferámur, non rursum jaciéntes fundaméntum pœniténtiæ ab opéribus mórtuis, et fídei ad Deum, baptísmatum doctrínæ, impositiónis quoque mánuum, ac resurrectiónis mortuórum, et judícii ætérni. Et hoc faciémus, si quidem permíserit Deus.</text:p>
            <text:p text:style-name="P11"/>
          </table:table-cell>
          <table:table-cell table:style-name="Tabulka1.A1" office:value-type="string">
            <text:p text:style-name="P35"/>
            <text:p text:style-name="P35"/>
            <text:p text:style-name="P151"><text:span text:style-name="T171">Věz</text:span>, že v posledních </text:p>
            <text:p text:style-name="P14"/>
          </table:table-cell>
        </table:table-row>
        <table:table-row table:style-name="Tabulka1.1">
          <table:table-cell table:style-name="Tabulka1.A1" office:value-type="string">
            <text:p text:style-name="P31">Lectio ij.</text:p>
            <text:p text:style-name="P166">I<text:span text:style-name="T171">mpossíbile</text:span> est enim eos, qui semel sunt illumináti, gustavérunt étiam donum cœléste, et partícipes facti sunt Spíritus sancti, gustavérunt nihilóminus bonum Dei verbum, virtutésque sæculi ventúri, et prolápsi sunt; rursus renovári ad poeniténtiam, rursum crucifigéntes sibimetípsis Fílium Dei, et osténtui habéntes.</text:p>
            <text:p text:style-name="P166"/>
          </table:table-cell>
          <table:table-cell table:style-name="Tabulka1.A1" office:value-type="string">
            <text:p text:style-name="P35"/>
            <text:p text:style-name="P168"><text:span text:style-name="T171">Patří</text:span> k nim ti, kdo vnikají</text:p>
            <text:p text:style-name="P188"/>
          </table:table-cell>
        </table:table-row>
        <table:table-row table:style-name="Tabulka1.1">
          <table:table-cell table:style-name="Tabulka1.A1" office:value-type="string">
            <text:p text:style-name="P31">Lectio iij.</text:p>
            <text:p text:style-name="P166"><text:span text:style-name="T171">Terra</text:span> enim sæpe veniéntem super se bibens imbrem, et génerans herbam opportúnam illis, a quibus cólitur: áccipit benedictiónem a Deo. Próferens autem spinas ac tríbulos, réproba est, et ma<text:soft-page-break/>ledícto próxima: cujus consummátio in combustionem. confídimus autem de vobis dilectíssimi meli<text:span text:style-name="T335">ó</text:span>ra, et vicinióra salúti: tamétsi ita lóquimur.</text:p>
            <text:p text:style-name="P166"/>
            <text:p text:style-name="P11"/>
          </table:table-cell>
          <table:table-cell table:style-name="Tabulka1.A1" office:value-type="string">
            <text:p text:style-name="P36"/>
            <text:p text:style-name="P172"><text:span text:style-name="T171">Ty</text:span> však jsi <text:span text:style-name="T285">nás</text:span>ledoval </text:p>
            <text:p text:style-name="P15"/>
          </table:table-cell>
        </table:table-row>
        <table:table-row table:style-name="Tabulka1.1">
          <table:table-cell table:style-name="Tabulka1.A1" table:number-columns-spanned="2" office:value-type="string">
            <text:p text:style-name="P46">Feria Quinta</text:p>
            <text:p text:style-name="P26">infra hebdomadam v. post Epiphaniam.</text:p>
          </table:table-cell>
          <table:covered-table-cell/>
        </table:table-row>
        <table:table-row table:style-name="Tabulka1.1">
          <table:table-cell table:style-name="Tabulka1.A1" office:value-type="string">
            <text:p text:style-name="P137">De Epístola ad Hebræos.</text:p>
            <text:p text:style-name="P31">Lectio j. Cap. <text:span text:style-name="T278">1</text:span><text:span text:style-name="T336">1</text:span>.</text:p>
            <text:p text:style-name="P148">E<text:span text:style-name="T171">st</text:span> autem fides sperandárum substántia rerum, arguméntum non apparéntium. In hac enim testimónium consecúti sunt senes. Fide intellígimus aptáta esse sæcula verbo Dei: ut ex invisibílibus visibília fíerent. Fide plúrimam hóstiam Abel, quam Cain, óbtulit Deo, per quam testimónium consecútus est esse justus, testimónium perhibénte munéribus ejus Deo, et per illam defúnctus adhuc lóquitur.</text:p>
            <text:p text:style-name="P148"/>
          </table:table-cell>
          <table:table-cell table:style-name="Tabulka1.A1" office:value-type="string">
            <text:p text:style-name="P35"/>
            <text:p text:style-name="P35"/>
            <text:p text:style-name="P154"><text:span text:style-name="T171">Pavel</text:span>, služebník Boží </text:p>
          </table:table-cell>
        </table:table-row>
        <table:table-row table:style-name="Tabulka1.1">
          <table:table-cell table:style-name="Tabulka1.A1" office:value-type="string">
            <text:p text:style-name="P31">Lectio ij. </text:p>
            <text:p text:style-name="P166"><text:span text:style-name="T171">Fide</text:span> Enoch translátus est ne vidéret mortem, et non inveniebátur: quia tránstulit illum Deus: ante translatiónem enim testimónium hábuit placuísse Deo. Sine fide autem impossíbile est placére Deo. crédere enim opórtet accedéntem ad Deum quia est, et inquiréntibus se remunerátor sit. Fide Noë, respónso accépto de iis, quæ adhuc non videbántur, métuens aptávit arcam in salútem domus suæ, per quam damnávit mundum: et justítiæ, quæ per fidem est, hæres est institútus.</text:p>
            <text:p text:style-name="P11"/>
          </table:table-cell>
          <table:table-cell table:style-name="Tabulka1.A1" office:value-type="string">
            <text:p text:style-name="P35"/>
            <text:p text:style-name="P164"><text:span text:style-name="T188">Tak</text:span><text:span text:style-name="T143"> mluv, </text:span><text:span text:style-name="T152">povzbuzuj</text:span><text:span text:style-name="T143"> a</text:span></text:p>
          </table:table-cell>
        </table:table-row>
        <table:table-row table:style-name="Tabulka1.1">
          <table:table-cell table:style-name="Tabulka1.A1" office:value-type="string">
            <text:p text:style-name="P31">Lectio iij.</text:p>
            <text:p text:style-name="P166"><text:span text:style-name="T171">Fide</text:span> qui vocatur Abraham obedívit in locum exíre, quem acceptúrus erat in hæreditátem: et éxiit, nésciens quo. iret. Fide demorátus est in Terra repromissiónis, tamquam in aliéna, in cásulis habitándo cum Isaac et Jacob cohærédibus repromissionis ejúsdem. Expectábat enim fundaménta habéntem civitatem: cujus artifex, et cónditor Deus.</text:p>
            <text:p text:style-name="P11"/>
          </table:table-cell>
          <table:table-cell table:style-name="Tabulka1.A1" office:value-type="string">
            <text:p text:style-name="P36"/>
            <text:p text:style-name="P173"><text:span text:style-name="T171">Tato </text:span>slova jsou spolehlivá, </text:p>
            <text:p text:style-name="P189"/>
          </table:table-cell>
        </table:table-row>
        <table:table-row table:style-name="Tabulka1.1">
          <table:table-cell table:style-name="Tabulka1.A1" table:number-columns-spanned="2" office:value-type="string">
            <text:p text:style-name="P46">Feria Sexta</text:p>
            <text:p text:style-name="P26">infra hebdomadam v. post Epiphaniam.</text:p>
          </table:table-cell>
          <table:covered-table-cell/>
        </table:table-row>
        <table:table-row table:style-name="Tabulka1.1">
          <table:table-cell table:style-name="Tabulka1.A1" office:value-type="string">
            <text:p text:style-name="P137">De Epístola ad Hebræos.</text:p>
            <text:p text:style-name="P31">Lectio j. Cap. <text:span text:style-name="T237">1</text:span><text:span text:style-name="T337">3</text:span>.</text:p>
            <text:p text:style-name="P149">C<text:span text:style-name="T171">háritas</text:span> fraternit<text:span text:style-name="T337">á</text:span>tis máneat in vobis. Et hospitalitátem nolíte oblivísci, per hanc enim latuérunt quidam, Angelis hospítio recéptis. Mementóte vinctórum, tamquam simul <text:soft-page-break/>vincti: et laborántium, tamquam et ipsi in córpore morántes. Honorábile connúbium in ómnibus, et thorus immaculátus. Fornicatóres enim, et adúlteros judicábit Deus.</text:p>
            <text:p text:style-name="P149"/>
          </table:table-cell>
          <table:table-cell table:style-name="Tabulka1.A1" office:value-type="string">
            <text:p text:style-name="P35"/>
            <text:p text:style-name="P35"/>
            <text:p text:style-name="P156"><text:span text:style-name="T171">Pavel</text:span>, vězeň Krista Ježíše, </text:p>
            <text:p text:style-name="P14"/>
          </table:table-cell>
        </table:table-row>
        <table:table-row table:style-name="Tabulka1.1">
          <table:table-cell table:style-name="Tabulka1.A1" office:value-type="string">
            <text:p text:style-name="P31">Lectio ij.</text:p>
            <text:p text:style-name="P166"><text:span text:style-name="T171">Sint</text:span> mores sine avarítia, conténti præséntibus: ipse enim dixit: Non te déseram, neque derelínquam. Ita ut confidénter dicámus: Dóminus mihi adjútor: non timébo quid fáciat mihi homo. Mementóte Præpositórum vestrórum, qui vobis locúti sunt verbum Dei: quorum intuéntes éxitum conversatiónis, imitámini fidem. Jesus Christus heri, et hódie: ipse et in saecula. </text:p>
            <text:p text:style-name="P161"/>
          </table:table-cell>
          <table:table-cell table:style-name="Tabulka1.A1" office:value-type="string">
            <text:p text:style-name="P35"/>
            <text:p text:style-name="P178"><text:span text:style-name="T199">T</text:span><text:span text:style-name="T171">vá </text:span>láska mi přinesla </text:p>
            <text:p text:style-name="P188"/>
          </table:table-cell>
        </table:table-row>
        <table:table-row table:style-name="Tabulka1.1">
          <table:table-cell table:style-name="Tabulka1.A1" office:value-type="string">
            <text:p text:style-name="P31">Lectio iij.</text:p>
            <text:p text:style-name="P166">D<text:span text:style-name="T171">octrínis</text:span> váriis, et peregrínis nolíte abdúci. Optimum est enim grátia stabilíre cor, non escis: quæ non profuérunt ambulántibus in eis. Habémus altáre, de quo édere non habent potestátem qui tabernáculo desérviunt. Quorum enim animálium infértur sanguis pro peccáto in Sancta per pontíficem, horum córpora cremántur extra castra. Propter quod et Jesus, ut sanctificáret per suum Sánguinem pópulum, extra portam passus est.</text:p>
            <text:p text:style-name="P11"/>
          </table:table-cell>
          <table:table-cell table:style-name="Tabulka1.A1" office:value-type="string">
            <text:p text:style-name="P36"/>
            <text:p text:style-name="P179"><text:span text:style-name="T171">Přijmi</text:span> jej jako mé vlastní srdce. </text:p>
            <text:p text:style-name="P15"/>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ookman BT S.O.Cist." svg:font-family="'Bookman BT S.O.Cist.'" style:font-pitch="variable"/>
    <style:font-face style:name="Bookman BT S.O.Cist.:liga=0" svg:font-family="'Bookman BT S.O.Cist.:liga=0'" style:font-pitch="variable"/>
    <style:font-face style:name="Cloister" svg:font-family="Cloister" style:font-pitch="variable"/>
    <style:font-face style:name="LTC Ornamental Initials1" svg:font-family="'LTC Ornamental Initials'" style:font-adornments="Běžné"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cs" fo:country="CZ" style:letter-kerning="fals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0pt" fo:language="cs" fo:country="CZ" style:letter-kerning="false" style:font-name-asian="SimSun" style:font-size-asian="10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loext:opacity="100%" style:font-name="Liberation Serif" fo:font-family="'Liberation Serif'" style:font-family-generic="roman" style:font-pitch="variable" fo:font-size="12pt" fo:language="cs" fo:country="CZ"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Andale Sans UI" style:font-family-asian="'Andale Sans UI'"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language-complex="hi" style:country-complex="IN"/>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Iniciály_20_Velké" style:display-name="Iniciály Velké" style:family="text">
      <style:text-properties style:use-window-font-color="true" loext:opacity="0%" style:font-name="LTC Ornamental Initials1" fo:font-family="'LTC Ornamental Initials'" style:font-style-name="Běžné" style:font-pitch="variable"/>
    </style:style>
    <style:style style:name="Iniciály_20_velké" style:display-name="Iniciály velké" style:family="text">
      <style:text-properties style:font-name="LTC Ornamental Initials" fo:font-family="'LTC Ornamental Initials'" style:font-style-name="Regular" style:font-pitch="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1-18T18:04:47</meta:creation-date>
    <dc:language>cs-CZ</dc:language>
    <dc:date>2022-01-23T09:09:11.735000000</dc:date>
    <meta:editing-cycles>120</meta:editing-cycles>
    <meta:editing-duration>P2DT23H2M27S</meta:editing-duration>
    <meta:generator>LibreOffice/7.1.1.2$Windows_X86_64 LibreOffice_project/fe0b08f4af1bacafe4c7ecc87ce55bb426164676</meta:generator>
    <meta:document-statistic meta:table-count="1" meta:image-count="0" meta:object-count="0" meta:page-count="25" meta:paragraph-count="449" meta:word-count="12166" meta:character-count="77430" meta:non-whitespace-character-count="65607"/>
  </office:meta>
</office:document-meta>
</file>